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 CE" svg:font-family="'Arial C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3.574cm"/>
    </style:style>
    <style:style style:name="co3" style:family="table-column">
      <style:table-column-properties fo:break-before="auto" style:column-width="1.998cm"/>
    </style:style>
    <style:style style:name="co4" style:family="table-column">
      <style:table-column-properties fo:break-before="auto" style:column-width="0.619cm"/>
    </style:style>
    <style:style style:name="co5" style:family="table-column">
      <style:table-column-properties fo:break-before="auto" style:column-width="4.249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2.392cm"/>
    </style:style>
    <style:style style:name="co8" style:family="table-column">
      <style:table-column-properties fo:break-before="auto" style:column-width="1.688cm"/>
    </style:style>
    <style:style style:name="co9" style:family="table-column">
      <style:table-column-properties fo:break-before="auto" style:column-width="2.618cm"/>
    </style:style>
    <style:style style:name="co10" style:family="table-column">
      <style:table-column-properties fo:break-before="auto" style:column-width="1.707cm"/>
    </style:style>
    <style:style style:name="co34" style:family="table-column">
      <style:table-column-properties fo:break-before="auto" style:column-width="2.842cm"/>
    </style:style>
    <style:style style:name="co35" style:family="table-column">
      <style:table-column-properties fo:break-before="auto" style:column-width="1.829cm"/>
    </style:style>
    <style:style style:name="co13" style:family="table-column">
      <style:table-column-properties fo:break-before="auto" style:column-width="0.928cm"/>
    </style:style>
    <style:style style:name="co14" style:family="table-column">
      <style:table-column-properties fo:break-before="auto" style:column-width="3.882cm"/>
    </style:style>
    <style:style style:name="co15" style:family="table-column">
      <style:table-column-properties fo:break-before="auto" style:column-width="0.226cm"/>
    </style:style>
    <style:style style:name="co16" style:family="table-column">
      <style:table-column-properties fo:break-before="auto" style:column-width="0.252cm"/>
    </style:style>
    <style:style style:name="co17" style:family="table-column">
      <style:table-column-properties fo:break-before="auto" style:column-width="0.591cm"/>
    </style:style>
    <style:style style:name="co18" style:family="table-column">
      <style:table-column-properties fo:break-before="auto" style:column-width="0.28cm"/>
    </style:style>
    <style:style style:name="co19" style:family="table-column">
      <style:table-column-properties fo:break-before="auto" style:column-width="3.039cm"/>
    </style:style>
    <style:style style:name="co20" style:family="table-column">
      <style:table-column-properties fo:break-before="auto" style:column-width="1.069cm"/>
    </style:style>
    <style:style style:name="co21" style:family="table-column">
      <style:table-column-properties fo:break-before="auto" style:column-width="0.563cm"/>
    </style:style>
    <style:style style:name="co22" style:family="table-column">
      <style:table-column-properties fo:break-before="auto" style:column-width="0.085cm"/>
    </style:style>
    <style:style style:name="co23" style:family="table-column">
      <style:table-column-properties fo:break-before="auto" style:column-width="0.676cm"/>
    </style:style>
    <style:style style:name="co24" style:family="table-column">
      <style:table-column-properties fo:break-before="auto" style:column-width="0.393cm"/>
    </style:style>
    <style:style style:name="co25" style:family="table-column">
      <style:table-column-properties fo:break-before="auto" style:column-width="0.788cm"/>
    </style:style>
    <style:style style:name="co26" style:family="table-column">
      <style:table-column-properties fo:break-before="auto" style:column-width="1.321cm"/>
    </style:style>
    <style:style style:name="co27" style:family="table-column">
      <style:table-column-properties fo:break-before="auto" style:column-width="1.182cm"/>
    </style:style>
    <style:style style:name="co28" style:family="table-column">
      <style:table-column-properties fo:break-before="auto" style:column-width="1.603cm"/>
    </style:style>
    <style:style style:name="co29" style:family="table-column">
      <style:table-column-properties fo:break-before="auto" style:column-width="0.871cm"/>
    </style:style>
    <style:style style:name="co30" style:family="table-column">
      <style:table-column-properties fo:break-before="auto" style:column-width="1.801cm"/>
    </style:style>
    <style:style style:name="co31" style:family="table-column">
      <style:table-column-properties fo:break-before="auto" style:column-width="2.279cm"/>
    </style:style>
    <style:style style:name="co32" style:family="table-column">
      <style:table-column-properties fo:break-before="auto" style:column-width="2.168cm"/>
    </style:style>
    <style:style style:name="co33" style:family="table-column">
      <style:table-column-properties fo:break-before="auto" style:column-width="2.898cm"/>
    </style:style>
    <style:style style:name="co36" style:family="table-column">
      <style:table-column-properties fo:break-before="auto" style:column-width="1.238cm"/>
    </style:style>
    <style:style style:name="co37" style:family="table-column">
      <style:table-column-properties fo:break-before="auto" style:column-width="0.534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847cm" fo:break-before="auto" style:use-optimal-row-height="false"/>
    </style:style>
    <style:style style:name="ro5" style:family="table-row">
      <style:table-row-properties style:row-height="0.873cm" fo:break-before="auto" style:use-optimal-row-height="false"/>
    </style:style>
    <style:style style:name="ro6" style:family="table-row">
      <style:table-row-properties style:row-height="1.191cm" fo:break-before="auto" style:use-optimal-row-height="false"/>
    </style:style>
    <style:style style:name="ro7" style:family="table-row">
      <style:table-row-properties style:row-height="1.111cm" fo:break-before="auto" style:use-optimal-row-height="false"/>
    </style:style>
    <style:style style:name="ro8" style:family="table-row">
      <style:table-row-properties style:row-height="1.244cm" fo:break-before="auto" style:use-optimal-row-height="false"/>
    </style:style>
    <style:style style:name="ro9" style:family="table-row">
      <style:table-row-properties style:row-height="1.032cm" fo:break-before="auto" style:use-optimal-row-height="false"/>
    </style:style>
    <style:style style:name="ro22" style:family="table-row">
      <style:table-row-properties style:row-height="0.556cm" fo:break-before="auto" style:use-optimal-row-height="false"/>
    </style:style>
    <style:style style:name="ro23" style:family="table-row">
      <style:table-row-properties style:row-height="0.499cm" fo:break-before="auto" style:use-optimal-row-height="true"/>
    </style:style>
    <style:style style:name="ro24" style:family="table-row">
      <style:table-row-properties style:row-height="1.455cm" fo:break-before="auto" style:use-optimal-row-height="false"/>
    </style:style>
    <style:style style:name="ro25" style:family="table-row">
      <style:table-row-properties style:row-height="1.693cm" fo:break-before="auto" style:use-optimal-row-height="false"/>
    </style:style>
    <style:style style:name="ro26" style:family="table-row">
      <style:table-row-properties style:row-height="0.45cm" fo:break-before="auto" style:use-optimal-row-height="false"/>
    </style:style>
    <style:style style:name="ro27" style:family="table-row">
      <style:table-row-properties style:row-height="1.005cm" fo:break-before="auto" style:use-optimal-row-height="false"/>
    </style:style>
    <style:style style:name="ro28" style:family="table-row">
      <style:table-row-properties style:row-height="1.296cm" fo:break-before="auto" style:use-optimal-row-height="false"/>
    </style:style>
    <style:style style:name="ro17" style:family="table-row">
      <style:table-row-properties style:row-height="0.318cm" fo:break-before="auto" style:use-optimal-row-height="false"/>
    </style:style>
    <style:style style:name="ro18" style:family="table-row">
      <style:table-row-properties style:row-height="0.688cm" fo:break-before="auto" style:use-optimal-row-height="false"/>
    </style:style>
    <style:style style:name="ro19" style:family="table-row">
      <style:table-row-properties style:row-height="0.238cm" fo:break-before="auto" style:use-optimal-row-height="false"/>
    </style:style>
    <style:style style:name="ro20" style:family="table-row">
      <style:table-row-properties style:row-height="0.767cm" fo:break-before="auto" style:use-optimal-row-height="false"/>
    </style:style>
    <style:style style:name="ro21" style:family="table-row">
      <style:table-row-properties style:row-height="0.714cm" fo:break-before="auto" style:use-optimal-row-height="false"/>
    </style:style>
    <style:style style:name="ro29" style:family="table-row">
      <style:table-row-properties style:row-height="0.476cm" fo:break-before="auto" style:use-optimal-row-height="false"/>
    </style:style>
    <style:style style:name="ro30" style:family="table-row">
      <style:table-row-properties style:row-height="0.212cm" fo:break-before="auto" style:use-optimal-row-height="false"/>
    </style:style>
    <style:style style:name="ro31" style:family="table-row">
      <style:table-row-properties style:row-height="0.265cm" fo:break-before="auto" style:use-optimal-row-height="false"/>
    </style:style>
    <style:style style:name="ro32" style:family="table-row">
      <style:table-row-properties style:row-height="0.37cm" fo:break-before="auto" style:use-optimal-row-height="false"/>
    </style:style>
    <style:style style:name="ro33" style:family="table-row">
      <style:table-row-properties style:row-height="0.291cm" fo:break-before="auto" style:use-optimal-row-height="false"/>
    </style:style>
    <style:style style:name="ro34" style:family="table-row">
      <style:table-row-properties style:row-height="0.741cm" fo:break-before="auto" style:use-optimal-row-height="false"/>
    </style:style>
    <style:style style:name="ro35" style:family="table-row">
      <style:table-row-properties style:row-height="0.538cm" fo:break-before="auto" style:use-optimal-row-height="true"/>
    </style:style>
    <style:style style:name="ta1" style:family="table" style:master-page-name="PageStyle_5f_faktura">
      <style:table-properties table:display="true" style:writing-mode="lr-tb"/>
    </style:style>
    <style:style style:name="ta4" style:family="table" style:master-page-name="PageStyle_5f_faktura_20_012013">
      <style:table-properties table:display="true" style:writing-mode="lr-tb"/>
    </style:style>
    <style:style style:name="ta5" style:family="table" style:master-page-name="PageStyle_5f_faktura_20_22013">
      <style:table-properties table:display="true" style:writing-mode="lr-tb"/>
    </style:style>
    <style:style style:name="ta7" style:family="table" style:master-page-name="PageStyle_5f_FA_20_12013_20_Halasa">
      <style:table-properties table:display="true" style:writing-mode="lr-tb"/>
    </style:style>
    <style:style style:name="ta8" style:family="table" style:master-page-name="PageStyle_5f_faktura32013">
      <style:table-properties table:display="true" style:writing-mode="lr-tb"/>
    </style:style>
    <style:style style:name="ta9" style:family="table" style:master-page-name="PageStyle_5f_faktura_20_42013">
      <style:table-properties table:display="true" style:writing-mode="lr-tb"/>
    </style:style>
    <style:style style:name="ta10" style:family="table" style:master-page-name="PageStyle_5f_faktura_20_52013">
      <style:table-properties table:display="true" style:writing-mode="lr-tb"/>
    </style:style>
    <style:style style:name="ta11" style:family="table" style:master-page-name="PageStyle_5f_prijmovy_20_pokladnicny">
      <style:table-properties table:display="true" style:writing-mode="lr-tb"/>
    </style:style>
    <style:style style:name="ta12" style:family="table" style:master-page-name="PageStyle_5f_vydavkovy_20_pokladnicny">
      <style:table-properties table:display="true" style:writing-mode="lr-tb"/>
    </style:style>
    <style:style style:name="ta13" style:family="table" style:master-page-name="PageStyle_5f_prijmovy_20_FA_20_22013">
      <style:table-properties table:display="true" style:writing-mode="lr-tb"/>
    </style:style>
    <number:number-style style:name="N8001" number:language="sk" number:country="SK">
      <number:number number:decimal-places="0" number:min-integer-digits="1"/>
    </number:number-style>
    <number:number-style style:name="N8002" number:language="sk" number:country="SK">
      <number:number number:decimal-places="2" number:min-integer-digits="1"/>
    </number:number-style>
    <number:number-style style:name="N8003" number:language="sk" number:country="SK">
      <number:number number:decimal-places="0" number:min-integer-digits="1" number:grouping="true"/>
    </number:number-style>
    <number:number-style style:name="N8004" number:language="sk" number:country="SK">
      <number:number number:decimal-places="2" number:min-integer-digits="1" number:grouping="true"/>
    </number:number-style>
    <number:text-style style:name="N8100" number:language="sk" number:country="SK">
      <number:text-content/>
    </number:text-style>
    <style:style style:name="ce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Excel_20_Built-in_20_Normal">
      <style:table-cell-properties fo:border-bottom="0.088cm solid #000000" style:diagonal-bl-tr="none" style:diagonal-tl-br="none" fo:border-left="0.088cm solid #000000" fo:border-right="none" style:rotation-align="none" fo:border-top="none"/>
    </style:style>
    <style:style style:name="ce1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2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3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6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Excel_20_Built-in_20_Normal">
      <style:table-cell-properties fo:border-bottom="0.088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>
      <style:table-cell-properties fo:border-bottom="0.035cm solid #000000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0" style:family="table-cell" style:parent-style-name="Excel_20_Built-in_20_Normal" style:data-style-name="N8100">
      <style:table-cell-properties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1" style:family="table-cell" style:parent-style-name="Excel_20_Built-in_20_Normal" style:data-style-name="N8100">
      <style:table-cell-properties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32" style:family="table-cell" style:parent-style-name="Excel_20_Built-in_20_Normal" style:data-style-name="N8100">
      <style:table-cell-properties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 style:data-style-name="N8100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Excel_20_Built-in_20_Normal" style:data-style-name="N8100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Excel_20_Built-in_20_Normal" style:data-style-name="N8100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Normal" style:data-style-name="N8100">
      <style:table-cell-properties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0" style:family="table-cell" style:parent-style-name="Excel_20_Built-in_20_Normal" style:data-style-name="N8100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Normal" style:data-style-name="N8100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0" style:family="table-cell" style:parent-style-name="Excel_20_Built-in_20_Normal">
      <style:table-cell-properties fo:border-bottom="0.088cm solid #000000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4a452a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4a452a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8" style:family="table-cell" style:parent-style-name="Excel_20_Built-in_20_Normal">
      <style:table-cell-properties fo:border-bottom="0.035cm solid #000000" style:diagonal-bl-tr="none" style:diagonal-tl-br="none" fo:border-left="0.088cm solid #000000" fo:border-right="none" style:rotation-align="none" fo:border-top="none"/>
      <style:text-properties fo:color="#4a452a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4a452a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4a452a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1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none"/>
      <style:text-properties fo:color="#4a452a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4a452a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2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4a452a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24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4a452a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5" style:family="table-cell" style:parent-style-name="Excel_20_Built-in_20_Normal">
      <style:table-cell-properties fo:border-bottom="0.088cm solid #000000" style:diagonal-bl-tr="none" style:diagonal-tl-br="none" fo:border-left="0.088cm solid #000000" fo:border-right="none" style:rotation-align="none" fo:border-top="none"/>
      <style:text-properties fo:color="#4a452a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4a452a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7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4a452a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8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  <style:text-properties fo:color="#4a452a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4a452a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4a452a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1" style:family="table-cell" style:parent-style-name="Excel_20_Built-in_20_Normal">
      <style:table-cell-properties style:diagonal-bl-tr="none" style:diagonal-tl-br="none" style:rotation-align="none"/>
      <style:text-properties fo:color="#4a452a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4a452a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33" style:family="table-cell" style:parent-style-name="Excel_20_Built-in_20_Normal">
      <style:text-properties fo:color="#4a452a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4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4a452a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5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4a452a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36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4a452a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37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4a452a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38" style:family="table-cell" style:parent-style-name="Excel_20_Built-in_20_Normal">
      <style:table-cell-properties style:diagonal-bl-tr="none" style:diagonal-tl-br="none" style:rotation-align="none"/>
      <style:text-properties fo:color="#4a452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9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4a452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4a452a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41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4a452a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2" style:family="table-cell" style:parent-style-name="Excel_20_Built-in_20_Normal">
      <style:table-cell-properties fo:border-bottom="0.088cm solid #000000" style:diagonal-bl-tr="none" style:diagonal-tl-br="none" fo:border-left="none" fo:border-right="none" style:rotation-align="none" fo:border-top="none"/>
      <style:text-properties fo:color="#4a452a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4a452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4a452a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5" style:family="table-cell" style:parent-style-name="Excel_20_Built-in_20_Normal" style:data-style-name="N8100">
      <style:table-cell-properties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4a452a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46" style:family="table-cell" style:parent-style-name="Excel_20_Built-in_20_Normal" style:data-style-name="N8100">
      <style:table-cell-properties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4a452a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47" style:family="table-cell" style:parent-style-name="Excel_20_Built-in_20_Normal" style:data-style-name="N8100">
      <style:table-cell-properties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4a452a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8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4a452a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9" style:family="table-cell" style:parent-style-name="Excel_20_Built-in_20_Normal" style:data-style-name="N8100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4a452a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4a452a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1" style:family="table-cell" style:parent-style-name="Excel_20_Built-in_20_Normal" style:data-style-name="N8100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4a452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2" style:family="table-cell" style:parent-style-name="Excel_20_Built-in_20_Normal" style:data-style-name="N8100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4a452a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3" style:family="table-cell" style:parent-style-name="Excel_20_Built-in_20_Normal" style:data-style-name="N8100">
      <style:table-cell-properties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4a452a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4" style:family="table-cell" style:parent-style-name="Excel_20_Built-in_20_Normal" style:data-style-name="N8100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4a452a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5" style:family="table-cell" style:parent-style-name="Excel_20_Built-in_20_Normal" style:data-style-name="N8100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4a452a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4a452a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4a452a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4a452a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5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4a452a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6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4a452a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4a452a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2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4a452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4a452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4a452a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4a452a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4a452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4a452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8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4a452a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9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4a452a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4a452a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7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4a452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2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4a452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4a452a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4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4a452a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7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4a452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4a452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4a452a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4a452a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9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none"/>
      <style:text-properties fo:color="#4a452a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4a452a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8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4a452a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4a452a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3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4a452a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84" style:family="table-cell" style:parent-style-name="Excel_20_Built-in_20_Normal">
      <style:table-cell-properties fo:border-bottom="0.088cm solid #000000" style:diagonal-bl-tr="none" style:diagonal-tl-br="none" fo:border-left="none" fo:border-right="0.088cm solid #000000" style:rotation-align="none" fo:border-top="none"/>
      <style:text-properties fo:color="#4a452a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85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8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10243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8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10243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87" style:family="table-cell" style:parent-style-name="Excel_20_Built-in_20_Normal">
      <style:table-cell-properties fo:border-bottom="0.035cm solid #000000" style:diagonal-bl-tr="none" style:diagonal-tl-br="none" fo:border-left="0.088cm solid #000000" fo:border-right="none" style:rotation-align="none" fo:border-top="none"/>
      <style:text-properties fo:color="#10243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8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10243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8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10243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90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none"/>
      <style:text-properties fo:color="#10243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9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10243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9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10243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9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10243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94" style:family="table-cell" style:parent-style-name="Excel_20_Built-in_20_Normal">
      <style:table-cell-properties fo:border-bottom="0.088cm solid #000000" style:diagonal-bl-tr="none" style:diagonal-tl-br="none" fo:border-left="0.088cm solid #000000" fo:border-right="none" style:rotation-align="none" fo:border-top="none"/>
      <style:text-properties fo:color="#10243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9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10243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9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10243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97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  <style:text-properties fo:color="#10243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98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10243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9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10243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00" style:family="table-cell" style:parent-style-name="Excel_20_Built-in_20_Normal">
      <style:table-cell-properties style:diagonal-bl-tr="none" style:diagonal-tl-br="none" style:rotation-align="none"/>
      <style:text-properties fo:color="#10243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0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10243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02" style:family="table-cell" style:parent-style-name="Excel_20_Built-in_20_Normal">
      <style:text-properties fo:color="#10243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03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10243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04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10243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405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10243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406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10243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407" style:family="table-cell" style:parent-style-name="Excel_20_Built-in_20_Normal">
      <style:table-cell-properties style:diagonal-bl-tr="none" style:diagonal-tl-br="none" style:rotation-align="none"/>
      <style:text-properties fo:color="#10243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08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10243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0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10243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10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10243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11" style:family="table-cell" style:parent-style-name="Excel_20_Built-in_20_Normal">
      <style:table-cell-properties fo:border-bottom="0.088cm solid #000000" style:diagonal-bl-tr="none" style:diagonal-tl-br="none" fo:border-left="none" fo:border-right="none" style:rotation-align="none" fo:border-top="none"/>
      <style:text-properties fo:color="#10243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1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10243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1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10243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14" style:family="table-cell" style:parent-style-name="Excel_20_Built-in_20_Normal" style:data-style-name="N8100">
      <style:table-cell-properties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10243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15" style:family="table-cell" style:parent-style-name="Excel_20_Built-in_20_Normal" style:data-style-name="N8100">
      <style:table-cell-properties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10243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16" style:family="table-cell" style:parent-style-name="Excel_20_Built-in_20_Normal" style:data-style-name="N8100">
      <style:table-cell-properties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10243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7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10243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18" style:family="table-cell" style:parent-style-name="Excel_20_Built-in_20_Normal" style:data-style-name="N8100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10243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1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10243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20" style:family="table-cell" style:parent-style-name="Excel_20_Built-in_20_Normal" style:data-style-name="N8100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10243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21" style:family="table-cell" style:parent-style-name="Excel_20_Built-in_20_Normal" style:data-style-name="N8100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10243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22" style:family="table-cell" style:parent-style-name="Excel_20_Built-in_20_Normal" style:data-style-name="N8100">
      <style:table-cell-properties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10243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23" style:family="table-cell" style:parent-style-name="Excel_20_Built-in_20_Normal" style:data-style-name="N8100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10243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24" style:family="table-cell" style:parent-style-name="Excel_20_Built-in_20_Normal" style:data-style-name="N8100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10243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2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10243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2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10243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2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10243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2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10243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2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10243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10243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3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10243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32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10243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3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10243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10243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35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10243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10243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7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10243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8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10243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10243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4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10243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41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10243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4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10243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43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10243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44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10243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4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10243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4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10243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47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none"/>
      <style:text-properties fo:color="#10243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4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10243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4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10243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50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10243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51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10243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52" style:family="table-cell" style:parent-style-name="Excel_20_Built-in_20_Normal">
      <style:table-cell-properties fo:border-bottom="0.088cm solid #000000" style:diagonal-bl-tr="none" style:diagonal-tl-br="none" fo:border-left="none" fo:border-right="0.088cm solid #000000" style:rotation-align="none" fo:border-top="none"/>
      <style:text-properties fo:color="#10243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5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17375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5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17375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55" style:family="table-cell" style:parent-style-name="Excel_20_Built-in_20_Normal">
      <style:table-cell-properties fo:border-bottom="0.035cm solid #000000" style:diagonal-bl-tr="none" style:diagonal-tl-br="none" fo:border-left="0.088cm solid #000000" fo:border-right="none" style:rotation-align="none" fo:border-top="none"/>
      <style:text-properties fo:color="#17375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5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17375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5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17375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58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none"/>
      <style:text-properties fo:color="#17375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17375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6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17375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6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17375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2" style:family="table-cell" style:parent-style-name="Excel_20_Built-in_20_Normal">
      <style:table-cell-properties fo:border-bottom="0.088cm solid #000000" style:diagonal-bl-tr="none" style:diagonal-tl-br="none" fo:border-left="0.088cm solid #000000" fo:border-right="none" style:rotation-align="none" fo:border-top="none"/>
      <style:text-properties fo:color="#17375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17375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6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17375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65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  <style:text-properties fo:color="#17375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66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17375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6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17375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68" style:family="table-cell" style:parent-style-name="Excel_20_Built-in_20_Normal">
      <style:table-cell-properties style:diagonal-bl-tr="none" style:diagonal-tl-br="none" style:rotation-align="none"/>
      <style:text-properties fo:color="#17375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17375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70" style:family="table-cell" style:parent-style-name="Excel_20_Built-in_20_Normal">
      <style:text-properties fo:color="#17375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1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17375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2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17375e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73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17375e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74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17375e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75" style:family="table-cell" style:parent-style-name="Excel_20_Built-in_20_Normal">
      <style:table-cell-properties style:diagonal-bl-tr="none" style:diagonal-tl-br="none" style:rotation-align="none"/>
      <style:text-properties fo:color="#17375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6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17375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7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17375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78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17375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9" style:family="table-cell" style:parent-style-name="Excel_20_Built-in_20_Normal">
      <style:table-cell-properties fo:border-bottom="0.088cm solid #000000" style:diagonal-bl-tr="none" style:diagonal-tl-br="none" fo:border-left="none" fo:border-right="none" style:rotation-align="none" fo:border-top="none"/>
      <style:text-properties fo:color="#17375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17375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17375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2" style:family="table-cell" style:parent-style-name="Excel_20_Built-in_20_Normal" style:data-style-name="N8100">
      <style:table-cell-properties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17375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83" style:family="table-cell" style:parent-style-name="Excel_20_Built-in_20_Normal" style:data-style-name="N8100">
      <style:table-cell-properties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17375e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484" style:family="table-cell" style:parent-style-name="Excel_20_Built-in_20_Normal" style:data-style-name="N8100">
      <style:table-cell-properties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17375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85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17375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6" style:family="table-cell" style:parent-style-name="Excel_20_Built-in_20_Normal" style:data-style-name="N8100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17375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7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17375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8" style:family="table-cell" style:parent-style-name="Excel_20_Built-in_20_Normal" style:data-style-name="N8100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17375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9" style:family="table-cell" style:parent-style-name="Excel_20_Built-in_20_Normal" style:data-style-name="N8100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17375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0" style:family="table-cell" style:parent-style-name="Excel_20_Built-in_20_Normal" style:data-style-name="N8100">
      <style:table-cell-properties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17375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1" style:family="table-cell" style:parent-style-name="Excel_20_Built-in_20_Normal" style:data-style-name="N8100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17375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2" style:family="table-cell" style:parent-style-name="Excel_20_Built-in_20_Normal" style:data-style-name="N8100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17375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17375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9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17375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9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17375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9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17375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9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17375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17375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9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17375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17375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17375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17375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0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17375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0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17375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5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17375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6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17375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17375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0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17375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9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17375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17375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1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17375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12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17375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17375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17375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5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none"/>
      <style:text-properties fo:color="#17375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17375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1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17375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17375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9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17375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20" style:family="table-cell" style:parent-style-name="Excel_20_Built-in_20_Normal">
      <style:table-cell-properties fo:border-bottom="0.088cm solid #000000" style:diagonal-bl-tr="none" style:diagonal-tl-br="none" fo:border-left="none" fo:border-right="0.088cm solid #000000" style:rotation-align="none" fo:border-top="none"/>
      <style:text-properties fo:color="#17375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1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17375e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522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17375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3" style:family="table-cell" style:parent-style-name="Excel_20_Built-in_20_Normal">
      <style:table-cell-properties style:diagonal-bl-tr="none" style:diagonal-tl-br="none" style:rotation-align="none"/>
      <style:text-properties fo:color="#17375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4" style:family="table-cell" style:parent-style-name="Excel_20_Built-in_20_Normal">
      <style:table-cell-properties style:diagonal-bl-tr="none" style:diagonal-tl-br="none" style:rotation-align="none"/>
      <style:text-properties fo:color="#17375e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525" style:family="table-cell" style:parent-style-name="Excel_20_Built-in_20_Normal">
      <style:table-cell-properties style:diagonal-bl-tr="none" style:diagonal-tl-br="none" style:rotation-align="none"/>
      <style:text-properties fo:color="#17375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26" style:family="table-cell" style:parent-style-name="Excel_20_Built-in_20_Normal">
      <style:text-properties fo:color="#17375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2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174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</style:style>
    <style:style style:name="ce176" style:family="table-cell" style:parent-style-name="Excel_20_Built-in_20_Normal">
      <style:table-cell-properties style:diagonal-bl-tr="none" style:diagonal-tl-br="none" style:rotation-align="none"/>
    </style:style>
    <style:style style:name="ce192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</style:style>
    <style:style style:name="ce527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none"/>
      <style:text-properties fo:color="#17375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17375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0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1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2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17375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17375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35" style:family="table-cell" style:parent-style-name="Excel_20_Built-in_20_Normal" style:data-style-name="N8002">
      <style:table-cell-properties fo:border-bottom="none" style:diagonal-bl-tr="none" style:diagonal-tl-br="none" fo:border-left="none" fo:border-right="none" style:rotation-align="none" fo:border-top="0.035cm solid #000000"/>
    </style:style>
    <style:style style:name="ce536" style:family="table-cell" style:parent-style-name="Excel_20_Built-in_20_Normal" style:data-style-name="N8002">
      <style:table-cell-properties style:diagonal-bl-tr="none" style:diagonal-tl-br="none" style:rotation-align="none"/>
    </style:style>
    <style:style style:name="ce53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17375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8" style:family="table-cell" style:parent-style-name="Excel_20_Built-in_20_Normal" style:data-style-name="N8002">
      <style:table-cell-properties fo:border-bottom="none" style:diagonal-bl-tr="none" style:diagonal-tl-br="none" fo:border-left="none" fo:border-right="0.035cm solid #000000" style:rotation-align="none" fo:border-top="0.035cm solid #000000"/>
    </style:style>
    <style:style style:name="ce539" style:family="table-cell" style:parent-style-name="Excel_20_Built-in_20_Normal" style:data-style-name="N8002">
      <style:table-cell-properties fo:border-bottom="none" style:diagonal-bl-tr="none" style:diagonal-tl-br="none" fo:border-left="none" fo:border-right="0.035cm solid #000000" style:rotation-align="none" fo:border-top="none"/>
    </style:style>
    <style:style style:name="ce540" style:family="table-cell" style:parent-style-name="Excel_20_Built-in_20_Normal" style:data-style-name="N8002">
      <style:table-cell-properties fo:border-bottom="0.035cm solid #000000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17375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17375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3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none"/>
    </style:style>
    <style:style style:name="ce544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5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6" style:family="table-cell" style:parent-style-name="Excel_20_Built-in_20_Normal" style:data-style-name="N8002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7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48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ff0000" style:text-outline="false" style:text-line-through-styl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549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ff0000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550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51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52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53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54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55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56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57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58" style:family="table-cell" style:parent-style-name="Excel_20_Built-in_20_Normal" style:data-style-name="N8004">
      <style:table-cell-properties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 CE" fo:font-size="11pt" fo:font-style="normal" fo:text-shadow="none" style:text-underline-style="none" fo:font-weight="bold" style:font-size-asian="11pt" style:font-style-asian="normal" style:font-weight-asian="bold" style:font-name-complex="Arial CE" style:font-size-complex="11pt" style:font-style-complex="normal" style:font-weight-complex="bold"/>
    </style:style>
    <style:style style:name="ce559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60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61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6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563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6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65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566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567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68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69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70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71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7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7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74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75" style:family="table-cell" style:parent-style-name="Excel_20_Built-in_20_Normal" style:data-style-name="N8004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 CE" fo:font-size="11pt" fo:font-style="normal" fo:text-shadow="none" style:text-underline-style="none" fo:font-weight="bold" style:font-size-asian="11pt" style:font-style-asian="normal" style:font-weight-asian="bold" style:font-name-complex="Arial CE" style:font-size-complex="11pt" style:font-style-complex="normal" style:font-weight-complex="bold"/>
    </style:style>
    <style:style style:name="ce576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77" style:family="table-cell" style:parent-style-name="Excel_20_Built-in_20_Normal">
      <style:table-cell-properties fo:border-bottom="0.002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0000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578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79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Arial CE" fo:font-size="9pt" fo:font-style="normal" fo:text-shadow="none" style:text-underline-style="none" fo:font-weight="bold" style:font-size-asian="9pt" style:font-style-asian="normal" style:font-weight-asian="bold" style:font-name-complex="Arial CE" style:font-size-complex="9pt" style:font-style-complex="normal" style:font-weight-complex="bold"/>
    </style:style>
    <style:style style:name="ce58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81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0000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58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83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584" style:family="table-cell" style:parent-style-name="Excel_20_Built-in_20_Normal">
      <style:table-cell-properties fo:border-bottom="0.002cm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ff0000" style:text-outline="false" style:text-line-through-styl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585" style:family="table-cell" style:parent-style-name="Excel_20_Built-in_20_Normal">
      <style:table-cell-properties fo:border-bottom="0.002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17375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Mangal" style:font-size-complex="11pt" style:font-style-complex="normal" style:font-weight-complex="normal"/>
    </style:style>
    <style:style style:name="ce586" style:family="table-cell" style:parent-style-name="Excel_20_Built-in_20_Normal">
      <style:table-cell-properties fo:border-bottom="0.002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0000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587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true" fo:border-top="0.035cm solid #000000" style:vertical-align="middle"/>
      <style:paragraph-properties fo:margin-left="0cm" style:writing-mode="page"/>
      <style:text-properties fo:color="#ff0000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588" style:family="table-cell" style:parent-style-name="Excel_20_Built-in_20_Normal">
      <style:table-cell-properties fo:border-bottom="0.002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0000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589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true" fo:border-top="0.035cm solid #000000" style:vertical-align="middle"/>
      <style:paragraph-properties fo:margin-left="0cm" style:writing-mode="page"/>
      <style:text-properties fo:color="#ff0000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590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ff0000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591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59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93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94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95" style:family="table-cell" style:parent-style-name="Excel_20_Built-in_20_Normal" style:data-style-name="N8004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 CE" fo:font-size="11pt" fo:font-style="normal" fo:text-shadow="none" style:text-underline-style="none" fo:font-weight="bold" style:font-size-asian="11pt" style:font-style-asian="normal" style:font-weight-asian="bold" style:font-name-complex="Arial CE" style:font-size-complex="11pt" style:font-style-complex="normal" style:font-weight-complex="bold"/>
    </style:style>
    <style:style style:name="ce596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97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98" style:family="table-cell" style:parent-style-name="Excel_20_Built-in_20_Normal" style:data-style-name="N8004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599" style:family="table-cell" style:parent-style-name="Excel_20_Built-in_20_Normal">
      <style:table-cell-properties fo:border-bottom="0.002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60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01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02" style:family="table-cell" style:parent-style-name="Excel_20_Built-in_20_Normal" style:data-style-name="N8004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603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04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05" style:family="table-cell" style:parent-style-name="Excel_20_Built-in_20_Normal">
      <style:table-cell-properties fo:border-bottom="0.002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606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07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fo:color="#ff0000" style:text-outline="false" style:text-line-through-style="none" style:font-name="Arial CE" fo:font-size="9pt" fo:font-style="normal" fo:text-shadow="none" style:text-underline-style="none" fo:font-weight="bold" style:font-size-asian="9pt" style:font-style-asian="normal" style:font-weight-asian="bold" style:font-name-complex="Arial CE" style:font-size-complex="9pt" style:font-style-complex="normal" style:font-weight-complex="bold"/>
    </style:style>
    <style:style style:name="ce608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ff0000" style:text-outline="false" style:text-line-through-style="none" style:font-name="Arial CE" fo:font-size="9pt" fo:font-style="normal" fo:text-shadow="none" style:text-underline-style="none" fo:font-weight="bold" style:font-size-asian="9pt" style:font-style-asian="normal" style:font-weight-asian="bold" style:font-name-complex="Arial CE" style:font-size-complex="9pt" style:font-style-complex="normal" style:font-weight-complex="bold"/>
    </style:style>
    <style:style style:name="ce609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10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ff0000" style:text-outline="false" style:text-line-through-style="none" style:font-name="Arial CE" fo:font-size="9pt" fo:font-style="normal" fo:text-shadow="none" style:text-underline-style="none" fo:font-weight="bold" style:font-size-asian="9pt" style:font-style-asian="normal" style:font-weight-asian="bold" style:font-name-complex="Arial CE" style:font-size-complex="9pt" style:font-style-complex="normal" style:font-weight-complex="bold"/>
    </style:style>
    <style:style style:name="ce611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12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13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14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15" style:family="table-cell" style:parent-style-name="Excel_20_Built-in_20_Normal" style:data-style-name="N8004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616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17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18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19" style:family="table-cell" style:parent-style-name="Excel_20_Built-in_20_Normal" style:data-style-name="N8004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 CE" fo:font-size="9pt" fo:font-style="normal" fo:text-shadow="none" style:text-underline-style="none" fo:font-weight="bold" style:font-size-asian="9pt" style:font-style-asian="normal" style:font-weight-asian="bold" style:font-name-complex="Arial CE" style:font-size-complex="9pt" style:font-style-complex="normal" style:font-weight-complex="bold"/>
    </style:style>
    <style:style style:name="ce620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21" style:family="table-cell" style:parent-style-name="Excel_20_Built-in_20_Normal">
      <style:table-cell-properties fo:border-bottom="0.002cm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ff0000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622" style:family="table-cell" style:parent-style-name="Excel_20_Built-in_20_Normal" style:data-style-name="N8004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 CE" fo:font-size="9pt" fo:font-style="normal" fo:text-shadow="none" style:text-underline-style="none" fo:font-weight="bold" style:font-size-asian="9pt" style:font-style-asian="normal" style:font-weight-asian="bold" style:font-name-complex="Arial CE" style:font-size-complex="9pt" style:font-style-complex="normal" style:font-weight-complex="bold"/>
    </style:style>
    <style:style style:name="ce62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24" style:family="table-cell" style:parent-style-name="Excel_20_Built-in_20_Normal" style:data-style-name="N8100">
      <style:table-cell-properties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625" style:family="table-cell" style:parent-style-name="Excel_20_Built-in_20_Normal" style:data-style-name="N8100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626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27" style:family="table-cell" style:parent-style-name="Excel_20_Built-in_20_Normal" style:data-style-name="N109">
      <style:table-cell-properties fo:border-bottom="0.002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628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29" style:family="table-cell" style:parent-style-name="Excel_20_Built-in_20_Normal" style:data-style-name="N8100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630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31" style:family="table-cell" style:parent-style-name="Excel_20_Built-in_20_Normal" style:data-style-name="N11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32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33" style:family="table-cell" style:parent-style-name="Excel_20_Built-in_20_Normal" style:data-style-name="N8003">
      <style:table-cell-properties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0000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634" style:family="table-cell" style:parent-style-name="Excel_20_Built-in_20_Normal" style:data-style-name="N8003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0000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635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36" style:family="table-cell" style:parent-style-name="Excel_20_Built-in_20_Normal" style:data-style-name="N8100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637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38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fo:color="#ff0000" style:text-outline="false" style:text-line-through-style="none" style:font-name="Arial CE" fo:font-size="9pt" fo:font-style="normal" fo:text-shadow="none" style:text-underline-style="none" fo:font-weight="bold" style:font-size-asian="9pt" style:font-style-asian="normal" style:font-weight-asian="bold" style:font-name-complex="Arial CE" style:font-size-complex="9pt" style:font-style-complex="normal" style:font-weight-complex="bold"/>
    </style:style>
    <style:style style:name="ce639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fo:color="#ff0000" style:text-outline="false" style:text-line-through-style="none" style:font-name="Arial CE" fo:font-size="9pt" fo:font-style="normal" fo:text-shadow="none" style:text-underline-style="none" fo:font-weight="bold" style:font-size-asian="9pt" style:font-style-asian="normal" style:font-weight-asian="bold" style:font-name-complex="Arial CE" style:font-size-complex="9pt" style:font-style-complex="normal" style:font-weight-complex="bold"/>
    </style:style>
    <style:style style:name="ce640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41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4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43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44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45" style:family="table-cell" style:parent-style-name="Excel_20_Built-in_20_Normal" style:data-style-name="N8004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 CE" fo:font-size="9pt" fo:font-style="normal" fo:text-shadow="none" style:text-underline-style="none" fo:font-weight="bold" style:font-size-asian="9pt" style:font-style-asian="normal" style:font-weight-asian="bold" style:font-name-complex="Arial CE" style:font-size-complex="9pt" style:font-style-complex="normal" style:font-weight-complex="bold"/>
    </style:style>
    <style:style style:name="ce646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47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8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0.035cm solid #000000"/>
    </style:style>
    <style:style style:name="ce649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</style:style>
    <style:style style:name="ce650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5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652" style:family="table-cell" style:parent-style-name="Excel_20_Built-in_20_Normal" style:data-style-name="N111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53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654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  <style:text-properties style:use-window-font-color="true" fo:font-size="12pt" fo:language="en" fo:country="US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655" style:family="table-cell" style:parent-style-name="Excel_20_Built-in_20_Normal">
      <style:table-cell-properties style:diagonal-bl-tr="none" style:diagonal-tl-br="none" style:rotation-align="none"/>
      <style:text-properties fo:color="#17375e" style:font-name-complex="Mangal"/>
    </style:style>
    <style:style style:name="ce656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  <style:text-properties fo:color="#17375e" style:font-name-complex="Mangal"/>
    </style:style>
    <style:style style:name="ce65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658" style:family="table-cell" style:parent-style-name="Excel_20_Built-in_20_Normal" style:data-style-name="N111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59" style:family="table-cell" style:parent-style-name="Excel_20_Built-in_20_Normal">
      <style:table-cell-properties fo:border-bottom="0.088cm solid #000000" style:diagonal-bl-tr="none" style:diagonal-tl-br="none" fo:border-left="none" fo:border-right="none" style:rotation-align="none" fo:border-top="none"/>
    </style:style>
    <style:style style:name="ce660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661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662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0.035cm solid #000000"/>
    </style:style>
    <style:style style:name="ce663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665" style:family="table-cell" style:parent-style-name="Excel_20_Built-in_20_Normal" style:data-style-name="N111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6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667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0.035cm solid #000000"/>
    </style:style>
    <style:style style:name="ce668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</style:style>
    <style:style style:name="ce66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670" style:family="table-cell" style:parent-style-name="Excel_20_Built-in_20_Normal" style:data-style-name="N111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671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72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3" style:family="table-cell" style:parent-style-name="Excel_20_Built-in_20_Normal" style:data-style-name="N111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67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675" style:family="table-cell" style:parent-style-name="Excel_20_Built-in_20_Normal" style:data-style-name="N8003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</style:style>
    <style:style style:name="ce676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677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678" style:family="table-cell" style:parent-style-name="Excel_20_Built-in_20_Normal" style:data-style-name="N8112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679" style:family="table-cell" style:parent-style-name="Excel_20_Built-in_20_Normal" style:data-style-name="N8001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680" style:family="table-cell" style:parent-style-name="Excel_20_Built-in_20_Normal" style:data-style-name="N8003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</style:style>
    <style:style style:name="ce681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68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683" style:family="table-cell" style:parent-style-name="Excel_20_Built-in_20_Normal" style:data-style-name="N8003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684" style:family="table-cell" style:parent-style-name="Excel_20_Built-in_20_Normal" style:data-style-name="N8100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</style:style>
    <style:style style:name="ce68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68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687" style:family="table-cell" style:parent-style-name="Excel_20_Built-in_20_Normal" style:data-style-name="N8003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bottom"/>
      <style:paragraph-properties fo:text-align="start" fo:margin-left="0cm" style:writing-mode="page"/>
    </style:style>
    <style:style style:name="ce688" style:family="table-cell" style:parent-style-name="Excel_20_Built-in_20_Normal" style:data-style-name="N8003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bottom"/>
      <style:paragraph-properties fo:text-align="start" fo:margin-left="0cm" style:writing-mode="page"/>
    </style:style>
    <style:style style:name="ce689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690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91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692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693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94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95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96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97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98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99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00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01" style:family="table-cell" style:parent-style-name="Excel_20_Built-in_20_Normal" style:data-style-name="N8004">
      <style:table-cell-properties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1pt" fo:font-style="normal" fo:text-shadow="none" style:text-underline-style="none" fo:font-weight="bold" style:font-size-asian="11pt" style:font-style-asian="normal" style:font-weight-asian="bold" style:font-name-complex="Arial CE" style:font-size-complex="11pt" style:font-style-complex="normal" style:font-weight-complex="bold"/>
    </style:style>
    <style:style style:name="ce702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03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04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0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706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0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0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709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710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11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12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13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14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15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1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17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18" style:family="table-cell" style:parent-style-name="Excel_20_Built-in_20_Normal" style:data-style-name="N8004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1pt" fo:font-style="normal" fo:text-shadow="none" style:text-underline-style="none" fo:font-weight="bold" style:font-size-asian="11pt" style:font-style-asian="normal" style:font-weight-asian="bold" style:font-name-complex="Arial CE" style:font-size-complex="11pt" style:font-style-complex="normal" style:font-weight-complex="bold"/>
    </style:style>
    <style:style style:name="ce719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20" style:family="table-cell" style:parent-style-name="Excel_20_Built-in_20_Normal">
      <style:table-cell-properties fo:border-bottom="0.002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721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22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 CE" fo:font-size="9pt" fo:font-style="normal" fo:text-shadow="none" style:text-underline-style="none" fo:font-weight="bold" style:font-size-asian="9pt" style:font-style-asian="normal" style:font-weight-asian="bold" style:font-name-complex="Arial CE" style:font-size-complex="9pt" style:font-style-complex="normal" style:font-weight-complex="bold"/>
    </style:style>
    <style:style style:name="ce72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24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72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26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727" style:family="table-cell" style:parent-style-name="Excel_20_Built-in_20_Normal">
      <style:table-cell-properties fo:border-bottom="0.002cm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728" style:family="table-cell" style:parent-style-name="Excel_20_Built-in_20_Normal">
      <style:table-cell-properties fo:border-bottom="0.002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729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tru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730" style:family="table-cell" style:parent-style-name="Excel_20_Built-in_20_Normal">
      <style:table-cell-properties fo:border-bottom="0.002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731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tru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732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733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73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35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36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37" style:family="table-cell" style:parent-style-name="Excel_20_Built-in_20_Normal" style:data-style-name="N8004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1pt" fo:font-style="normal" fo:text-shadow="none" style:text-underline-style="none" fo:font-weight="bold" style:font-size-asian="11pt" style:font-style-asian="normal" style:font-weight-asian="bold" style:font-name-complex="Arial CE" style:font-size-complex="11pt" style:font-style-complex="normal" style:font-weight-complex="bold"/>
    </style:style>
    <style:style style:name="ce738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39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40" style:family="table-cell" style:parent-style-name="Excel_20_Built-in_20_Normal" style:data-style-name="N8004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741" style:family="table-cell" style:parent-style-name="Excel_20_Built-in_20_Normal">
      <style:table-cell-properties fo:border-bottom="0.002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74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43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44" style:family="table-cell" style:parent-style-name="Excel_20_Built-in_20_Normal" style:data-style-name="N8004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745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46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47" style:family="table-cell" style:parent-style-name="Excel_20_Built-in_20_Normal">
      <style:table-cell-properties fo:border-bottom="0.002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748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49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 CE" fo:font-size="9pt" fo:font-style="normal" fo:text-shadow="none" style:text-underline-style="none" fo:font-weight="bold" style:font-size-asian="9pt" style:font-style-asian="normal" style:font-weight-asian="bold" style:font-name-complex="Arial CE" style:font-size-complex="9pt" style:font-style-complex="normal" style:font-weight-complex="bold"/>
    </style:style>
    <style:style style:name="ce750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 CE" fo:font-size="9pt" fo:font-style="normal" fo:text-shadow="none" style:text-underline-style="none" fo:font-weight="bold" style:font-size-asian="9pt" style:font-style-asian="normal" style:font-weight-asian="bold" style:font-name-complex="Arial CE" style:font-size-complex="9pt" style:font-style-complex="normal" style:font-weight-complex="bold"/>
    </style:style>
    <style:style style:name="ce751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52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 CE" fo:font-size="9pt" fo:font-style="normal" fo:text-shadow="none" style:text-underline-style="none" fo:font-weight="bold" style:font-size-asian="9pt" style:font-style-asian="normal" style:font-weight-asian="bold" style:font-name-complex="Arial CE" style:font-size-complex="9pt" style:font-style-complex="normal" style:font-weight-complex="bold"/>
    </style:style>
    <style:style style:name="ce753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54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55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56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57" style:family="table-cell" style:parent-style-name="Excel_20_Built-in_20_Normal" style:data-style-name="N8004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758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59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60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61" style:family="table-cell" style:parent-style-name="Excel_20_Built-in_20_Normal" style:data-style-name="N8004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9pt" fo:font-style="normal" fo:text-shadow="none" style:text-underline-style="none" fo:font-weight="bold" style:font-size-asian="9pt" style:font-style-asian="normal" style:font-weight-asian="bold" style:font-name-complex="Arial CE" style:font-size-complex="9pt" style:font-style-complex="normal" style:font-weight-complex="bold"/>
    </style:style>
    <style:style style:name="ce762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63" style:family="table-cell" style:parent-style-name="Excel_20_Built-in_20_Normal">
      <style:table-cell-properties fo:border-bottom="0.002cm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764" style:family="table-cell" style:parent-style-name="Excel_20_Built-in_20_Normal" style:data-style-name="N8004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9pt" fo:font-style="normal" fo:text-shadow="none" style:text-underline-style="none" fo:font-weight="bold" style:font-size-asian="9pt" style:font-style-asian="normal" style:font-weight-asian="bold" style:font-name-complex="Arial CE" style:font-size-complex="9pt" style:font-style-complex="normal" style:font-weight-complex="bold"/>
    </style:style>
    <style:style style:name="ce76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66" style:family="table-cell" style:parent-style-name="Excel_20_Built-in_20_Normal" style:data-style-name="N8100">
      <style:table-cell-properties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767" style:family="table-cell" style:parent-style-name="Excel_20_Built-in_20_Normal" style:data-style-name="N8100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768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69" style:family="table-cell" style:parent-style-name="Excel_20_Built-in_20_Normal" style:data-style-name="N109">
      <style:table-cell-properties fo:border-bottom="0.002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770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71" style:family="table-cell" style:parent-style-name="Excel_20_Built-in_20_Normal" style:data-style-name="N8100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772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73" style:family="table-cell" style:parent-style-name="Excel_20_Built-in_20_Normal" style:data-style-name="N11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74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75" style:family="table-cell" style:parent-style-name="Excel_20_Built-in_20_Normal" style:data-style-name="N8003">
      <style:table-cell-properties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776" style:family="table-cell" style:parent-style-name="Excel_20_Built-in_20_Normal" style:data-style-name="N8003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777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78" style:family="table-cell" style:parent-style-name="Excel_20_Built-in_20_Normal" style:data-style-name="N8100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779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80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 CE" fo:font-size="9pt" fo:font-style="normal" fo:text-shadow="none" style:text-underline-style="none" fo:font-weight="bold" style:font-size-asian="9pt" style:font-style-asian="normal" style:font-weight-asian="bold" style:font-name-complex="Arial CE" style:font-size-complex="9pt" style:font-style-complex="normal" style:font-weight-complex="bold"/>
    </style:style>
    <style:style style:name="ce781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 CE" fo:font-size="9pt" fo:font-style="normal" fo:text-shadow="none" style:text-underline-style="none" fo:font-weight="bold" style:font-size-asian="9pt" style:font-style-asian="normal" style:font-weight-asian="bold" style:font-name-complex="Arial CE" style:font-size-complex="9pt" style:font-style-complex="normal" style:font-weight-complex="bold"/>
    </style:style>
    <style:style style:name="ce782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83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8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85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86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87" style:family="table-cell" style:parent-style-name="Excel_20_Built-in_20_Normal" style:data-style-name="N8004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9pt" fo:font-style="normal" fo:text-shadow="none" style:text-underline-style="none" fo:font-weight="bold" style:font-size-asian="9pt" style:font-style-asian="normal" style:font-weight-asian="bold" style:font-name-complex="Arial CE" style:font-size-complex="9pt" style:font-style-complex="normal" style:font-weight-complex="bold"/>
    </style:style>
    <style:style style:name="ce788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T1" style:family="text">
      <style:text-properties fo:color="#4a452a" style:text-outline="false" style:text-line-through-style="none" style:text-position="0% 100%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aktura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1015" table:default-cell-style-name="Excel_20_Built-in_20_Normal"/>
        <table:table-row table:style-name="ro1">
          <table:table-cell table:style-name="ce1" office:value-type="string" table:number-columns-spanned="3" table:number-rows-spanned="1">
            <text:p>Daňový doklad - FAKTÚRA č. :</text:p>
          </table:table-cell>
          <table:covered-table-cell table:number-columns-repeated="2" table:style-name="ce12"/>
          <table:table-cell table:style-name="ce29"/>
          <table:table-cell table:style-name="ce37" office:value-type="string">
            <text:p>022012</text:p>
          </table:table-cell>
          <table:table-cell table:style-name="ce47" office:value-type="string" table:number-columns-spanned="4" table:number-rows-spanned="1">
            <text:p>Dodávateľ</text:p>
          </table:table-cell>
          <table:covered-table-cell table:number-columns-repeated="2" table:style-name="ce56"/>
          <table:covered-table-cell table:style-name="ce47"/>
          <table:table-cell table:number-columns-repeated="1015"/>
        </table:table-row>
        <table:table-row table:style-name="ro2">
          <table:table-cell table:style-name="ce2" office:value-type="string" table:number-columns-spanned="3" table:number-rows-spanned="1">
            <text:p>Dátum zdaňovacieho plnenia:</text:p>
          </table:table-cell>
          <table:covered-table-cell table:number-columns-repeated="2" table:style-name="ce13"/>
          <table:table-cell table:style-name="ce30" office:value-type="string" table:number-columns-spanned="2" table:number-rows-spanned="1">
            <text:p>03.12.2012</text:p>
          </table:table-cell>
          <table:covered-table-cell table:style-name="ce30"/>
          <table:table-cell table:style-name="ce48" office:value-type="string" table:number-columns-spanned="4" table:number-rows-spanned="4">
            <text:p>Miroslav Meravý</text:p>
            <text:p>Záskalická 711/16</text:p>
            <text:p>026 01 Dolný Kubín</text:p>
          </table:table-cell>
          <table:covered-table-cell table:number-columns-repeated="2" table:style-name="ce57"/>
          <table:covered-table-cell table:style-name="ce61"/>
          <table:table-cell table:number-columns-repeated="1015"/>
        </table:table-row>
        <table:table-row table:style-name="ro3">
          <table:table-cell table:style-name="ce2" office:value-type="string" table:number-columns-spanned="3" table:number-rows-spanned="1">
            <text:p>Dátum vystavenia / odoslania:</text:p>
          </table:table-cell>
          <table:covered-table-cell table:number-columns-repeated="2" table:style-name="ce13"/>
          <table:table-cell table:style-name="ce30" office:value-type="string" table:number-columns-spanned="2" table:number-rows-spanned="1">
            <text:p>03.12.2012</text:p>
          </table:table-cell>
          <table:covered-table-cell table:style-name="ce30"/>
          <table:covered-table-cell table:style-name="ce49"/>
          <table:covered-table-cell table:number-columns-repeated="2" table:style-name="ce58"/>
          <table:covered-table-cell table:style-name="ce62"/>
          <table:table-cell table:number-columns-repeated="1015"/>
        </table:table-row>
        <table:table-row table:style-name="ro3">
          <table:table-cell table:style-name="ce2" office:value-type="string" table:number-columns-spanned="3" table:number-rows-spanned="1">
            <text:p>Dátum splatnosti:</text:p>
          </table:table-cell>
          <table:covered-table-cell table:number-columns-repeated="2" table:style-name="ce13"/>
          <table:table-cell table:style-name="ce31" office:value-type="string" table:number-columns-spanned="2" table:number-rows-spanned="1">
            <text:p>31.12.2012</text:p>
          </table:table-cell>
          <table:covered-table-cell table:style-name="ce31"/>
          <table:covered-table-cell table:style-name="ce49"/>
          <table:covered-table-cell table:number-columns-repeated="2" table:style-name="ce58"/>
          <table:covered-table-cell table:style-name="ce62"/>
          <table:table-cell table:number-columns-repeated="1015"/>
        </table:table-row>
        <table:table-row table:style-name="ro3">
          <table:table-cell table:style-name="ce2" office:value-type="string" table:number-columns-spanned="3" table:number-rows-spanned="1">
            <text:p>Forma úhrady:</text:p>
          </table:table-cell>
          <table:covered-table-cell table:number-columns-repeated="2" table:style-name="ce13"/>
          <table:table-cell table:style-name="ce32" office:value-type="string" table:number-columns-spanned="2" table:number-rows-spanned="1">
            <text:p>pp</text:p>
          </table:table-cell>
          <table:covered-table-cell table:style-name="ce32"/>
          <table:covered-table-cell table:style-name="ce49"/>
          <table:covered-table-cell table:number-columns-repeated="2" table:style-name="ce58"/>
          <table:covered-table-cell table:style-name="ce62"/>
          <table:table-cell table:number-columns-repeated="1015"/>
        </table:table-row>
        <table:table-row table:style-name="ro2">
          <table:table-cell table:style-name="ce3"/>
          <table:table-cell table:style-name="ce14" table:number-columns-repeated="3"/>
          <table:table-cell table:style-name="ce38"/>
          <table:table-cell table:style-name="ce50" office:value-type="string">
            <text:p>IČO:</text:p>
          </table:table-cell>
          <table:table-cell table:style-name="ce50" office:value-type="float" office:value="44270089">
            <text:p>44270089</text:p>
          </table:table-cell>
          <table:table-cell table:style-name="ce50" office:value-type="string">
            <text:p>DIČ:</text:p>
          </table:table-cell>
          <table:table-cell table:style-name="ce63" office:value-type="float" office:value="1080129094">
            <text:p>1080129094</text:p>
          </table:table-cell>
          <table:table-cell table:number-columns-repeated="1015"/>
        </table:table-row>
        <table:table-row table:style-name="ro3">
          <table:table-cell table:style-name="ce4" office:value-type="string" table:number-columns-spanned="3" table:number-rows-spanned="3">
            <text:p>Peňažný ústav, č. účtu dodávateľa</text:p>
          </table:table-cell>
          <table:covered-table-cell table:number-columns-repeated="2" table:style-name="ce15"/>
          <table:table-cell table:style-name="ce33" table:number-columns-spanned="2" table:number-rows-spanned="2"/>
          <table:covered-table-cell table:style-name="ce39"/>
          <table:table-cell table:style-name="ce51" office:value-type="string" table:number-columns-spanned="4" table:number-rows-spanned="1">
            <text:p>Odoberateľ</text:p>
          </table:table-cell>
          <table:covered-table-cell table:number-columns-repeated="2" table:style-name="ce15"/>
          <table:covered-table-cell table:style-name="ce51"/>
          <table:table-cell table:number-columns-repeated="1015"/>
        </table:table-row>
        <table:table-row table:style-name="ro2">
          <table:covered-table-cell table:style-name="ce4"/>
          <table:covered-table-cell table:number-columns-repeated="2" table:style-name="ce15"/>
          <table:covered-table-cell table:style-name="ce34"/>
          <table:covered-table-cell table:style-name="ce40"/>
          <table:table-cell table:style-name="ce52" office:value-type="string" table:number-columns-spanned="4" table:number-rows-spanned="5">
            <text:p>DK01.Net s.r.o</text:p>
            <text:p>Mierová 1967/12</text:p>
            <text:p>026 01 Dolný Kubín</text:p>
          </table:table-cell>
          <table:covered-table-cell table:number-columns-repeated="2" table:style-name="ce53"/>
          <table:covered-table-cell table:style-name="ce52"/>
          <table:table-cell table:number-columns-repeated="1015"/>
        </table:table-row>
        <table:table-row table:style-name="ro3">
          <table:covered-table-cell table:style-name="ce4"/>
          <table:covered-table-cell table:number-columns-repeated="2" table:style-name="ce15"/>
          <table:table-cell table:style-name="ce35" office:value-type="string" table:number-columns-spanned="2" table:number-rows-spanned="1">
            <text:p>hotovosť</text:p>
          </table:table-cell>
          <table:covered-table-cell table:style-name="ce41"/>
          <table:covered-table-cell table:number-columns-repeated="3" table:style-name="ce53"/>
          <table:covered-table-cell table:style-name="ce52"/>
          <table:table-cell table:number-columns-repeated="1015"/>
        </table:table-row>
        <table:table-row table:style-name="ro3">
          <table:table-cell table:style-name="ce4" office:value-type="string" table:number-columns-spanned="3" table:number-rows-spanned="1">
            <text:p>IČO dodávateľa</text:p>
          </table:table-cell>
          <table:covered-table-cell table:number-columns-repeated="2" table:style-name="ce15"/>
          <table:table-cell table:style-name="ce35" office:value-type="string" table:number-columns-spanned="2" table:number-rows-spanned="1">
            <text:p>44270089</text:p>
          </table:table-cell>
          <table:covered-table-cell table:style-name="ce41"/>
          <table:covered-table-cell table:number-columns-repeated="3" table:style-name="ce53"/>
          <table:covered-table-cell table:style-name="ce52"/>
          <table:table-cell table:number-columns-repeated="1015"/>
        </table:table-row>
        <table:table-row table:style-name="ro3">
          <table:table-cell table:style-name="ce4" office:value-type="string" table:number-columns-spanned="3" table:number-rows-spanned="1">
            <text:p>DIČ dodávateľa</text:p>
          </table:table-cell>
          <table:covered-table-cell table:number-columns-repeated="2" table:style-name="ce15"/>
          <table:table-cell table:style-name="ce35" office:value-type="string" table:number-columns-spanned="2" table:number-rows-spanned="1">
            <text:p>1080129094</text:p>
          </table:table-cell>
          <table:covered-table-cell table:style-name="ce41"/>
          <table:covered-table-cell table:number-columns-repeated="3" table:style-name="ce53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table:number-columns-spanned="3" table:number-rows-spanned="1">
            <text:p>Objednávka číslo:</text:p>
          </table:table-cell>
          <table:covered-table-cell table:number-columns-repeated="2" table:style-name="ce15"/>
          <table:table-cell table:style-name="ce15" table:number-columns-spanned="2" table:number-rows-spanned="1"/>
          <table:covered-table-cell table:style-name="ce42"/>
          <table:covered-table-cell table:number-columns-repeated="3" table:style-name="ce53"/>
          <table:covered-table-cell table:style-name="ce52"/>
          <table:table-cell table:number-columns-repeated="1015"/>
        </table:table-row>
        <table:table-row table:style-name="ro2">
          <table:table-cell table:style-name="ce5" office:value-type="string" table:number-columns-spanned="3" table:number-rows-spanned="1">
            <text:p>Dodací list číslo:</text:p>
          </table:table-cell>
          <table:covered-table-cell table:number-columns-repeated="2" table:style-name="ce16"/>
          <table:table-cell table:style-name="ce16" table:number-columns-spanned="2" table:number-rows-spanned="1"/>
          <table:covered-table-cell table:style-name="ce43"/>
          <table:table-cell table:style-name="ce50" office:value-type="string">
            <text:p>IČO:</text:p>
          </table:table-cell>
          <table:table-cell table:style-name="ce50" office:value-type="float" office:value="45384347">
            <text:p>45384347</text:p>
          </table:table-cell>
          <table:table-cell table:style-name="ce50" office:value-type="string">
            <text:p>IČ DPH:</text:p>
          </table:table-cell>
          <table:table-cell table:style-name="ce64" office:value-type="float" office:value="2022972468">
            <text:p>2022972468</text:p>
          </table:table-cell>
          <table:table-cell table:number-columns-repeated="1015"/>
        </table:table-row>
        <table:table-row table:style-name="ro2">
          <table:table-cell table:style-name="ce6"/>
          <table:table-cell table:style-name="ce17" table:number-columns-repeated="7"/>
          <table:table-cell table:style-name="ce65"/>
          <table:table-cell table:number-columns-repeated="1015"/>
        </table:table-row>
        <table:table-row table:style-name="ro4">
          <table:table-cell table:style-name="ce7" office:value-type="string">
            <text:p>Por. č.:</text:p>
          </table:table-cell>
          <table:table-cell table:style-name="ce18" office:value-type="string" table:number-columns-spanned="2" table:number-rows-spanned="1">
            <text:p>Názov a druh tovaru / služby</text:p>
          </table:table-cell>
          <table:covered-table-cell table:style-name="ce18"/>
          <table:table-cell table:style-name="ce18" office:value-type="string" table:number-columns-spanned="2" table:number-rows-spanned="1">
            <text:p>Množstvo</text:p>
          </table:table-cell>
          <table:covered-table-cell table:style-name="ce44"/>
          <table:table-cell table:style-name="ce18" office:value-type="string">
            <text:p>Tech. jednotka</text:p>
          </table:table-cell>
          <table:table-cell table:style-name="ce18" office:value-type="string">
            <text:p>Cena za jednotku</text:p>
          </table:table-cell>
          <table:table-cell table:style-name="ce18" office:value-type="string">
            <text:p>Cena bez dane</text:p>
          </table:table-cell>
          <table:table-cell table:style-name="ce66" office:value-type="string">
            <text:p>DPH v %</text:p>
          </table:table-cell>
          <table:table-cell table:number-columns-repeated="1015"/>
        </table:table-row>
        <table:table-row table:style-name="ro2">
          <table:table-cell table:style-name="ce6"/>
          <table:table-cell table:number-columns-repeated="7"/>
          <table:table-cell table:style-name="ce67"/>
          <table:table-cell table:number-columns-repeated="1015"/>
        </table:table-row>
        <table:table-row table:style-name="ro5">
          <table:table-cell table:style-name="ce6"/>
          <table:table-cell table:number-columns-repeated="7"/>
          <table:table-cell table:style-name="ce68"/>
          <table:table-cell table:number-columns-repeated="1015"/>
        </table:table-row>
        <table:table-row table:style-name="ro2">
          <table:table-cell table:style-name="ce6"/>
          <table:table-cell table:style-name="ce19" table:number-columns-repeated="7"/>
          <table:table-cell table:style-name="ce68"/>
          <table:table-cell table:number-columns-repeated="1015"/>
        </table:table-row>
        <table:table-row table:style-name="ro2">
          <table:table-cell table:style-name="ce6"/>
          <table:table-cell table:style-name="ce20" office:value-type="string" table:number-columns-spanned="7" table:number-rows-spanned="2">
            <text:p>Faktúrujem Vám práce výškové práce (ťahanie káblov na strechu) v dohodnutej výške 60 EUR</text:p>
            <text:p/>
          </table:table-cell>
          <table:covered-table-cell table:number-columns-repeated="6" table:style-name="ce21"/>
          <table:table-cell table:style-name="ce68"/>
          <table:table-cell table:number-columns-repeated="1015"/>
        </table:table-row>
        <table:table-row table:style-name="ro6">
          <table:table-cell table:style-name="ce6"/>
          <table:covered-table-cell table:number-columns-repeated="7" table:style-name="ce21"/>
          <table:table-cell table:style-name="ce68"/>
          <table:table-cell table:number-columns-repeated="1015"/>
        </table:table-row>
        <table:table-row table:style-name="ro7">
          <table:table-cell table:style-name="ce6"/>
          <table:table-cell table:style-name="ce22" table:number-columns-repeated="7"/>
          <table:table-cell table:style-name="ce68"/>
          <table:table-cell table:number-columns-repeated="1015"/>
        </table:table-row>
        <table:table-row table:style-name="ro2">
          <table:table-cell table:style-name="ce6"/>
          <table:table-cell table:style-name="ce19" table:number-columns-repeated="7"/>
          <table:table-cell table:style-name="ce68"/>
          <table:table-cell table:number-columns-repeated="1015"/>
        </table:table-row>
        <table:table-row table:style-name="ro2" table:number-rows-repeated="2">
          <table:table-cell table:style-name="ce6"/>
          <table:table-cell table:style-name="ce17" table:number-columns-repeated="7"/>
          <table:table-cell table:style-name="ce65"/>
          <table:table-cell table:number-columns-repeated="1015"/>
        </table:table-row>
        <table:table-row table:style-name="ro8">
          <table:table-cell table:style-name="ce6"/>
          <table:table-cell table:style-name="ce17" table:number-columns-repeated="4"/>
          <table:table-cell/>
          <table:table-cell table:style-name="ce17" table:number-columns-repeated="2"/>
          <table:table-cell table:style-name="ce65"/>
          <table:table-cell table:number-columns-repeated="1015"/>
        </table:table-row>
        <table:table-row table:style-name="ro2">
          <table:table-cell table:style-name="ce6"/>
          <table:table-cell table:style-name="ce17" table:number-columns-repeated="4"/>
          <table:table-cell table:style-name="ce54" table:number-columns-spanned="2" table:number-rows-spanned="1"/>
          <table:covered-table-cell table:style-name="ce59"/>
          <table:table-cell table:style-name="ce17"/>
          <table:table-cell table:style-name="ce65"/>
          <table:table-cell table:number-columns-repeated="1015"/>
        </table:table-row>
        <table:table-row table:style-name="ro2">
          <table:table-cell table:style-name="ce6"/>
          <table:table-cell table:style-name="ce23" office:value-type="string">
            <text:p>NEPLATCA DPH</text:p>
          </table:table-cell>
          <table:table-cell table:style-name="ce28"/>
          <table:table-cell table:style-name="ce17" table:number-columns-repeated="2"/>
          <table:table-cell table:number-columns-repeated="2"/>
          <table:table-cell table:style-name="ce17"/>
          <table:table-cell table:style-name="ce65"/>
          <table:table-cell table:number-columns-repeated="1015"/>
        </table:table-row>
        <table:table-row table:style-name="ro2">
          <table:table-cell table:style-name="ce6"/>
          <table:table-cell table:style-name="ce24" office:value-type="string">
            <text:p>DPH</text:p>
          </table:table-cell>
          <table:table-cell table:style-name="ce24" office:value-type="string">
            <text:p>–</text:p>
          </table:table-cell>
          <table:table-cell table:style-name="ce17" table:number-columns-repeated="2"/>
          <table:table-cell table:number-columns-repeated="2"/>
          <table:table-cell table:style-name="ce17"/>
          <table:table-cell table:style-name="ce65"/>
          <table:table-cell table:number-columns-repeated="1015"/>
        </table:table-row>
        <table:table-row table:style-name="ro2">
          <table:table-cell table:style-name="ce6"/>
          <table:table-cell table:style-name="ce17" table:number-columns-repeated="4"/>
          <table:table-cell table:style-name="ce55" table:number-columns-spanned="2" table:number-rows-spanned="1"/>
          <table:covered-table-cell table:style-name="ce36"/>
          <table:table-cell table:style-name="ce17"/>
          <table:table-cell table:style-name="ce65"/>
          <table:table-cell table:number-columns-repeated="1015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25"/>
          <table:table-cell table:style-name="ce36"/>
          <table:table-cell table:style-name="ce17" table:number-columns-repeated="4"/>
          <table:table-cell table:style-name="ce65"/>
          <table:table-cell table:number-columns-repeated="1015"/>
        </table:table-row>
        <table:table-row table:style-name="ro9">
          <table:table-cell table:style-name="ce9"/>
          <table:table-cell table:style-name="ce26" table:number-columns-repeated="3"/>
          <table:table-cell table:style-name="ce45" office:value-type="string" table:number-columns-spanned="3" table:number-rows-spanned="1">
            <text:p>CELKOVÁ faktúrovaná suma</text:p>
          </table:table-cell>
          <table:covered-table-cell table:number-columns-repeated="2" table:style-name="ce45"/>
          <table:table-cell table:style-name="ce60" office:value-type="string" table:number-columns-spanned="2" table:number-rows-spanned="1">
            <text:p>60 EUR</text:p>
          </table:table-cell>
          <table:covered-table-cell table:style-name="ce69"/>
          <table:table-cell table:number-columns-repeated="1015"/>
        </table:table-row>
        <table:table-row table:style-name="ro2" table:number-rows-repeated="3">
          <table:table-cell table:style-name="ce6"/>
          <table:table-cell table:style-name="ce17" table:number-columns-repeated="7"/>
          <table:table-cell table:style-name="ce65"/>
          <table:table-cell table:number-columns-repeated="1015"/>
        </table:table-row>
        <table:table-row table:style-name="ro2">
          <table:table-cell table:style-name="ce10" office:value-type="string">
            <text:p>Faktúru vystavil: M. Meravý</text:p>
          </table:table-cell>
          <table:table-cell table:style-name="ce27" table:number-columns-repeated="3"/>
          <table:table-cell table:style-name="ce46" office:value-type="string">
            <text:p>Pečiatka a podpis:</text:p>
          </table:table-cell>
          <table:table-cell table:style-name="ce27" table:number-columns-repeated="3"/>
          <table:table-cell table:style-name="ce70"/>
          <table:table-cell table:number-columns-repeated="1015"/>
        </table:table-row>
        <table:table-row table:style-name="ro2" table:number-rows-repeated="3">
          <table:table-cell table:style-name="ce11" table:number-columns-repeated="9"/>
          <table:table-cell table:number-columns-repeated="1015"/>
        </table:table-row>
        <table:table-row table:style-name="ro2">
          <table:table-cell table:style-name="ce11" table:number-columns-repeated="8"/>
          <table:table-cell table:style-name="ce11"/>
          <table:table-cell table:number-columns-repeated="1015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ijmovy pokladnicny" table:style-name="ta11" table:print="false">
        <office:forms form:automatic-focus="false" form:apply-design-mode="false"/>
        <table:table-column table:style-name="co13" table:default-cell-style-name="ce564"/>
        <table:table-column table:style-name="co14" table:default-cell-style-name="ce564"/>
        <table:table-column table:style-name="co15" table:default-cell-style-name="ce564"/>
        <table:table-column table:style-name="co16" table:default-cell-style-name="ce564"/>
        <table:table-column table:style-name="co17" table:default-cell-style-name="ce564"/>
        <table:table-column table:style-name="co18" table:default-cell-style-name="ce564"/>
        <table:table-column table:style-name="co19" table:default-cell-style-name="ce564"/>
        <table:table-column table:style-name="co20" table:default-cell-style-name="ce564"/>
        <table:table-column table:style-name="co16" table:default-cell-style-name="ce564"/>
        <table:table-column table:style-name="co21" table:default-cell-style-name="ce564"/>
        <table:table-column table:style-name="co22" table:default-cell-style-name="ce564"/>
        <table:table-column table:style-name="co23" table:default-cell-style-name="ce564"/>
        <table:table-column table:style-name="co24" table:default-cell-style-name="ce564"/>
        <table:table-column table:style-name="co4" table:default-cell-style-name="ce564"/>
        <table:table-column table:style-name="co15" table:default-cell-style-name="ce564"/>
        <table:table-column table:style-name="co18" table:default-cell-style-name="ce564"/>
        <table:table-column table:style-name="co25" table:default-cell-style-name="ce564"/>
        <table:table-column table:style-name="co1" table:default-cell-style-name="ce564"/>
        <table:table-column table:style-name="co26" table:default-cell-style-name="ce564"/>
        <table:table-column table:style-name="co27" table:default-cell-style-name="ce564"/>
        <table:table-column table:style-name="co28" table:default-cell-style-name="ce564"/>
        <table:table-column table:style-name="co29" table:default-cell-style-name="ce564"/>
        <table:table-column table:style-name="co30" table:number-columns-repeated="1002" table:default-cell-style-name="ce647"/>
        <table:table-row table:style-name="ro17">
          <table:table-cell table:style-name="ce547" table:number-columns-spanned="12" table:number-rows-spanned="1"/>
          <table:covered-table-cell table:number-columns-repeated="10" table:style-name="ce561"/>
          <table:covered-table-cell table:style-name="ce603"/>
          <table:table-cell table:style-name="ce606" table:number-columns-spanned="10" table:number-rows-spanned="1"/>
          <table:covered-table-cell table:number-columns-repeated="8" table:style-name="ce561"/>
          <table:covered-table-cell table:style-name="ce637"/>
          <table:table-cell table:number-columns-repeated="1002"/>
        </table:table-row>
        <table:table-row table:style-name="ro2">
          <table:table-cell table:style-name="ce548" office:value-type="string" table:number-columns-spanned="7" table:number-rows-spanned="1">
            <text:p>Firma</text:p>
          </table:table-cell>
          <table:covered-table-cell table:number-columns-repeated="6" table:style-name="ce565"/>
          <table:table-cell table:style-name="ce590" table:number-columns-spanned="5" table:number-rows-spanned="1"/>
          <table:covered-table-cell table:number-columns-repeated="3" table:style-name="ce591"/>
          <table:covered-table-cell table:style-name="ce590"/>
          <table:table-cell table:style-name="ce607" office:value-type="string" table:number-columns-spanned="10" table:number-rows-spanned="2">
            <text:p><text:s text:c="2"/>PRÍJMOVÝ pokladničný doklad</text:p>
          </table:table-cell>
          <table:covered-table-cell table:number-columns-repeated="8" table:style-name="ce579"/>
          <table:covered-table-cell table:style-name="ce638"/>
          <table:table-cell table:number-columns-repeated="1002"/>
        </table:table-row>
        <table:table-row table:style-name="ro18">
          <table:table-cell table:style-name="ce549" office:value-type="string" table:number-columns-spanned="7" table:number-rows-spanned="1">
            <text:p>Miroslav Meravý, Záskalická 711/16, 029 01 Dolný Kubín</text:p>
          </table:table-cell>
          <table:covered-table-cell table:number-columns-repeated="6" table:style-name="ce566"/>
          <table:table-cell table:style-name="ce590" table:number-columns-spanned="5" table:number-rows-spanned="1"/>
          <table:covered-table-cell table:number-columns-repeated="3" table:style-name="ce591"/>
          <table:covered-table-cell table:style-name="ce590"/>
          <table:covered-table-cell table:style-name="ce608"/>
          <table:covered-table-cell table:number-columns-repeated="8" table:style-name="ce610"/>
          <table:covered-table-cell table:style-name="ce639"/>
          <table:table-cell table:number-columns-repeated="1002"/>
        </table:table-row>
        <table:table-row table:style-name="ro3">
          <table:table-cell table:style-name="ce550" office:value-type="string">
            <text:p><text:s/>IČO</text:p>
          </table:table-cell>
          <table:table-cell table:style-name="ce567" table:formula="of:=[$faktura.G6]" office:value-type="float" office:value="44270089">
            <text:p>44270089</text:p>
          </table:table-cell>
          <table:table-cell table:style-name="ce567"/>
          <table:table-cell table:style-name="ce579" table:number-columns-repeated="4"/>
          <table:table-cell table:style-name="ce590" table:number-columns-spanned="5" table:number-rows-spanned="1"/>
          <table:covered-table-cell table:number-columns-repeated="3" table:style-name="ce591"/>
          <table:covered-table-cell table:style-name="ce590"/>
          <table:table-cell table:style-name="ce609"/>
          <table:table-cell table:style-name="ce611" office:value-type="string" table:number-columns-spanned="2" table:number-rows-spanned="2">
            <text:p>číslo</text:p>
          </table:table-cell>
          <table:covered-table-cell table:style-name="ce611"/>
          <table:table-cell table:style-name="ce620" table:number-columns-spanned="7" table:number-rows-spanned="1"/>
          <table:covered-table-cell table:number-columns-repeated="5" table:style-name="ce611"/>
          <table:covered-table-cell table:style-name="ce620"/>
          <table:table-cell table:number-columns-repeated="1002"/>
        </table:table-row>
        <table:table-row table:style-name="ro3">
          <table:table-cell table:style-name="ce550" office:value-type="string">
            <text:p><text:s/>DIČ</text:p>
          </table:table-cell>
          <table:table-cell table:style-name="ce567" table:formula="of:=[$faktura.I6]" office:value-type="float" office:value="1080129094">
            <text:p>1080129094</text:p>
          </table:table-cell>
          <table:table-cell table:style-name="ce567" table:number-columns-repeated="5"/>
          <table:table-cell table:style-name="ce581" table:number-columns-spanned="5" table:number-rows-spanned="1"/>
          <table:covered-table-cell table:number-columns-repeated="3" table:style-name="ce583"/>
          <table:covered-table-cell table:style-name="ce581"/>
          <table:table-cell table:style-name="ce567"/>
          <table:covered-table-cell table:number-columns-repeated="2" table:style-name="ce612"/>
          <table:table-cell table:style-name="ce621" table:number-columns-spanned="6" table:number-rows-spanned="1"/>
          <table:covered-table-cell table:number-columns-repeated="5" table:style-name="ce621"/>
          <table:table-cell table:style-name="ce640"/>
          <table:table-cell table:number-columns-repeated="1002"/>
        </table:table-row>
        <table:table-row table:style-name="ro2">
          <table:table-cell table:style-name="ce550" office:value-type="string" table:number-columns-spanned="2" table:number-rows-spanned="1">
            <text:p><text:s/>IČ DPH</text:p>
          </table:table-cell>
          <table:covered-table-cell table:style-name="ce567"/>
          <table:table-cell table:style-name="ce567"/>
          <table:table-cell table:style-name="ce580" office:value-type="string" table:number-columns-spanned="4" table:number-rows-spanned="1">
            <text:p>SK</text:p>
          </table:table-cell>
          <table:covered-table-cell table:number-columns-repeated="3" table:style-name="ce582"/>
          <table:table-cell table:style-name="ce581" table:number-columns-spanned="5" table:number-rows-spanned="1"/>
          <table:covered-table-cell table:number-columns-repeated="3" table:style-name="ce583"/>
          <table:covered-table-cell table:style-name="ce581"/>
          <table:table-cell table:style-name="ce567"/>
          <table:table-cell table:style-name="ce613" office:value-type="string" table:number-columns-spanned="3" table:number-rows-spanned="2">
            <text:p>zo dňa</text:p>
          </table:table-cell>
          <table:covered-table-cell table:number-columns-repeated="2" table:style-name="ce612"/>
          <table:table-cell table:style-name="ce567" table:number-columns-repeated="5"/>
          <table:table-cell table:style-name="ce640"/>
          <table:table-cell table:number-columns-repeated="1002"/>
        </table:table-row>
        <table:table-row table:style-name="ro2">
          <table:table-cell table:style-name="ce550" office:value-type="string" table:number-columns-spanned="3" table:number-rows-spanned="1">
            <text:p><text:s/>Zapísaný</text:p>
          </table:table-cell>
          <table:covered-table-cell table:number-columns-repeated="2" table:style-name="ce567"/>
          <table:table-cell table:style-name="ce581" table:number-columns-spanned="9" table:number-rows-spanned="1"/>
          <table:covered-table-cell table:number-columns-repeated="7" table:style-name="ce583"/>
          <table:covered-table-cell table:style-name="ce581"/>
          <table:table-cell table:style-name="ce567"/>
          <table:covered-table-cell table:number-columns-repeated="3" table:style-name="ce612"/>
          <table:table-cell table:style-name="ce627" office:value-type="date" office:date-value="2017-12-30" table:number-columns-spanned="5" table:number-rows-spanned="1">
            <text:p>Sobota, decembra 30, 2017</text:p>
          </table:table-cell>
          <table:covered-table-cell table:number-columns-repeated="4" table:style-name="ce627"/>
          <table:table-cell table:style-name="ce640"/>
          <table:table-cell table:number-columns-repeated="1002"/>
        </table:table-row>
        <table:table-row table:style-name="ro19">
          <table:table-cell table:style-name="ce551"/>
          <table:table-cell table:style-name="ce568" table:number-columns-repeated="10"/>
          <table:table-cell table:style-name="ce604"/>
          <table:table-cell table:style-name="ce568" table:number-columns-repeated="9"/>
          <table:table-cell table:style-name="ce641"/>
          <table:table-cell table:number-columns-repeated="1002"/>
        </table:table-row>
        <table:table-row table:style-name="ro20">
          <table:table-cell table:style-name="ce552" office:value-type="string" table:number-columns-spanned="4" table:number-rows-spanned="1">
            <text:p><text:s/>Prijaté (od)</text:p>
          </table:table-cell>
          <table:covered-table-cell table:number-columns-repeated="3" table:style-name="ce569"/>
          <table:table-cell table:style-name="ce584" office:value-type="string" table:number-columns-spanned="17" table:number-rows-spanned="1">
            <text:p>Jozef Meravý Záskalická 711/16 026 01 Dolný Kubín</text:p>
          </table:table-cell>
          <table:covered-table-cell table:number-columns-repeated="16" table:style-name="ce584"/>
          <table:table-cell table:style-name="ce640"/>
          <table:table-cell table:number-columns-repeated="1002"/>
        </table:table-row>
        <table:table-row table:style-name="ro21">
          <table:table-cell table:style-name="ce553" office:value-type="string" table:number-columns-spanned="4" table:number-rows-spanned="1">
            <text:p><text:s/>IČO (č. OP)</text:p>
          </table:table-cell>
          <table:covered-table-cell table:number-columns-repeated="3" table:style-name="ce570"/>
          <table:table-cell table:style-name="ce585" office:value-type="float" office:value="41658388" table:number-columns-spanned="6" table:number-rows-spanned="1">
            <text:p>41658388</text:p>
          </table:table-cell>
          <table:covered-table-cell table:number-columns-repeated="5" table:style-name="ce586"/>
          <table:table-cell table:style-name="ce600" office:value-type="string">
            <text:p>DIČ</text:p>
          </table:table-cell>
          <table:table-cell table:style-name="ce585" office:value-type="float" office:value="1072036702" table:number-columns-spanned="6" table:number-rows-spanned="1">
            <text:p>1072036702</text:p>
          </table:table-cell>
          <table:covered-table-cell table:number-columns-repeated="5" table:style-name="ce586"/>
          <table:table-cell table:style-name="ce600" office:value-type="string">
            <text:p>IČ DPH</text:p>
          </table:table-cell>
          <table:table-cell table:style-name="ce586" table:number-columns-spanned="3" table:number-rows-spanned="1"/>
          <table:covered-table-cell table:number-columns-repeated="2" table:style-name="ce586"/>
          <table:table-cell table:style-name="ce640"/>
          <table:table-cell table:number-columns-repeated="1002"/>
        </table:table-row>
        <table:table-row table:style-name="ro29">
          <table:table-cell table:style-name="ce554"/>
          <table:table-cell table:style-name="ce571" table:number-columns-repeated="9"/>
          <table:table-cell table:style-name="ce601"/>
          <table:table-cell table:style-name="ce571" table:number-columns-repeated="10"/>
          <table:table-cell table:style-name="ce641"/>
          <table:table-cell table:number-columns-repeated="1002"/>
        </table:table-row>
        <table:table-row table:style-name="ro30">
          <table:table-cell table:style-name="ce555" office:value-type="string" table:number-columns-spanned="9" table:number-rows-spanned="3">
            <text:p>Cena bez DPH</text:p>
          </table:table-cell>
          <table:covered-table-cell table:number-columns-repeated="7" table:style-name="ce572"/>
          <table:covered-table-cell table:style-name="ce592"/>
          <table:table-cell table:style-name="ce596"/>
          <table:table-cell table:style-name="ce567" table:number-columns-repeated="3"/>
          <table:table-cell table:style-name="ce614"/>
          <table:table-cell table:style-name="ce616" office:value-type="string" table:number-columns-spanned="8" table:number-rows-spanned="3">
            <text:p>Cena s DPH</text:p>
          </table:table-cell>
          <table:covered-table-cell table:number-columns-repeated="6" table:style-name="ce572"/>
          <table:covered-table-cell table:style-name="ce642"/>
          <table:table-cell table:number-columns-repeated="1002"/>
        </table:table-row>
        <table:table-row table:style-name="ro31">
          <table:covered-table-cell table:style-name="ce556"/>
          <table:covered-table-cell table:number-columns-repeated="7" table:style-name="ce573"/>
          <table:covered-table-cell table:style-name="ce593"/>
          <table:table-cell table:style-name="ce596"/>
          <table:table-cell table:style-name="ce567" office:value-type="string">
            <text:p>DPH</text:p>
          </table:table-cell>
          <table:table-cell table:style-name="ce605"/>
          <table:table-cell table:style-name="ce567" office:value-type="string">
            <text:p>%</text:p>
          </table:table-cell>
          <table:table-cell table:style-name="ce614"/>
          <table:covered-table-cell table:style-name="ce617"/>
          <table:covered-table-cell table:number-columns-repeated="6" table:style-name="ce573"/>
          <table:covered-table-cell table:style-name="ce643"/>
          <table:table-cell table:number-columns-repeated="1002"/>
        </table:table-row>
        <table:table-row table:style-name="ro31">
          <table:covered-table-cell table:style-name="ce557"/>
          <table:covered-table-cell table:number-columns-repeated="7" table:style-name="ce574"/>
          <table:covered-table-cell table:style-name="ce594"/>
          <table:table-cell table:style-name="ce597"/>
          <table:table-cell table:style-name="ce568" table:number-columns-repeated="3"/>
          <table:table-cell table:style-name="ce604"/>
          <table:covered-table-cell table:style-name="ce618"/>
          <table:covered-table-cell table:number-columns-repeated="6" table:style-name="ce574"/>
          <table:covered-table-cell table:style-name="ce644"/>
          <table:table-cell table:number-columns-repeated="1002"/>
        </table:table-row>
        <table:table-row table:style-name="ro21">
          <table:table-cell table:style-name="ce558" office:value-type="float" office:value="750" table:number-columns-spanned="9" table:number-rows-spanned="1">
            <text:p>750,00</text:p>
          </table:table-cell>
          <table:covered-table-cell table:number-columns-repeated="7" table:style-name="ce575"/>
          <table:covered-table-cell table:style-name="ce595"/>
          <table:table-cell table:style-name="ce598" office:value-type="string" table:number-columns-spanned="5" table:number-rows-spanned="1">
            <text:p>neplatca</text:p>
          </table:table-cell>
          <table:covered-table-cell table:number-columns-repeated="3" table:style-name="ce602"/>
          <table:covered-table-cell table:style-name="ce615"/>
          <table:table-cell table:style-name="ce619" table:number-columns-spanned="8" table:number-rows-spanned="1"/>
          <table:covered-table-cell table:number-columns-repeated="6" table:style-name="ce622"/>
          <table:covered-table-cell table:style-name="ce645"/>
          <table:table-cell table:number-columns-repeated="1002"/>
        </table:table-row>
        <table:table-row table:style-name="ro3">
          <table:table-cell table:style-name="ce559" office:value-type="string" table:number-columns-spanned="5" table:number-rows-spanned="1">
            <text:p><text:s/>Spolu slovom:</text:p>
          </table:table-cell>
          <table:covered-table-cell table:number-columns-repeated="4" table:style-name="ce576"/>
          <table:table-cell table:style-name="ce587" office:value-type="string" table:number-columns-spanned="17" table:number-rows-spanned="1">
            <text:p>sedemstopäťdesiat</text:p>
          </table:table-cell>
          <table:covered-table-cell table:number-columns-repeated="15" table:style-name="ce589"/>
          <table:covered-table-cell table:style-name="ce587"/>
          <table:table-cell table:number-columns-repeated="1002"/>
        </table:table-row>
        <table:table-row table:style-name="ro2">
          <table:table-cell table:style-name="ce550"/>
          <table:table-cell table:style-name="ce567" table:number-columns-repeated="20"/>
          <table:table-cell table:style-name="ce640"/>
          <table:table-cell table:number-columns-repeated="1002"/>
        </table:table-row>
        <table:table-row table:style-name="ro2">
          <table:table-cell table:style-name="ce553" office:value-type="string">
            <text:p><text:s/>Účel</text:p>
          </table:table-cell>
          <table:table-cell table:style-name="ce577" office:value-type="string" table:number-columns-spanned="13" table:number-rows-spanned="1">
            <text:p>platba FA 062017</text:p>
          </table:table-cell>
          <table:covered-table-cell table:number-columns-repeated="12" table:style-name="ce577"/>
          <table:table-cell table:style-name="ce567"/>
          <table:table-cell table:style-name="ce623" office:value-type="string" table:number-columns-spanned="6" table:number-rows-spanned="1">
            <text:p>Účtovací predpis</text:p>
          </table:table-cell>
          <table:covered-table-cell table:number-columns-repeated="4" table:style-name="ce628"/>
          <table:covered-table-cell table:style-name="ce630"/>
          <table:table-cell table:style-name="ce640"/>
          <table:table-cell table:number-columns-repeated="1002"/>
        </table:table-row>
        <table:table-row table:style-name="ro2">
          <table:table-cell table:style-name="ce553" office:value-type="string" table:number-columns-spanned="3" table:number-rows-spanned="1">
            <text:p><text:s/>Vyhotovil</text:p>
          </table:table-cell>
          <table:covered-table-cell table:number-columns-repeated="2" table:style-name="ce570"/>
          <table:table-cell table:style-name="ce577" office:value-type="string" table:number-columns-spanned="11" table:number-rows-spanned="1">
            <text:p>Miroslav Meravý</text:p>
          </table:table-cell>
          <table:covered-table-cell table:number-columns-repeated="10" table:style-name="ce577"/>
          <table:table-cell table:style-name="ce567"/>
          <table:table-cell table:style-name="ce623" office:value-type="string" table:number-columns-spanned="3" table:number-rows-spanned="1">
            <text:p>Dal - účet</text:p>
          </table:table-cell>
          <table:covered-table-cell table:style-name="ce628"/>
          <table:covered-table-cell table:style-name="ce630"/>
          <table:table-cell table:style-name="ce632" office:value-type="string" table:number-columns-spanned="3" table:number-rows-spanned="1">
            <text:p><text:s text:c="18"/>Suma</text:p>
          </table:table-cell>
          <table:covered-table-cell table:style-name="ce576"/>
          <table:covered-table-cell table:style-name="ce635"/>
          <table:table-cell table:style-name="ce640"/>
          <table:table-cell table:number-columns-repeated="1002"/>
        </table:table-row>
        <table:table-row table:style-name="ro2">
          <table:table-cell table:style-name="ce553" office:value-type="string" table:number-columns-spanned="2" table:number-rows-spanned="1">
            <text:p><text:s/>Schválil</text:p>
          </table:table-cell>
          <table:covered-table-cell table:style-name="ce570"/>
          <table:table-cell table:style-name="ce577" table:number-columns-spanned="12" table:number-rows-spanned="1"/>
          <table:covered-table-cell table:number-columns-repeated="11" table:style-name="ce577"/>
          <table:table-cell table:style-name="ce567"/>
          <table:table-cell table:style-name="ce624" table:number-columns-spanned="3" table:number-rows-spanned="1"/>
          <table:covered-table-cell table:number-columns-repeated="2" table:style-name="ce624"/>
          <table:table-cell table:style-name="ce633" table:number-columns-spanned="2" table:number-rows-spanned="1"/>
          <table:covered-table-cell table:style-name="ce633"/>
          <table:table-cell table:style-name="ce624"/>
          <table:table-cell table:style-name="ce640"/>
          <table:table-cell table:number-columns-repeated="1002"/>
        </table:table-row>
        <table:table-row table:style-name="ro2">
          <table:table-cell table:style-name="ce553" office:value-type="string" table:number-columns-spanned="5" table:number-rows-spanned="1">
            <text:p><text:s/>Podpis príjemcu</text:p>
          </table:table-cell>
          <table:covered-table-cell table:number-columns-repeated="4" table:style-name="ce570"/>
          <table:table-cell table:style-name="ce588" table:number-columns-spanned="9" table:number-rows-spanned="1"/>
          <table:covered-table-cell table:number-columns-repeated="8" table:style-name="ce588"/>
          <table:table-cell table:style-name="ce567"/>
          <table:table-cell table:style-name="ce624" table:number-columns-spanned="3" table:number-rows-spanned="1"/>
          <table:covered-table-cell table:number-columns-repeated="2" table:style-name="ce624"/>
          <table:table-cell table:style-name="ce633" table:number-columns-spanned="2" table:number-rows-spanned="1"/>
          <table:covered-table-cell table:style-name="ce633"/>
          <table:table-cell table:style-name="ce624"/>
          <table:table-cell table:style-name="ce640"/>
          <table:table-cell table:number-columns-repeated="1002"/>
        </table:table-row>
        <table:table-row table:style-name="ro2">
          <table:table-cell table:style-name="ce553" office:value-type="string" table:number-columns-spanned="9" table:number-rows-spanned="1">
            <text:p><text:s/>Zaúčtované v denníku pod por. č.</text:p>
          </table:table-cell>
          <table:covered-table-cell table:number-columns-repeated="8" table:style-name="ce570"/>
          <table:table-cell table:style-name="ce599" table:number-columns-spanned="5" table:number-rows-spanned="1"/>
          <table:covered-table-cell table:number-columns-repeated="4" table:style-name="ce599"/>
          <table:table-cell table:style-name="ce567"/>
          <table:table-cell table:style-name="ce625" table:number-columns-spanned="3" table:number-rows-spanned="1"/>
          <table:covered-table-cell table:number-columns-repeated="2" table:style-name="ce629"/>
          <table:table-cell table:style-name="ce633" table:number-columns-spanned="2" table:number-rows-spanned="1"/>
          <table:covered-table-cell table:style-name="ce634"/>
          <table:table-cell table:style-name="ce636"/>
          <table:table-cell table:style-name="ce640"/>
          <table:table-cell table:number-columns-repeated="1002"/>
        </table:table-row>
        <table:table-row table:style-name="ro32">
          <table:table-cell table:style-name="ce550"/>
          <table:table-cell table:style-name="ce567" table:number-columns-repeated="7"/>
          <table:table-cell table:style-name="ce566" table:number-columns-repeated="6"/>
          <table:table-cell table:style-name="ce567"/>
          <table:table-cell table:style-name="ce626" office:value-type="string" table:number-columns-spanned="2" table:number-rows-spanned="1">
            <text:p><text:s/>Dátum</text:p>
          </table:table-cell>
          <table:covered-table-cell table:style-name="ce576"/>
          <table:table-cell table:style-name="ce631" office:value-type="float" office:value="43099" table:number-columns-spanned="2" table:number-rows-spanned="1">
            <text:p>30.12.17</text:p>
          </table:table-cell>
          <table:covered-table-cell table:style-name="ce631"/>
          <table:table-cell table:style-name="ce576" office:value-type="string">
            <text:p><text:s text:c="3"/>Podpis</text:p>
          </table:table-cell>
          <table:table-cell table:style-name="ce635"/>
          <table:table-cell table:style-name="ce640"/>
          <table:table-cell table:number-columns-repeated="1002"/>
        </table:table-row>
        <table:table-row table:style-name="ro33">
          <table:table-cell table:style-name="ce560"/>
          <table:table-cell table:style-name="ce578" table:number-columns-repeated="20"/>
          <table:table-cell table:style-name="ce646"/>
          <table:table-cell table:number-columns-repeated="1002"/>
        </table:table-row>
        <table:table-row table:style-name="ro21">
          <table:table-cell table:style-name="ce561" table:number-columns-repeated="22"/>
          <table:table-cell table:number-columns-repeated="1002"/>
        </table:table-row>
        <table:table-row table:style-name="ro34">
          <table:table-cell table:style-name="ce562" table:number-columns-repeated="22"/>
          <table:table-cell table:number-columns-repeated="1002"/>
        </table:table-row>
        <table:table-row table:style-name="ro17">
          <table:table-cell table:style-name="ce547" table:number-columns-spanned="12" table:number-rows-spanned="1"/>
          <table:covered-table-cell table:number-columns-repeated="10" table:style-name="ce561"/>
          <table:covered-table-cell table:style-name="ce603"/>
          <table:table-cell table:style-name="ce606" table:number-columns-spanned="10" table:number-rows-spanned="1"/>
          <table:covered-table-cell table:number-columns-repeated="8" table:style-name="ce561"/>
          <table:covered-table-cell table:style-name="ce637"/>
          <table:table-cell table:number-columns-repeated="1002"/>
        </table:table-row>
        <table:table-row table:style-name="ro2">
          <table:table-cell table:style-name="ce548" office:value-type="string" table:number-columns-spanned="7" table:number-rows-spanned="1">
            <text:p>Firma</text:p>
          </table:table-cell>
          <table:covered-table-cell table:number-columns-repeated="6" table:style-name="ce565"/>
          <table:table-cell table:style-name="ce590" table:number-columns-spanned="5" table:number-rows-spanned="1"/>
          <table:covered-table-cell table:number-columns-repeated="3" table:style-name="ce591"/>
          <table:covered-table-cell table:style-name="ce590"/>
          <table:table-cell table:style-name="ce607" office:value-type="string" table:number-columns-spanned="10" table:number-rows-spanned="2">
            <text:p><text:s text:c="2"/>PRÍJMOVÝ pokladničný doklad</text:p>
          </table:table-cell>
          <table:covered-table-cell table:number-columns-repeated="8" table:style-name="ce579"/>
          <table:covered-table-cell table:style-name="ce638"/>
          <table:table-cell table:number-columns-repeated="1002"/>
        </table:table-row>
        <table:table-row table:style-name="ro18">
          <table:table-cell table:style-name="ce549" office:value-type="string" table:number-columns-spanned="7" table:number-rows-spanned="1">
            <text:p>Miroslav Meravý, Záskalická 711/16, 029 01 Dolný Kubín</text:p>
          </table:table-cell>
          <table:covered-table-cell table:number-columns-repeated="6" table:style-name="ce566"/>
          <table:table-cell table:style-name="ce590" table:number-columns-spanned="5" table:number-rows-spanned="1"/>
          <table:covered-table-cell table:number-columns-repeated="3" table:style-name="ce591"/>
          <table:covered-table-cell table:style-name="ce590"/>
          <table:covered-table-cell table:style-name="ce608"/>
          <table:covered-table-cell table:number-columns-repeated="8" table:style-name="ce610"/>
          <table:covered-table-cell table:style-name="ce639"/>
          <table:table-cell table:number-columns-repeated="1002"/>
        </table:table-row>
        <table:table-row table:style-name="ro3">
          <table:table-cell table:style-name="ce550" office:value-type="string">
            <text:p><text:s/>IČO</text:p>
          </table:table-cell>
          <table:table-cell table:style-name="ce567" table:formula="of:=[.B4]" office:value-type="float" office:value="44270089">
            <text:p>44270089</text:p>
          </table:table-cell>
          <table:table-cell table:style-name="ce567"/>
          <table:table-cell table:style-name="ce579" table:number-columns-repeated="4"/>
          <table:table-cell table:style-name="ce590" table:number-columns-spanned="5" table:number-rows-spanned="1"/>
          <table:covered-table-cell table:number-columns-repeated="3" table:style-name="ce591"/>
          <table:covered-table-cell table:style-name="ce590"/>
          <table:table-cell table:style-name="ce609"/>
          <table:table-cell table:style-name="ce611" office:value-type="string" table:number-columns-spanned="2" table:number-rows-spanned="2">
            <text:p>číslo</text:p>
          </table:table-cell>
          <table:covered-table-cell table:style-name="ce611"/>
          <table:table-cell table:style-name="ce620" table:number-columns-spanned="7" table:number-rows-spanned="1"/>
          <table:covered-table-cell table:number-columns-repeated="5" table:style-name="ce611"/>
          <table:covered-table-cell table:style-name="ce620"/>
          <table:table-cell table:number-columns-repeated="1002"/>
        </table:table-row>
        <table:table-row table:style-name="ro3">
          <table:table-cell table:style-name="ce550" office:value-type="string">
            <text:p><text:s/>DIČ</text:p>
          </table:table-cell>
          <table:table-cell table:style-name="ce567" table:formula="of:=[.B5]" office:value-type="float" office:value="1080129094">
            <text:p>1080129094</text:p>
          </table:table-cell>
          <table:table-cell table:style-name="ce567" table:number-columns-repeated="5"/>
          <table:table-cell table:style-name="ce581" table:number-columns-spanned="5" table:number-rows-spanned="1"/>
          <table:covered-table-cell table:number-columns-repeated="3" table:style-name="ce583"/>
          <table:covered-table-cell table:style-name="ce581"/>
          <table:table-cell table:style-name="ce567"/>
          <table:covered-table-cell table:number-columns-repeated="2" table:style-name="ce612"/>
          <table:table-cell table:style-name="ce621" table:number-columns-spanned="6" table:number-rows-spanned="1"/>
          <table:covered-table-cell table:number-columns-repeated="5" table:style-name="ce621"/>
          <table:table-cell table:style-name="ce640"/>
          <table:table-cell table:number-columns-repeated="1002"/>
        </table:table-row>
        <table:table-row table:style-name="ro2">
          <table:table-cell table:style-name="ce550" office:value-type="string" table:number-columns-spanned="2" table:number-rows-spanned="1">
            <text:p><text:s/>IČ DPH</text:p>
          </table:table-cell>
          <table:covered-table-cell table:style-name="ce567"/>
          <table:table-cell table:style-name="ce567"/>
          <table:table-cell table:style-name="ce580" office:value-type="string" table:number-columns-spanned="4" table:number-rows-spanned="1">
            <text:p>SK</text:p>
          </table:table-cell>
          <table:covered-table-cell table:number-columns-repeated="3" table:style-name="ce582"/>
          <table:table-cell table:style-name="ce581" table:number-columns-spanned="5" table:number-rows-spanned="1"/>
          <table:covered-table-cell table:number-columns-repeated="3" table:style-name="ce583"/>
          <table:covered-table-cell table:style-name="ce581"/>
          <table:table-cell table:style-name="ce567"/>
          <table:table-cell table:style-name="ce613" office:value-type="string" table:number-columns-spanned="3" table:number-rows-spanned="2">
            <text:p>zo dňa</text:p>
          </table:table-cell>
          <table:covered-table-cell table:number-columns-repeated="2" table:style-name="ce612"/>
          <table:table-cell table:style-name="ce567" table:number-columns-repeated="5"/>
          <table:table-cell table:style-name="ce640"/>
          <table:table-cell table:number-columns-repeated="1002"/>
        </table:table-row>
        <table:table-row table:style-name="ro2">
          <table:table-cell table:style-name="ce550" office:value-type="string" table:number-columns-spanned="3" table:number-rows-spanned="1">
            <text:p><text:s/>Zapísaný</text:p>
          </table:table-cell>
          <table:covered-table-cell table:number-columns-repeated="2" table:style-name="ce567"/>
          <table:table-cell table:style-name="ce581" table:number-columns-spanned="9" table:number-rows-spanned="1"/>
          <table:covered-table-cell table:number-columns-repeated="7" table:style-name="ce583"/>
          <table:covered-table-cell table:style-name="ce581"/>
          <table:table-cell table:style-name="ce567"/>
          <table:covered-table-cell table:number-columns-repeated="3" table:style-name="ce612"/>
          <table:table-cell table:style-name="ce627" office:value-type="date" office:date-value="2017-12-30" table:number-columns-spanned="5" table:number-rows-spanned="1">
            <text:p>Sobota, decembra 30, 2017</text:p>
          </table:table-cell>
          <table:covered-table-cell table:number-columns-repeated="4" table:style-name="ce627"/>
          <table:table-cell table:style-name="ce640"/>
          <table:table-cell table:number-columns-repeated="1002"/>
        </table:table-row>
        <table:table-row table:style-name="ro19">
          <table:table-cell table:style-name="ce551"/>
          <table:table-cell table:style-name="ce568" table:number-columns-repeated="10"/>
          <table:table-cell table:style-name="ce604"/>
          <table:table-cell table:style-name="ce568" table:number-columns-repeated="9"/>
          <table:table-cell table:style-name="ce641"/>
          <table:table-cell table:number-columns-repeated="1002"/>
        </table:table-row>
        <table:table-row table:style-name="ro20">
          <table:table-cell table:style-name="ce552" office:value-type="string" table:number-columns-spanned="4" table:number-rows-spanned="1">
            <text:p><text:s/>Prijaté (od)</text:p>
          </table:table-cell>
          <table:covered-table-cell table:number-columns-repeated="3" table:style-name="ce569"/>
          <table:table-cell table:style-name="ce584" table:formula="of:=[.E9]" office:value-type="string" office:string-value="Jozef Meravý Záskalická 711/16 026 01 Dolný Kubín" table:number-columns-spanned="17" table:number-rows-spanned="1">
            <text:p>Jozef Meravý Záskalická 711/16 026 01 Dolný Kubín</text:p>
          </table:table-cell>
          <table:covered-table-cell table:number-columns-repeated="16" table:style-name="ce584"/>
          <table:table-cell table:style-name="ce640"/>
          <table:table-cell table:number-columns-repeated="1002"/>
        </table:table-row>
        <table:table-row table:style-name="ro21">
          <table:table-cell table:style-name="ce553" office:value-type="string" table:number-columns-spanned="4" table:number-rows-spanned="1">
            <text:p><text:s/>IČO (č. OP)</text:p>
          </table:table-cell>
          <table:covered-table-cell table:number-columns-repeated="3" table:style-name="ce570"/>
          <table:table-cell table:style-name="ce586" table:formula="of:=[.E10]" office:value-type="float" office:value="41658388" table:number-columns-spanned="6" table:number-rows-spanned="1">
            <text:p>41658388</text:p>
          </table:table-cell>
          <table:covered-table-cell table:number-columns-repeated="5" table:style-name="ce586"/>
          <table:table-cell table:style-name="ce600" office:value-type="string">
            <text:p>DIČ</text:p>
          </table:table-cell>
          <table:table-cell table:style-name="ce586" office:value-type="float" office:value="1072036702" table:number-columns-spanned="6" table:number-rows-spanned="1">
            <text:p>1072036702</text:p>
          </table:table-cell>
          <table:covered-table-cell table:number-columns-repeated="5" table:style-name="ce586"/>
          <table:table-cell table:style-name="ce600" office:value-type="string">
            <text:p>IČ DPH</text:p>
          </table:table-cell>
          <table:table-cell table:style-name="ce586" table:formula="of:=[$faktura.I39]" office:value-type="float" office:value="0" table:number-columns-spanned="3" table:number-rows-spanned="1">
            <text:p>0</text:p>
          </table:table-cell>
          <table:covered-table-cell table:number-columns-repeated="2" table:style-name="ce586"/>
          <table:table-cell table:style-name="ce640"/>
          <table:table-cell table:number-columns-repeated="1002"/>
        </table:table-row>
        <table:table-row table:style-name="ro29">
          <table:table-cell table:style-name="ce554"/>
          <table:table-cell table:style-name="ce571" table:number-columns-repeated="9"/>
          <table:table-cell table:style-name="ce601"/>
          <table:table-cell table:style-name="ce571" table:number-columns-repeated="10"/>
          <table:table-cell table:style-name="ce641"/>
          <table:table-cell table:number-columns-repeated="1002"/>
        </table:table-row>
        <table:table-row table:style-name="ro30">
          <table:table-cell table:style-name="ce555" office:value-type="string" table:number-columns-spanned="9" table:number-rows-spanned="3">
            <text:p>Cena bez DPH</text:p>
          </table:table-cell>
          <table:covered-table-cell table:number-columns-repeated="7" table:style-name="ce572"/>
          <table:covered-table-cell table:style-name="ce592"/>
          <table:table-cell table:style-name="ce596"/>
          <table:table-cell table:style-name="ce567" table:number-columns-repeated="3"/>
          <table:table-cell table:style-name="ce614"/>
          <table:table-cell table:style-name="ce616" office:value-type="string" table:number-columns-spanned="8" table:number-rows-spanned="3">
            <text:p>Cena s DPH</text:p>
          </table:table-cell>
          <table:covered-table-cell table:number-columns-repeated="6" table:style-name="ce572"/>
          <table:covered-table-cell table:style-name="ce642"/>
          <table:table-cell table:number-columns-repeated="1002"/>
        </table:table-row>
        <table:table-row table:style-name="ro31">
          <table:covered-table-cell table:style-name="ce556"/>
          <table:covered-table-cell table:number-columns-repeated="7" table:style-name="ce573"/>
          <table:covered-table-cell table:style-name="ce593"/>
          <table:table-cell table:style-name="ce596"/>
          <table:table-cell table:style-name="ce567" office:value-type="string">
            <text:p>DPH</text:p>
          </table:table-cell>
          <table:table-cell table:style-name="ce605"/>
          <table:table-cell table:style-name="ce567" office:value-type="string">
            <text:p>%</text:p>
          </table:table-cell>
          <table:table-cell table:style-name="ce614"/>
          <table:covered-table-cell table:style-name="ce617"/>
          <table:covered-table-cell table:number-columns-repeated="6" table:style-name="ce573"/>
          <table:covered-table-cell table:style-name="ce643"/>
          <table:table-cell table:number-columns-repeated="1002"/>
        </table:table-row>
        <table:table-row table:style-name="ro31">
          <table:covered-table-cell table:style-name="ce557"/>
          <table:covered-table-cell table:number-columns-repeated="7" table:style-name="ce574"/>
          <table:covered-table-cell table:style-name="ce594"/>
          <table:table-cell table:style-name="ce597"/>
          <table:table-cell table:style-name="ce568" table:number-columns-repeated="3"/>
          <table:table-cell table:style-name="ce604"/>
          <table:covered-table-cell table:style-name="ce618"/>
          <table:covered-table-cell table:number-columns-repeated="6" table:style-name="ce574"/>
          <table:covered-table-cell table:style-name="ce644"/>
          <table:table-cell table:number-columns-repeated="1002"/>
        </table:table-row>
        <table:table-row table:style-name="ro21">
          <table:table-cell table:style-name="ce558" table:formula="of:=[.A15]" office:value-type="float" office:value="750" table:number-columns-spanned="9" table:number-rows-spanned="1">
            <text:p>750,00</text:p>
          </table:table-cell>
          <table:covered-table-cell table:number-columns-repeated="7" table:style-name="ce575"/>
          <table:covered-table-cell table:style-name="ce595"/>
          <table:table-cell table:style-name="ce598" office:value-type="string" table:number-columns-spanned="5" table:number-rows-spanned="1">
            <text:p>neplatca</text:p>
          </table:table-cell>
          <table:covered-table-cell table:number-columns-repeated="3" table:style-name="ce602"/>
          <table:covered-table-cell table:style-name="ce615"/>
          <table:table-cell table:style-name="ce619" table:number-columns-spanned="8" table:number-rows-spanned="1"/>
          <table:covered-table-cell table:number-columns-repeated="6" table:style-name="ce622"/>
          <table:covered-table-cell table:style-name="ce645"/>
          <table:table-cell table:number-columns-repeated="1002"/>
        </table:table-row>
        <table:table-row table:style-name="ro3">
          <table:table-cell table:style-name="ce559" office:value-type="string" table:number-columns-spanned="5" table:number-rows-spanned="1">
            <text:p><text:s/>Spolu slovom:</text:p>
          </table:table-cell>
          <table:covered-table-cell table:number-columns-repeated="4" table:style-name="ce576"/>
          <table:table-cell table:style-name="ce587" table:formula="of:=[.F16]" office:value-type="string" office:string-value="sedemstopäťdesiat" table:number-columns-spanned="17" table:number-rows-spanned="1">
            <text:p>sedemstopäťdesiat</text:p>
          </table:table-cell>
          <table:covered-table-cell table:number-columns-repeated="15" table:style-name="ce589"/>
          <table:covered-table-cell table:style-name="ce587"/>
          <table:table-cell table:number-columns-repeated="1002"/>
        </table:table-row>
        <table:table-row table:style-name="ro2">
          <table:table-cell table:style-name="ce550"/>
          <table:table-cell table:style-name="ce567" table:number-columns-repeated="20"/>
          <table:table-cell table:style-name="ce640"/>
          <table:table-cell table:number-columns-repeated="1002"/>
        </table:table-row>
        <table:table-row table:style-name="ro2">
          <table:table-cell table:style-name="ce553" office:value-type="string">
            <text:p><text:s/>Účel</text:p>
          </table:table-cell>
          <table:table-cell table:style-name="ce577" table:formula="of:=[.B18]" office:value-type="string" office:string-value="platba FA 062017" table:number-columns-spanned="13" table:number-rows-spanned="1">
            <text:p>platba FA 062017</text:p>
          </table:table-cell>
          <table:covered-table-cell table:number-columns-repeated="12" table:style-name="ce577"/>
          <table:table-cell table:style-name="ce567"/>
          <table:table-cell table:style-name="ce623" office:value-type="string" table:number-columns-spanned="6" table:number-rows-spanned="1">
            <text:p>Účtovací predpis</text:p>
          </table:table-cell>
          <table:covered-table-cell table:number-columns-repeated="4" table:style-name="ce628"/>
          <table:covered-table-cell table:style-name="ce630"/>
          <table:table-cell table:style-name="ce640"/>
          <table:table-cell table:number-columns-repeated="1002"/>
        </table:table-row>
        <table:table-row table:style-name="ro2">
          <table:table-cell table:style-name="ce553" office:value-type="string" table:number-columns-spanned="3" table:number-rows-spanned="1">
            <text:p><text:s/>Vyhotovil</text:p>
          </table:table-cell>
          <table:covered-table-cell table:number-columns-repeated="2" table:style-name="ce570"/>
          <table:table-cell table:style-name="ce577" office:value-type="string" table:number-columns-spanned="11" table:number-rows-spanned="1">
            <text:p>Miroslav Meravý</text:p>
          </table:table-cell>
          <table:covered-table-cell table:number-columns-repeated="10" table:style-name="ce577"/>
          <table:table-cell table:style-name="ce567"/>
          <table:table-cell table:style-name="ce623" office:value-type="string" table:number-columns-spanned="3" table:number-rows-spanned="1">
            <text:p>Dal - účet</text:p>
          </table:table-cell>
          <table:covered-table-cell table:style-name="ce628"/>
          <table:covered-table-cell table:style-name="ce630"/>
          <table:table-cell table:style-name="ce632" office:value-type="string" table:number-columns-spanned="3" table:number-rows-spanned="1">
            <text:p><text:s text:c="18"/>Suma</text:p>
          </table:table-cell>
          <table:covered-table-cell table:style-name="ce576"/>
          <table:covered-table-cell table:style-name="ce635"/>
          <table:table-cell table:style-name="ce640"/>
          <table:table-cell table:number-columns-repeated="1002"/>
        </table:table-row>
        <table:table-row table:style-name="ro2">
          <table:table-cell table:style-name="ce553" office:value-type="string" table:number-columns-spanned="2" table:number-rows-spanned="1">
            <text:p><text:s/>Schválil</text:p>
          </table:table-cell>
          <table:covered-table-cell table:style-name="ce570"/>
          <table:table-cell table:style-name="ce577" table:number-columns-spanned="12" table:number-rows-spanned="1"/>
          <table:covered-table-cell table:number-columns-repeated="11" table:style-name="ce577"/>
          <table:table-cell table:style-name="ce567"/>
          <table:table-cell table:style-name="ce624" table:number-columns-spanned="3" table:number-rows-spanned="1"/>
          <table:covered-table-cell table:number-columns-repeated="2" table:style-name="ce624"/>
          <table:table-cell table:style-name="ce633" table:number-columns-spanned="2" table:number-rows-spanned="1"/>
          <table:covered-table-cell table:style-name="ce633"/>
          <table:table-cell table:style-name="ce624"/>
          <table:table-cell table:style-name="ce640"/>
          <table:table-cell table:number-columns-repeated="1002"/>
        </table:table-row>
        <table:table-row table:style-name="ro2">
          <table:table-cell table:style-name="ce553" office:value-type="string" table:number-columns-spanned="5" table:number-rows-spanned="1">
            <text:p><text:s/>Podpis príjemcu</text:p>
          </table:table-cell>
          <table:covered-table-cell table:number-columns-repeated="4" table:style-name="ce570"/>
          <table:table-cell table:style-name="ce588" table:number-columns-spanned="9" table:number-rows-spanned="1"/>
          <table:covered-table-cell table:number-columns-repeated="8" table:style-name="ce588"/>
          <table:table-cell table:style-name="ce567"/>
          <table:table-cell table:style-name="ce624" table:number-columns-spanned="3" table:number-rows-spanned="1"/>
          <table:covered-table-cell table:number-columns-repeated="2" table:style-name="ce624"/>
          <table:table-cell table:style-name="ce633" table:number-columns-spanned="2" table:number-rows-spanned="1"/>
          <table:covered-table-cell table:style-name="ce633"/>
          <table:table-cell table:style-name="ce624"/>
          <table:table-cell table:style-name="ce640"/>
          <table:table-cell table:number-columns-repeated="1002"/>
        </table:table-row>
        <table:table-row table:style-name="ro2">
          <table:table-cell table:style-name="ce553" office:value-type="string" table:number-columns-spanned="9" table:number-rows-spanned="1">
            <text:p><text:s/>Zaúčtované v denníku pod por. č.</text:p>
          </table:table-cell>
          <table:covered-table-cell table:number-columns-repeated="8" table:style-name="ce570"/>
          <table:table-cell table:style-name="ce599" table:number-columns-spanned="5" table:number-rows-spanned="1"/>
          <table:covered-table-cell table:number-columns-repeated="4" table:style-name="ce599"/>
          <table:table-cell table:style-name="ce567"/>
          <table:table-cell table:style-name="ce625" table:number-columns-spanned="3" table:number-rows-spanned="1"/>
          <table:covered-table-cell table:number-columns-repeated="2" table:style-name="ce629"/>
          <table:table-cell table:style-name="ce633" table:number-columns-spanned="2" table:number-rows-spanned="1"/>
          <table:covered-table-cell table:style-name="ce634"/>
          <table:table-cell table:style-name="ce636"/>
          <table:table-cell table:style-name="ce640"/>
          <table:table-cell table:number-columns-repeated="1002"/>
        </table:table-row>
        <table:table-row table:style-name="ro32">
          <table:table-cell table:style-name="ce550"/>
          <table:table-cell table:style-name="ce567" table:number-columns-repeated="7"/>
          <table:table-cell table:style-name="ce566" table:number-columns-repeated="6"/>
          <table:table-cell table:style-name="ce567"/>
          <table:table-cell table:style-name="ce626" office:value-type="string" table:number-columns-spanned="2" table:number-rows-spanned="1">
            <text:p><text:s/>Dátum</text:p>
          </table:table-cell>
          <table:covered-table-cell table:style-name="ce576"/>
          <table:table-cell table:style-name="ce631" table:formula="of:=[.Q33]" office:value-type="float" office:value="43099" table:number-columns-spanned="2" table:number-rows-spanned="1">
            <text:p>30.12.17</text:p>
          </table:table-cell>
          <table:covered-table-cell table:style-name="ce631"/>
          <table:table-cell table:style-name="ce576" office:value-type="string">
            <text:p><text:s text:c="3"/>Podpis</text:p>
          </table:table-cell>
          <table:table-cell table:style-name="ce635"/>
          <table:table-cell table:style-name="ce640"/>
          <table:table-cell table:number-columns-repeated="1002"/>
        </table:table-row>
        <table:table-row table:style-name="ro33">
          <table:table-cell table:style-name="ce560"/>
          <table:table-cell table:style-name="ce578" table:number-columns-repeated="20"/>
          <table:table-cell table:style-name="ce646"/>
          <table:table-cell table:number-columns-repeated="1002"/>
        </table:table-row>
        <table:table-row table:style-name="ro2" table:number-rows-repeated="13">
          <table:table-cell table:style-name="ce563" table:number-columns-repeated="22"/>
          <table:table-cell table:number-columns-repeated="1002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ydavkovy pokladnicny" table:style-name="ta12" table:print="false">
        <office:forms form:automatic-focus="false" form:apply-design-mode="false"/>
        <table:table-column table:style-name="co15" table:default-cell-style-name="Excel_20_Built-in_20_Normal"/>
        <table:table-column table:style-name="co31" table:default-cell-style-name="Excel_20_Built-in_20_Normal"/>
        <table:table-column table:style-name="co32" table:default-cell-style-name="Excel_20_Built-in_20_Normal"/>
        <table:table-column table:style-name="co10" table:default-cell-style-name="Excel_20_Built-in_20_Normal"/>
        <table:table-column table:style-name="co28" table:default-cell-style-name="Excel_20_Built-in_20_Normal"/>
        <table:table-column table:style-name="co10" table:default-cell-style-name="Excel_20_Built-in_20_Normal"/>
        <table:table-column table:style-name="co27" table:default-cell-style-name="Excel_20_Built-in_20_Normal"/>
        <table:table-column table:style-name="co10" table:default-cell-style-name="Excel_20_Built-in_20_Normal"/>
        <table:table-column table:style-name="co33" table:default-cell-style-name="Excel_20_Built-in_20_Normal"/>
        <table:table-column table:style-name="co36" table:default-cell-style-name="Excel_20_Built-in_20_Normal"/>
        <table:table-column table:style-name="co16" table:default-cell-style-name="Excel_20_Built-in_20_Normal"/>
        <table:table-column table:style-name="co37" table:default-cell-style-name="Excel_20_Built-in_20_Normal"/>
        <table:table-column table:style-name="co16" table:default-cell-style-name="Excel_20_Built-in_20_Normal"/>
        <table:table-column table:style-name="co10" table:number-columns-repeated="1011" table:default-cell-style-name="Excel_20_Built-in_20_Normal"/>
        <table:table-row table:style-name="ro2">
          <table:table-cell table:style-name="ce648"/>
          <table:table-cell table:style-name="ce174" table:number-columns-repeated="11"/>
          <table:table-cell table:style-name="ce667"/>
          <table:table-cell table:number-columns-repeated="1011"/>
        </table:table-row>
        <table:table-row table:style-name="ro35">
          <table:table-cell table:style-name="ce172"/>
          <table:table-cell table:style-name="ce650" office:value-type="string">
            <text:p>Firma</text:p>
          </table:table-cell>
          <table:table-cell table:style-name="ce174" table:number-columns-repeated="3"/>
          <table:table-cell table:style-name="ce667"/>
          <table:table-cell table:style-name="ce671" office:value-type="string">
            <text:p>VÝDAVKOVÝ</text:p>
          </table:table-cell>
          <table:table-cell table:style-name="ce174" table:number-columns-repeated="4"/>
          <table:table-cell table:style-name="ce667"/>
          <table:table-cell table:style-name="ce192"/>
          <table:table-cell table:number-columns-repeated="1011"/>
        </table:table-row>
        <table:table-row table:style-name="ro2">
          <table:table-cell table:style-name="ce172"/>
          <table:table-cell table:style-name="ce172" office:value-type="string">
            <text:p>Jozef Meravý </text:p>
          </table:table-cell>
          <table:table-cell table:style-name="ce176" table:number-columns-repeated="3"/>
          <table:table-cell table:style-name="ce192"/>
          <table:table-cell table:style-name="ce672" office:value-type="string">
            <text:p>pokladničný doklad číslo .............................</text:p>
          </table:table-cell>
          <table:table-cell table:style-name="ce176" table:number-columns-repeated="4"/>
          <table:table-cell table:style-name="ce192" table:number-columns-repeated="2"/>
          <table:table-cell table:number-columns-repeated="1011"/>
        </table:table-row>
        <table:table-row table:style-name="ro2">
          <table:table-cell table:style-name="ce172"/>
          <table:table-cell table:style-name="ce172" office:value-type="string">
            <text:p>Záskalická 711/16 026 01 Dolný Kubín</text:p>
          </table:table-cell>
          <table:table-cell table:style-name="ce176" table:number-columns-repeated="3"/>
          <table:table-cell table:style-name="ce192"/>
          <table:table-cell table:style-name="ce172"/>
          <table:table-cell table:style-name="ce176" table:number-columns-repeated="4"/>
          <table:table-cell table:style-name="ce192" table:number-columns-repeated="2"/>
          <table:table-cell table:number-columns-repeated="1011"/>
        </table:table-row>
        <table:table-row table:style-name="ro2">
          <table:table-cell table:style-name="ce172"/>
          <table:table-cell table:style-name="ce172" office:value-type="string">
            <text:p>IČO:</text:p>
          </table:table-cell>
          <table:table-cell table:style-name="ce655" office:value-type="float" office:value="41658388">
            <text:p>41658388</text:p>
          </table:table-cell>
          <table:table-cell table:style-name="ce176" table:number-columns-repeated="2"/>
          <table:table-cell table:style-name="ce192"/>
          <table:table-cell table:style-name="ce172"/>
          <table:table-cell table:style-name="ce176" table:number-columns-repeated="4"/>
          <table:table-cell table:style-name="ce192" table:number-columns-repeated="2"/>
          <table:table-cell table:number-columns-repeated="1011"/>
        </table:table-row>
        <table:table-row table:style-name="ro2">
          <table:table-cell table:style-name="ce172"/>
          <table:table-cell table:style-name="ce649" office:value-type="string">
            <text:p>IČ pre DPH:</text:p>
          </table:table-cell>
          <table:table-cell table:style-name="ce656" office:value-type="float" office:value="1072036702">
            <text:p>1072036702</text:p>
          </table:table-cell>
          <table:table-cell table:style-name="ce653" table:number-columns-repeated="2"/>
          <table:table-cell table:style-name="ce668"/>
          <table:table-cell table:style-name="ce649" office:value-type="string">
            <text:p>zo dňa:</text:p>
          </table:table-cell>
          <table:table-cell table:style-name="ce653"/>
          <table:table-cell table:style-name="ce678" office:value-type="date" office:date-value="2017-12-30">
            <text:p>30.12.2017</text:p>
          </table:table-cell>
          <table:table-cell table:style-name="ce653" table:number-columns-repeated="2"/>
          <table:table-cell table:style-name="ce668"/>
          <table:table-cell table:style-name="ce192"/>
          <table:table-cell table:number-columns-repeated="1011"/>
        </table:table-row>
        <table:table-row table:style-name="ro2">
          <table:table-cell table:style-name="ce172"/>
          <table:table-cell table:style-name="ce176" table:number-columns-repeated="11"/>
          <table:table-cell table:style-name="ce192"/>
          <table:table-cell table:number-columns-repeated="1011"/>
        </table:table-row>
        <table:table-row table:style-name="ro2">
          <table:table-cell table:style-name="ce172"/>
          <table:table-cell table:style-name="ce176" office:value-type="string">
            <text:p>Vyplatené komu:</text:p>
          </table:table-cell>
          <table:table-cell table:style-name="ce176"/>
          <table:table-cell table:style-name="ce653" office:value-type="string">
            <text:p>Miroslav Meravý, Záskalická 711/16, 026 01 Dolný Kubín</text:p>
          </table:table-cell>
          <table:table-cell table:style-name="ce653" table:number-columns-repeated="8"/>
          <table:table-cell table:style-name="ce192"/>
          <table:table-cell table:number-columns-repeated="1011"/>
        </table:table-row>
        <table:table-row table:style-name="ro2">
          <table:table-cell table:style-name="ce172"/>
          <table:table-cell table:style-name="ce176" table:number-columns-repeated="11"/>
          <table:table-cell table:style-name="ce192"/>
          <table:table-cell table:number-columns-repeated="1011"/>
        </table:table-row>
        <table:table-row table:style-name="ro2">
          <table:table-cell table:style-name="ce172"/>
          <table:table-cell table:style-name="ce176" office:value-type="string">
            <text:p>IČO:</text:p>
          </table:table-cell>
          <table:table-cell table:style-name="ce653" table:formula="of:=[$faktura.G6]" office:value-type="float" office:value="44270089">
            <text:p>44270089</text:p>
          </table:table-cell>
          <table:table-cell table:style-name="ce653" table:number-columns-repeated="3"/>
          <table:table-cell table:style-name="ce176" office:value-type="string">
            <text:p>IČ pre DPH:</text:p>
          </table:table-cell>
          <table:table-cell table:style-name="ce653"/>
          <table:table-cell table:style-name="ce679" table:formula="of:=[$faktura.I6]" office:value-type="float" office:value="1080129094">
            <text:p>1080129094</text:p>
          </table:table-cell>
          <table:table-cell table:style-name="ce653" table:number-columns-repeated="3"/>
          <table:table-cell table:style-name="ce192"/>
          <table:table-cell table:number-columns-repeated="1011"/>
        </table:table-row>
        <table:table-row table:style-name="ro2">
          <table:table-cell table:style-name="ce172"/>
          <table:table-cell table:style-name="ce176" table:number-columns-repeated="11"/>
          <table:table-cell table:style-name="ce192"/>
          <table:table-cell table:number-columns-repeated="1011"/>
        </table:table-row>
        <table:table-row table:style-name="ro2">
          <table:table-cell table:style-name="ce172"/>
          <table:table-cell table:style-name="ce651" office:value-type="string" table:number-columns-spanned="4" table:number-rows-spanned="1">
            <text:p>Cena bez DPH</text:p>
          </table:table-cell>
          <table:covered-table-cell table:number-columns-repeated="2" table:style-name="ce657"/>
          <table:covered-table-cell table:style-name="ce664"/>
          <table:table-cell table:style-name="ce669" office:value-type="string" table:number-columns-spanned="2" table:number-rows-spanned="1">
            <text:p>DPH </text:p>
          </table:table-cell>
          <table:covered-table-cell table:style-name="ce664"/>
          <table:table-cell table:style-name="ce674" office:value-type="string" table:number-columns-spanned="5" table:number-rows-spanned="1">
            <text:p>Cena s DPH:</text:p>
          </table:table-cell>
          <table:covered-table-cell table:number-columns-repeated="3" table:style-name="ce657"/>
          <table:covered-table-cell table:style-name="ce686"/>
          <table:table-cell table:style-name="ce192"/>
          <table:table-cell table:number-columns-repeated="1011"/>
        </table:table-row>
        <table:table-row table:style-name="ro35">
          <table:table-cell table:style-name="ce172"/>
          <table:table-cell table:style-name="ce652" office:value-type="float" office:value="750" table:number-columns-spanned="4" table:number-rows-spanned="1">
            <text:p>750,00 <text:s text:c="4"/></text:p>
          </table:table-cell>
          <table:covered-table-cell table:number-columns-repeated="2" table:style-name="ce658"/>
          <table:covered-table-cell table:style-name="ce665"/>
          <table:table-cell table:style-name="ce670" office:value-type="string" table:number-columns-spanned="2" table:number-rows-spanned="1">
            <text:p>---</text:p>
          </table:table-cell>
          <table:covered-table-cell table:style-name="ce673"/>
          <table:table-cell table:style-name="ce675" table:number-columns-spanned="3" table:number-rows-spanned="1"/>
          <table:covered-table-cell table:number-columns-repeated="2" table:style-name="ce680"/>
          <table:table-cell table:style-name="ce683" office:value-type="string">
            <text:p>,</text:p>
          </table:table-cell>
          <table:table-cell table:style-name="ce687" office:value-type="float" office:value="0">
            <text:p>0</text:p>
          </table:table-cell>
          <table:table-cell table:style-name="ce192"/>
          <table:table-cell table:number-columns-repeated="1011"/>
        </table:table-row>
        <table:table-row table:style-name="ro2">
          <table:table-cell table:style-name="ce172"/>
          <table:table-cell table:style-name="ce10" office:value-type="string">
            <text:p>Spolu slovom:</text:p>
          </table:table-cell>
          <table:table-cell table:style-name="ce659"/>
          <table:table-cell table:style-name="ce660" office:value-type="string" table:number-columns-spanned="7" table:number-rows-spanned="1">
            <text:p>sedemstopäťdesiat</text:p>
          </table:table-cell>
          <table:covered-table-cell table:number-columns-repeated="6" table:style-name="ce666"/>
          <table:table-cell table:style-name="ce684" office:value-type="string">
            <text:p>/</text:p>
          </table:table-cell>
          <table:table-cell table:style-name="ce688" table:formula="of:=[.L13]" office:value-type="float" office:value="0">
            <text:p>0</text:p>
          </table:table-cell>
          <table:table-cell table:style-name="ce192"/>
          <table:table-cell table:number-columns-repeated="1011"/>
        </table:table-row>
        <table:table-row table:style-name="ro2">
          <table:table-cell table:style-name="ce172"/>
          <table:table-cell table:style-name="ce176" table:number-columns-repeated="2"/>
          <table:table-cell table:style-name="ce661" table:number-columns-repeated="9"/>
          <table:table-cell table:style-name="ce192"/>
          <table:table-cell table:number-columns-repeated="1011"/>
        </table:table-row>
        <table:table-row table:style-name="ro2">
          <table:table-cell table:style-name="ce172"/>
          <table:table-cell table:style-name="ce176" table:number-columns-repeated="6"/>
          <table:table-cell table:style-name="ce676" office:value-type="string" table:number-columns-spanned="5" table:number-rows-spanned="1">
            <text:p>Účtovací predpis</text:p>
          </table:table-cell>
          <table:covered-table-cell table:number-columns-repeated="3" table:style-name="ce681"/>
          <table:covered-table-cell table:style-name="ce689"/>
          <table:table-cell table:style-name="ce192"/>
          <table:table-cell table:number-columns-repeated="1011"/>
        </table:table-row>
        <table:table-row table:style-name="ro2">
          <table:table-cell table:style-name="ce172"/>
          <table:table-cell table:style-name="ce176" office:value-type="string">
            <text:p>ÚČEL:</text:p>
          </table:table-cell>
          <table:table-cell table:style-name="ce176"/>
          <table:table-cell table:style-name="ce653" office:value-type="string">
            <text:p>platba FA 062017</text:p>
          </table:table-cell>
          <table:table-cell table:style-name="ce653" table:number-columns-repeated="2"/>
          <table:table-cell table:style-name="ce176"/>
          <table:table-cell table:style-name="ce202" office:value-type="string" table:number-columns-spanned="2" table:number-rows-spanned="1">
            <text:p>Dal - účet</text:p>
          </table:table-cell>
          <table:covered-table-cell table:style-name="ce682"/>
          <table:table-cell table:style-name="ce202" office:value-type="string" table:number-columns-spanned="3" table:number-rows-spanned="1">
            <text:p>Suma</text:p>
          </table:table-cell>
          <table:covered-table-cell table:style-name="ce685"/>
          <table:covered-table-cell table:style-name="ce682"/>
          <table:table-cell table:style-name="ce192"/>
          <table:table-cell table:number-columns-repeated="1011"/>
        </table:table-row>
        <table:table-row table:style-name="ro2">
          <table:table-cell table:style-name="ce172"/>
          <table:table-cell table:style-name="ce176" office:value-type="string">
            <text:p>VYHOTOVIL:</text:p>
          </table:table-cell>
          <table:table-cell table:style-name="ce176"/>
          <table:table-cell table:style-name="ce662" table:number-columns-repeated="3"/>
          <table:table-cell table:style-name="ce176"/>
          <table:table-cell table:style-name="ce677" table:number-columns-repeated="3"/>
          <table:table-cell table:style-name="ce676" table:number-columns-spanned="2" table:number-rows-spanned="1"/>
          <table:covered-table-cell table:style-name="ce689"/>
          <table:table-cell table:style-name="ce192"/>
          <table:table-cell table:number-columns-repeated="1011"/>
        </table:table-row>
        <table:table-row table:style-name="ro2">
          <table:table-cell table:style-name="ce172"/>
          <table:table-cell table:style-name="ce176" office:value-type="string">
            <text:p>SCHVÁLIL:</text:p>
          </table:table-cell>
          <table:table-cell table:style-name="ce176"/>
          <table:table-cell table:style-name="ce662" table:number-columns-repeated="3"/>
          <table:table-cell table:style-name="ce176"/>
          <table:table-cell table:style-name="ce677" table:number-columns-repeated="3"/>
          <table:table-cell table:style-name="ce676" table:number-columns-spanned="2" table:number-rows-spanned="1"/>
          <table:covered-table-cell table:style-name="ce689"/>
          <table:table-cell table:style-name="ce192"/>
          <table:table-cell table:number-columns-repeated="1011"/>
        </table:table-row>
        <table:table-row table:style-name="ro2">
          <table:table-cell table:style-name="ce172"/>
          <table:table-cell table:style-name="ce176" office:value-type="string">
            <text:p>PODPIS PRÍJEMCU:</text:p>
          </table:table-cell>
          <table:table-cell table:style-name="ce176"/>
          <table:table-cell table:style-name="ce662" table:number-columns-repeated="3"/>
          <table:table-cell table:style-name="ce176"/>
          <table:table-cell table:style-name="ce677" table:number-columns-repeated="3"/>
          <table:table-cell table:style-name="ce676" table:number-columns-spanned="2" table:number-rows-spanned="1"/>
          <table:covered-table-cell table:style-name="ce689"/>
          <table:table-cell table:style-name="ce192"/>
          <table:table-cell table:number-columns-repeated="1011"/>
        </table:table-row>
        <table:table-row table:style-name="ro2">
          <table:table-cell table:style-name="ce172"/>
          <table:table-cell table:style-name="ce176" office:value-type="string">
            <text:p>Zaúčtované v denníku pod por. č.:</text:p>
          </table:table-cell>
          <table:table-cell table:style-name="ce176" table:number-columns-repeated="5"/>
          <table:table-cell table:style-name="ce676" office:value-type="string" table:number-columns-spanned="2" table:number-rows-spanned="1">
            <text:p>Dátum</text:p>
          </table:table-cell>
          <table:covered-table-cell table:style-name="ce676"/>
          <table:table-cell table:style-name="ce676" office:value-type="string" table:number-columns-spanned="3" table:number-rows-spanned="1">
            <text:p>Podpis</text:p>
          </table:table-cell>
          <table:covered-table-cell table:number-columns-repeated="2" table:style-name="ce676"/>
          <table:table-cell table:style-name="ce192"/>
          <table:table-cell table:number-columns-repeated="1011"/>
        </table:table-row>
        <table:table-row table:style-name="ro2">
          <table:table-cell table:style-name="ce649"/>
          <table:table-cell table:style-name="ce653" table:number-columns-repeated="2"/>
          <table:table-cell table:style-name="ce663" office:value-type="string">
            <text:p>Naprogramovala firma N.B. Computers <text:s text:c="2"/>http://www.nbc.sk</text:p>
          </table:table-cell>
          <table:table-cell table:style-name="ce653" table:number-columns-repeated="8"/>
          <table:table-cell table:style-name="ce668"/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48"/>
          <table:table-cell table:style-name="ce174" table:number-columns-repeated="11"/>
          <table:table-cell table:style-name="ce667"/>
          <table:table-cell table:number-columns-repeated="1011"/>
        </table:table-row>
        <table:table-row table:style-name="ro35">
          <table:table-cell table:style-name="ce172"/>
          <table:table-cell table:style-name="ce650" office:value-type="string">
            <text:p>Firma</text:p>
          </table:table-cell>
          <table:table-cell table:style-name="ce174" table:number-columns-repeated="3"/>
          <table:table-cell table:style-name="ce667"/>
          <table:table-cell table:style-name="ce671" office:value-type="string">
            <text:p>VÝDAVKOVÝ</text:p>
          </table:table-cell>
          <table:table-cell table:style-name="ce174" table:number-columns-repeated="4"/>
          <table:table-cell table:style-name="ce667"/>
          <table:table-cell table:style-name="ce192"/>
          <table:table-cell table:number-columns-repeated="1011"/>
        </table:table-row>
        <table:table-row table:style-name="ro35">
          <table:table-cell table:style-name="ce172"/>
          <table:table-cell table:style-name="ce654" office:value-type="string">
            <text:p>Jozef Meravý </text:p>
          </table:table-cell>
          <table:table-cell table:style-name="ce176" table:number-columns-repeated="3"/>
          <table:table-cell table:style-name="ce192"/>
          <table:table-cell table:style-name="ce672" office:value-type="string">
            <text:p>pokladničný doklad číslo .............................</text:p>
          </table:table-cell>
          <table:table-cell table:style-name="ce176" table:number-columns-repeated="4"/>
          <table:table-cell table:style-name="ce192" table:number-columns-repeated="2"/>
          <table:table-cell table:number-columns-repeated="1011"/>
        </table:table-row>
        <table:table-row table:style-name="ro2">
          <table:table-cell table:style-name="ce172"/>
          <table:table-cell table:style-name="ce172" office:value-type="string">
            <text:p>Záskalická 711/16 026 01 Dolný Kubín</text:p>
          </table:table-cell>
          <table:table-cell table:style-name="ce176" table:number-columns-repeated="3"/>
          <table:table-cell table:style-name="ce192"/>
          <table:table-cell table:style-name="ce172"/>
          <table:table-cell table:style-name="ce176" table:number-columns-repeated="4"/>
          <table:table-cell table:style-name="ce192" table:number-columns-repeated="2"/>
          <table:table-cell table:number-columns-repeated="1011"/>
        </table:table-row>
        <table:table-row table:style-name="ro2">
          <table:table-cell table:style-name="ce172"/>
          <table:table-cell table:style-name="ce172" office:value-type="string">
            <text:p>IČO:</text:p>
          </table:table-cell>
          <table:table-cell table:style-name="ce655" office:value-type="float" office:value="41658388">
            <text:p>41658388</text:p>
          </table:table-cell>
          <table:table-cell table:style-name="ce176" table:number-columns-repeated="2"/>
          <table:table-cell table:style-name="ce192"/>
          <table:table-cell table:style-name="ce172"/>
          <table:table-cell table:style-name="ce176" table:number-columns-repeated="4"/>
          <table:table-cell table:style-name="ce192" table:number-columns-repeated="2"/>
          <table:table-cell table:number-columns-repeated="1011"/>
        </table:table-row>
        <table:table-row table:style-name="ro2">
          <table:table-cell table:style-name="ce172"/>
          <table:table-cell table:style-name="ce649" office:value-type="string">
            <text:p>IČ pre DPH:</text:p>
          </table:table-cell>
          <table:table-cell table:style-name="ce656" office:value-type="float" office:value="1072036702">
            <text:p>1072036702</text:p>
          </table:table-cell>
          <table:table-cell table:style-name="ce653" table:number-columns-repeated="2"/>
          <table:table-cell table:style-name="ce668"/>
          <table:table-cell table:style-name="ce649" office:value-type="string">
            <text:p>zo dňa:</text:p>
          </table:table-cell>
          <table:table-cell table:style-name="ce653"/>
          <table:table-cell table:style-name="ce678" office:value-type="date" office:date-value="2017-12-30">
            <text:p>30.12.2017</text:p>
          </table:table-cell>
          <table:table-cell table:style-name="ce653" table:number-columns-repeated="2"/>
          <table:table-cell table:style-name="ce668"/>
          <table:table-cell table:style-name="ce192"/>
          <table:table-cell table:number-columns-repeated="1011"/>
        </table:table-row>
        <table:table-row table:style-name="ro2">
          <table:table-cell table:style-name="ce172"/>
          <table:table-cell table:style-name="ce176" table:number-columns-repeated="11"/>
          <table:table-cell table:style-name="ce192"/>
          <table:table-cell table:number-columns-repeated="1011"/>
        </table:table-row>
        <table:table-row table:style-name="ro2">
          <table:table-cell table:style-name="ce172"/>
          <table:table-cell table:style-name="ce176" office:value-type="string">
            <text:p>Vyplatené komu:</text:p>
          </table:table-cell>
          <table:table-cell table:style-name="ce176"/>
          <table:table-cell table:style-name="ce653" office:value-type="string">
            <text:p>Miroslav Meravý, Záskalická 711/16, 026 01 Dolný Kubín</text:p>
          </table:table-cell>
          <table:table-cell table:style-name="ce653" table:number-columns-repeated="8"/>
          <table:table-cell table:style-name="ce192"/>
          <table:table-cell table:number-columns-repeated="1011"/>
        </table:table-row>
        <table:table-row table:style-name="ro2">
          <table:table-cell table:style-name="ce172"/>
          <table:table-cell table:style-name="ce176" table:number-columns-repeated="11"/>
          <table:table-cell table:style-name="ce192"/>
          <table:table-cell table:number-columns-repeated="1011"/>
        </table:table-row>
        <table:table-row table:style-name="ro2">
          <table:table-cell table:style-name="ce172"/>
          <table:table-cell table:style-name="ce176" office:value-type="string">
            <text:p>IČO:</text:p>
          </table:table-cell>
          <table:table-cell table:style-name="ce653" office:value-type="float" office:value="44270089">
            <text:p>44270089</text:p>
          </table:table-cell>
          <table:table-cell table:style-name="ce653" table:number-columns-repeated="3"/>
          <table:table-cell table:style-name="ce176" office:value-type="string">
            <text:p>IČ pre DPH:</text:p>
          </table:table-cell>
          <table:table-cell table:style-name="ce653"/>
          <table:table-cell table:style-name="ce679" office:value-type="float" office:value="1080129094">
            <text:p>1080129094</text:p>
          </table:table-cell>
          <table:table-cell table:style-name="ce653" table:number-columns-repeated="3"/>
          <table:table-cell table:style-name="ce192"/>
          <table:table-cell table:number-columns-repeated="1011"/>
        </table:table-row>
        <table:table-row table:style-name="ro2">
          <table:table-cell table:style-name="ce172"/>
          <table:table-cell table:style-name="ce176" table:number-columns-repeated="11"/>
          <table:table-cell table:style-name="ce192"/>
          <table:table-cell table:number-columns-repeated="1011"/>
        </table:table-row>
        <table:table-row table:style-name="ro2">
          <table:table-cell table:style-name="ce172"/>
          <table:table-cell table:style-name="ce651" office:value-type="string" table:number-columns-spanned="4" table:number-rows-spanned="1">
            <text:p>Cena bez DPH</text:p>
          </table:table-cell>
          <table:covered-table-cell table:number-columns-repeated="2" table:style-name="ce657"/>
          <table:covered-table-cell table:style-name="ce664"/>
          <table:table-cell table:style-name="ce669" office:value-type="string" table:number-columns-spanned="2" table:number-rows-spanned="1">
            <text:p>DPH </text:p>
          </table:table-cell>
          <table:covered-table-cell table:style-name="ce664"/>
          <table:table-cell table:style-name="ce674" office:value-type="string" table:number-columns-spanned="5" table:number-rows-spanned="1">
            <text:p>Cena s DPH:</text:p>
          </table:table-cell>
          <table:covered-table-cell table:number-columns-repeated="3" table:style-name="ce657"/>
          <table:covered-table-cell table:style-name="ce686"/>
          <table:table-cell table:style-name="ce192"/>
          <table:table-cell table:number-columns-repeated="1011"/>
        </table:table-row>
        <table:table-row table:style-name="ro35">
          <table:table-cell table:style-name="ce172"/>
          <table:table-cell table:style-name="ce652" office:value-type="float" office:value="750" table:number-columns-spanned="4" table:number-rows-spanned="1">
            <text:p>750,00 <text:s text:c="4"/></text:p>
          </table:table-cell>
          <table:covered-table-cell table:number-columns-repeated="2" table:style-name="ce658"/>
          <table:covered-table-cell table:style-name="ce665"/>
          <table:table-cell table:style-name="ce670" office:value-type="string" table:number-columns-spanned="2" table:number-rows-spanned="1">
            <text:p>---</text:p>
          </table:table-cell>
          <table:covered-table-cell table:style-name="ce673"/>
          <table:table-cell table:style-name="ce675" table:number-columns-spanned="3" table:number-rows-spanned="1"/>
          <table:covered-table-cell table:number-columns-repeated="2" table:style-name="ce680"/>
          <table:table-cell table:style-name="ce683" office:value-type="string">
            <text:p>,</text:p>
          </table:table-cell>
          <table:table-cell table:style-name="ce687" office:value-type="float" office:value="0">
            <text:p>0</text:p>
          </table:table-cell>
          <table:table-cell table:style-name="ce192"/>
          <table:table-cell table:number-columns-repeated="1011"/>
        </table:table-row>
        <table:table-row table:style-name="ro2">
          <table:table-cell table:style-name="ce172"/>
          <table:table-cell table:style-name="ce10" office:value-type="string">
            <text:p>Spolu slovom:</text:p>
          </table:table-cell>
          <table:table-cell table:style-name="ce659"/>
          <table:table-cell table:style-name="ce660" office:value-type="string" table:number-columns-spanned="7" table:number-rows-spanned="1">
            <text:p>sedemstopäťdesiat</text:p>
          </table:table-cell>
          <table:covered-table-cell table:number-columns-repeated="6" table:style-name="ce666"/>
          <table:table-cell table:style-name="ce684" office:value-type="string">
            <text:p>/</text:p>
          </table:table-cell>
          <table:table-cell table:style-name="ce688" table:formula="of:=[.L37]" office:value-type="float" office:value="0">
            <text:p>0</text:p>
          </table:table-cell>
          <table:table-cell table:style-name="ce192"/>
          <table:table-cell table:number-columns-repeated="1011"/>
        </table:table-row>
        <table:table-row table:style-name="ro2">
          <table:table-cell table:style-name="ce172"/>
          <table:table-cell table:style-name="ce176" table:number-columns-repeated="2"/>
          <table:table-cell table:style-name="ce661" table:number-columns-repeated="9"/>
          <table:table-cell table:style-name="ce192"/>
          <table:table-cell table:number-columns-repeated="1011"/>
        </table:table-row>
        <table:table-row table:style-name="ro2">
          <table:table-cell table:style-name="ce172"/>
          <table:table-cell table:style-name="ce176" table:number-columns-repeated="6"/>
          <table:table-cell table:style-name="ce676" office:value-type="string" table:number-columns-spanned="5" table:number-rows-spanned="1">
            <text:p>Účtovací predpis</text:p>
          </table:table-cell>
          <table:covered-table-cell table:number-columns-repeated="3" table:style-name="ce681"/>
          <table:covered-table-cell table:style-name="ce689"/>
          <table:table-cell table:style-name="ce192"/>
          <table:table-cell table:number-columns-repeated="1011"/>
        </table:table-row>
        <table:table-row table:style-name="ro2">
          <table:table-cell table:style-name="ce172"/>
          <table:table-cell table:style-name="ce176" office:value-type="string">
            <text:p>ÚČEL:</text:p>
          </table:table-cell>
          <table:table-cell table:style-name="ce176"/>
          <table:table-cell table:style-name="ce653" office:value-type="string">
            <text:p>platba FA 062017</text:p>
          </table:table-cell>
          <table:table-cell table:style-name="ce653" table:number-columns-repeated="2"/>
          <table:table-cell table:style-name="ce176"/>
          <table:table-cell table:style-name="ce202" office:value-type="string" table:number-columns-spanned="2" table:number-rows-spanned="1">
            <text:p>Dal - účet</text:p>
          </table:table-cell>
          <table:covered-table-cell table:style-name="ce682"/>
          <table:table-cell table:style-name="ce202" office:value-type="string" table:number-columns-spanned="3" table:number-rows-spanned="1">
            <text:p>Suma</text:p>
          </table:table-cell>
          <table:covered-table-cell table:style-name="ce685"/>
          <table:covered-table-cell table:style-name="ce682"/>
          <table:table-cell table:style-name="ce192"/>
          <table:table-cell table:number-columns-repeated="1011"/>
        </table:table-row>
        <table:table-row table:style-name="ro2">
          <table:table-cell table:style-name="ce172"/>
          <table:table-cell table:style-name="ce176" office:value-type="string">
            <text:p>VYHOTOVIL:</text:p>
          </table:table-cell>
          <table:table-cell table:style-name="ce176"/>
          <table:table-cell table:style-name="ce662" table:number-columns-repeated="3"/>
          <table:table-cell table:style-name="ce176"/>
          <table:table-cell table:style-name="ce677" table:number-columns-repeated="3"/>
          <table:table-cell table:style-name="ce676" table:number-columns-spanned="2" table:number-rows-spanned="1"/>
          <table:covered-table-cell table:style-name="ce689"/>
          <table:table-cell table:style-name="ce192"/>
          <table:table-cell table:number-columns-repeated="1011"/>
        </table:table-row>
        <table:table-row table:style-name="ro2">
          <table:table-cell table:style-name="ce172"/>
          <table:table-cell table:style-name="ce176" office:value-type="string">
            <text:p>SCHVÁLIL:</text:p>
          </table:table-cell>
          <table:table-cell table:style-name="ce176"/>
          <table:table-cell table:style-name="ce662" table:number-columns-repeated="3"/>
          <table:table-cell table:style-name="ce176"/>
          <table:table-cell table:style-name="ce677" table:number-columns-repeated="3"/>
          <table:table-cell table:style-name="ce676" table:number-columns-spanned="2" table:number-rows-spanned="1"/>
          <table:covered-table-cell table:style-name="ce689"/>
          <table:table-cell table:style-name="ce192"/>
          <table:table-cell table:number-columns-repeated="1011"/>
        </table:table-row>
        <table:table-row table:style-name="ro2">
          <table:table-cell table:style-name="ce172"/>
          <table:table-cell table:style-name="ce176" office:value-type="string">
            <text:p>PODPIS PRÍJEMCU:</text:p>
          </table:table-cell>
          <table:table-cell table:style-name="ce176"/>
          <table:table-cell table:style-name="ce662" table:number-columns-repeated="3"/>
          <table:table-cell table:style-name="ce176"/>
          <table:table-cell table:style-name="ce677" table:number-columns-repeated="3"/>
          <table:table-cell table:style-name="ce676" table:number-columns-spanned="2" table:number-rows-spanned="1"/>
          <table:covered-table-cell table:style-name="ce689"/>
          <table:table-cell table:style-name="ce192"/>
          <table:table-cell table:number-columns-repeated="1011"/>
        </table:table-row>
        <table:table-row table:style-name="ro2">
          <table:table-cell table:style-name="ce172"/>
          <table:table-cell table:style-name="ce176" office:value-type="string">
            <text:p>Zaúčtované v denníku pod por. č.:</text:p>
          </table:table-cell>
          <table:table-cell table:style-name="ce176" table:number-columns-repeated="5"/>
          <table:table-cell table:style-name="ce676" office:value-type="string" table:number-columns-spanned="2" table:number-rows-spanned="1">
            <text:p>Dátum</text:p>
          </table:table-cell>
          <table:covered-table-cell table:style-name="ce676"/>
          <table:table-cell table:style-name="ce676" office:value-type="string" table:number-columns-spanned="3" table:number-rows-spanned="1">
            <text:p>Podpis</text:p>
          </table:table-cell>
          <table:covered-table-cell table:number-columns-repeated="2" table:style-name="ce676"/>
          <table:table-cell table:style-name="ce192"/>
          <table:table-cell table:number-columns-repeated="1011"/>
        </table:table-row>
        <table:table-row table:style-name="ro2">
          <table:table-cell table:style-name="ce649"/>
          <table:table-cell table:style-name="ce653" table:number-columns-repeated="2"/>
          <table:table-cell table:style-name="ce663" office:value-type="string">
            <text:p>Naprogramovala firma N.B. Computers <text:s text:c="2"/>http://www.nbc.sk</text:p>
          </table:table-cell>
          <table:table-cell table:style-name="ce653" table:number-columns-repeated="8"/>
          <table:table-cell table:style-name="ce668"/>
          <table:table-cell table:number-columns-repeated="1011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ktura 012013" table:style-name="ta4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1015" table:default-cell-style-name="Excel_20_Built-in_20_Normal"/>
        <table:table-row table:style-name="ro1">
          <table:table-cell table:style-name="ce216" office:value-type="string" table:number-columns-spanned="3" table:number-rows-spanned="1">
            <text:p>Daňový doklad - FAKTÚRA č. :</text:p>
          </table:table-cell>
          <table:covered-table-cell table:number-columns-repeated="2" table:style-name="ce226"/>
          <table:table-cell table:style-name="ce244"/>
          <table:table-cell table:style-name="ce251" office:value-type="string">
            <text:p>012013</text:p>
          </table:table-cell>
          <table:table-cell table:style-name="ce261" office:value-type="string" table:number-columns-spanned="4" table:number-rows-spanned="1">
            <text:p>Dodávateľ</text:p>
          </table:table-cell>
          <table:covered-table-cell table:number-columns-repeated="2" table:style-name="ce270"/>
          <table:covered-table-cell table:style-name="ce261"/>
          <table:table-cell table:number-columns-repeated="1015"/>
        </table:table-row>
        <table:table-row table:style-name="ro2">
          <table:table-cell table:style-name="ce217" office:value-type="string" table:number-columns-spanned="3" table:number-rows-spanned="1">
            <text:p>Dátum zdaňovacieho plnenia:</text:p>
          </table:table-cell>
          <table:covered-table-cell table:number-columns-repeated="2" table:style-name="ce227"/>
          <table:table-cell table:style-name="ce245" office:value-type="string" table:number-columns-spanned="2" table:number-rows-spanned="1">
            <text:p>22.05.2013</text:p>
          </table:table-cell>
          <table:covered-table-cell table:style-name="ce245"/>
          <table:table-cell table:style-name="ce262" office:value-type="string" table:number-columns-spanned="4" table:number-rows-spanned="4">
            <text:p>Miroslav Meravý</text:p>
            <text:p>Záskalická 711/16</text:p>
            <text:p>026 01 Dolný Kubín</text:p>
          </table:table-cell>
          <table:covered-table-cell table:number-columns-repeated="2" table:style-name="ce271"/>
          <table:covered-table-cell table:style-name="ce275"/>
          <table:table-cell table:number-columns-repeated="1015"/>
        </table:table-row>
        <table:table-row table:style-name="ro3">
          <table:table-cell table:style-name="ce217" office:value-type="string" table:number-columns-spanned="3" table:number-rows-spanned="1">
            <text:p>Dátum vystavenia / odoslania:</text:p>
          </table:table-cell>
          <table:covered-table-cell table:number-columns-repeated="2" table:style-name="ce227"/>
          <table:table-cell table:style-name="ce245" office:value-type="string" table:number-columns-spanned="2" table:number-rows-spanned="1">
            <text:p>22.05.2013</text:p>
          </table:table-cell>
          <table:covered-table-cell table:style-name="ce245"/>
          <table:covered-table-cell table:style-name="ce263"/>
          <table:covered-table-cell table:number-columns-repeated="2" table:style-name="ce272"/>
          <table:covered-table-cell table:style-name="ce276"/>
          <table:table-cell table:number-columns-repeated="1015"/>
        </table:table-row>
        <table:table-row table:style-name="ro3">
          <table:table-cell table:style-name="ce217" office:value-type="string" table:number-columns-spanned="3" table:number-rows-spanned="1">
            <text:p>Dátum splatnosti:</text:p>
          </table:table-cell>
          <table:covered-table-cell table:number-columns-repeated="2" table:style-name="ce227"/>
          <table:table-cell table:style-name="ce246" office:value-type="string" table:number-columns-spanned="2" table:number-rows-spanned="1">
            <text:p>31.05.2013</text:p>
          </table:table-cell>
          <table:covered-table-cell table:style-name="ce246"/>
          <table:covered-table-cell table:style-name="ce263"/>
          <table:covered-table-cell table:number-columns-repeated="2" table:style-name="ce272"/>
          <table:covered-table-cell table:style-name="ce276"/>
          <table:table-cell table:number-columns-repeated="1015"/>
        </table:table-row>
        <table:table-row table:style-name="ro3">
          <table:table-cell table:style-name="ce217" office:value-type="string" table:number-columns-spanned="3" table:number-rows-spanned="1">
            <text:p>Forma úhrady:</text:p>
          </table:table-cell>
          <table:covered-table-cell table:number-columns-repeated="2" table:style-name="ce227"/>
          <table:table-cell table:style-name="ce247" office:value-type="string" table:number-columns-spanned="2" table:number-rows-spanned="1">
            <text:p>hotovosť</text:p>
          </table:table-cell>
          <table:covered-table-cell table:style-name="ce247"/>
          <table:covered-table-cell table:style-name="ce263"/>
          <table:covered-table-cell table:number-columns-repeated="2" table:style-name="ce272"/>
          <table:covered-table-cell table:style-name="ce276"/>
          <table:table-cell table:number-columns-repeated="1015"/>
        </table:table-row>
        <table:table-row table:style-name="ro2">
          <table:table-cell table:style-name="ce218"/>
          <table:table-cell table:style-name="ce228" table:number-columns-repeated="3"/>
          <table:table-cell table:style-name="ce252"/>
          <table:table-cell table:style-name="ce264" office:value-type="string">
            <text:p>IČO:</text:p>
          </table:table-cell>
          <table:table-cell table:style-name="ce264" office:value-type="float" office:value="44270089">
            <text:p>44270089</text:p>
          </table:table-cell>
          <table:table-cell table:style-name="ce264" office:value-type="string">
            <text:p>DIČ:</text:p>
          </table:table-cell>
          <table:table-cell table:style-name="ce277" office:value-type="float" office:value="1080129094">
            <text:p>1080129094</text:p>
          </table:table-cell>
          <table:table-cell table:number-columns-repeated="1015"/>
        </table:table-row>
        <table:table-row table:style-name="ro3">
          <table:table-cell table:style-name="ce219" office:value-type="string" table:number-columns-spanned="3" table:number-rows-spanned="3">
            <text:p>Peňažný ústav, č. účtu dodávateľa</text:p>
          </table:table-cell>
          <table:covered-table-cell table:number-columns-repeated="2" table:style-name="ce229"/>
          <table:table-cell table:style-name="ce248" table:number-columns-spanned="2" table:number-rows-spanned="2"/>
          <table:covered-table-cell table:style-name="ce253"/>
          <table:table-cell table:style-name="ce265" office:value-type="string" table:number-columns-spanned="4" table:number-rows-spanned="1">
            <text:p>Odoberateľ</text:p>
          </table:table-cell>
          <table:covered-table-cell table:number-columns-repeated="2" table:style-name="ce229"/>
          <table:covered-table-cell table:style-name="ce265"/>
          <table:table-cell table:number-columns-repeated="1015"/>
        </table:table-row>
        <table:table-row table:style-name="ro2">
          <table:covered-table-cell table:style-name="ce219"/>
          <table:covered-table-cell table:number-columns-repeated="2" table:style-name="ce229"/>
          <table:covered-table-cell table:style-name="ce249"/>
          <table:covered-table-cell table:style-name="ce254"/>
          <table:table-cell table:style-name="ce266" office:value-type="string" table:number-columns-spanned="4" table:number-rows-spanned="5">
            <text:p>Všeobecná zdravotná poisťovňa a.s.</text:p>
            <text:p>krajská pobočka Žilina</text:p>
            <text:p>P.O. Hviezdoslava 26</text:p>
            <text:p>010 01 Žilina</text:p>
            <text:p><text:span text:style-name="T1">pobočka Dolný Kubín</text:span></text:p>
          </table:table-cell>
          <table:covered-table-cell table:number-columns-repeated="2" table:style-name="ce267"/>
          <table:covered-table-cell table:style-name="ce266"/>
          <table:table-cell table:number-columns-repeated="1015"/>
        </table:table-row>
        <table:table-row table:style-name="ro3">
          <table:covered-table-cell table:style-name="ce219"/>
          <table:covered-table-cell table:number-columns-repeated="2" table:style-name="ce229"/>
          <table:table-cell table:style-name="ce248" office:value-type="string" table:number-columns-spanned="2" table:number-rows-spanned="1">
            <text:p>hotovosť</text:p>
          </table:table-cell>
          <table:covered-table-cell table:style-name="ce255"/>
          <table:covered-table-cell table:number-columns-repeated="3" table:style-name="ce267"/>
          <table:covered-table-cell table:style-name="ce266"/>
          <table:table-cell table:number-columns-repeated="1015"/>
        </table:table-row>
        <table:table-row table:style-name="ro3">
          <table:table-cell table:style-name="ce219" office:value-type="string" table:number-columns-spanned="3" table:number-rows-spanned="1">
            <text:p>IČO dodávateľa</text:p>
          </table:table-cell>
          <table:covered-table-cell table:number-columns-repeated="2" table:style-name="ce229"/>
          <table:table-cell table:style-name="ce248" office:value-type="string" table:number-columns-spanned="2" table:number-rows-spanned="1">
            <text:p>44270089</text:p>
          </table:table-cell>
          <table:covered-table-cell table:style-name="ce255"/>
          <table:covered-table-cell table:number-columns-repeated="3" table:style-name="ce267"/>
          <table:covered-table-cell table:style-name="ce266"/>
          <table:table-cell table:number-columns-repeated="1015"/>
        </table:table-row>
        <table:table-row table:style-name="ro3">
          <table:table-cell table:style-name="ce219" office:value-type="string" table:number-columns-spanned="3" table:number-rows-spanned="1">
            <text:p>DIČ dodávateľa</text:p>
          </table:table-cell>
          <table:covered-table-cell table:number-columns-repeated="2" table:style-name="ce229"/>
          <table:table-cell table:style-name="ce248" office:value-type="string" table:number-columns-spanned="2" table:number-rows-spanned="1">
            <text:p>1080129094</text:p>
          </table:table-cell>
          <table:covered-table-cell table:style-name="ce255"/>
          <table:covered-table-cell table:number-columns-repeated="3" table:style-name="ce267"/>
          <table:covered-table-cell table:style-name="ce266"/>
          <table:table-cell table:number-columns-repeated="1015"/>
        </table:table-row>
        <table:table-row table:style-name="ro3">
          <table:table-cell table:style-name="ce219" office:value-type="string" table:number-columns-spanned="3" table:number-rows-spanned="1">
            <text:p>Objednávka číslo:</text:p>
          </table:table-cell>
          <table:covered-table-cell table:number-columns-repeated="2" table:style-name="ce229"/>
          <table:table-cell table:style-name="ce229" table:number-columns-spanned="2" table:number-rows-spanned="1"/>
          <table:covered-table-cell table:style-name="ce256"/>
          <table:covered-table-cell table:number-columns-repeated="3" table:style-name="ce267"/>
          <table:covered-table-cell table:style-name="ce266"/>
          <table:table-cell table:number-columns-repeated="1015"/>
        </table:table-row>
        <table:table-row table:style-name="ro22">
          <table:table-cell table:style-name="ce220" office:value-type="string" table:number-columns-spanned="3" table:number-rows-spanned="1">
            <text:p>Dodací list číslo:</text:p>
          </table:table-cell>
          <table:covered-table-cell table:number-columns-repeated="2" table:style-name="ce230"/>
          <table:table-cell table:style-name="ce230" office:value-type="float" office:value="12013" table:number-columns-spanned="2" table:number-rows-spanned="1">
            <text:p>12013</text:p>
          </table:table-cell>
          <table:covered-table-cell table:style-name="ce257"/>
          <table:table-cell table:style-name="ce264" office:value-type="string">
            <text:p>IČO:</text:p>
          </table:table-cell>
          <table:table-cell table:style-name="ce264" office:value-type="float" office:value="35937874">
            <text:p>35937874</text:p>
          </table:table-cell>
          <table:table-cell table:style-name="ce264" office:value-type="string">
            <text:p>IČ DPH:</text:p>
          </table:table-cell>
          <table:table-cell table:style-name="ce278"/>
          <table:table-cell table:number-columns-repeated="1015"/>
        </table:table-row>
        <table:table-row table:style-name="ro2">
          <table:table-cell table:style-name="ce221"/>
          <table:table-cell table:style-name="ce231" table:number-columns-repeated="7"/>
          <table:table-cell table:style-name="ce279"/>
          <table:table-cell table:number-columns-repeated="1015"/>
        </table:table-row>
        <table:table-row table:style-name="ro4">
          <table:table-cell table:style-name="ce222" office:value-type="string">
            <text:p>Por. č.:</text:p>
          </table:table-cell>
          <table:table-cell table:style-name="ce232" office:value-type="string" table:number-columns-spanned="2" table:number-rows-spanned="1">
            <text:p>Názov a druh tovaru / služby</text:p>
          </table:table-cell>
          <table:covered-table-cell table:style-name="ce232"/>
          <table:table-cell table:style-name="ce232" office:value-type="string" table:number-columns-spanned="2" table:number-rows-spanned="1">
            <text:p>Množstvo</text:p>
          </table:table-cell>
          <table:covered-table-cell table:style-name="ce258"/>
          <table:table-cell table:style-name="ce232" office:value-type="string">
            <text:p>Tech. jednotka</text:p>
          </table:table-cell>
          <table:table-cell table:style-name="ce232" office:value-type="string">
            <text:p>Cena za jednotku</text:p>
          </table:table-cell>
          <table:table-cell table:style-name="ce232" office:value-type="string">
            <text:p>Cena bez dane</text:p>
          </table:table-cell>
          <table:table-cell table:style-name="ce280" office:value-type="string">
            <text:p>DPH v %</text:p>
          </table:table-cell>
          <table:table-cell table:number-columns-repeated="1015"/>
        </table:table-row>
        <table:table-row table:style-name="ro2">
          <table:table-cell table:style-name="ce221"/>
          <table:table-cell table:style-name="ce233" table:number-columns-repeated="7"/>
          <table:table-cell table:style-name="ce281"/>
          <table:table-cell table:number-columns-repeated="1015"/>
        </table:table-row>
        <table:table-row table:style-name="ro5">
          <table:table-cell table:style-name="ce221"/>
          <table:table-cell table:style-name="ce233" table:number-columns-repeated="7"/>
          <table:table-cell table:style-name="ce282"/>
          <table:table-cell table:number-columns-repeated="1015"/>
        </table:table-row>
        <table:table-row table:style-name="ro2">
          <table:table-cell table:style-name="ce221"/>
          <table:table-cell table:style-name="ce234" table:number-columns-repeated="7"/>
          <table:table-cell table:style-name="ce282"/>
          <table:table-cell table:number-columns-repeated="1015"/>
        </table:table-row>
        <table:table-row table:style-name="ro2">
          <table:table-cell table:style-name="ce221"/>
          <table:table-cell table:style-name="ce235" office:value-type="string" table:number-columns-spanned="7" table:number-rows-spanned="2">
            <text:p>Faktúrujem Vám práce a material dohodnutej výške 48,11 EUR podľa dodacieho listu 012013</text:p>
            <text:p/>
          </table:table-cell>
          <table:covered-table-cell table:number-columns-repeated="6" table:style-name="ce236"/>
          <table:table-cell table:style-name="ce282"/>
          <table:table-cell table:number-columns-repeated="1015"/>
        </table:table-row>
        <table:table-row table:style-name="ro6">
          <table:table-cell table:style-name="ce221"/>
          <table:covered-table-cell table:number-columns-repeated="7" table:style-name="ce236"/>
          <table:table-cell table:style-name="ce282"/>
          <table:table-cell table:number-columns-repeated="1015"/>
        </table:table-row>
        <table:table-row table:style-name="ro7">
          <table:table-cell table:style-name="ce221"/>
          <table:table-cell table:style-name="ce237" table:number-columns-repeated="7"/>
          <table:table-cell table:style-name="ce282"/>
          <table:table-cell table:number-columns-repeated="1015"/>
        </table:table-row>
        <table:table-row table:style-name="ro2">
          <table:table-cell table:style-name="ce221"/>
          <table:table-cell table:style-name="ce234" table:number-columns-repeated="7"/>
          <table:table-cell table:style-name="ce282"/>
          <table:table-cell table:number-columns-repeated="1015"/>
        </table:table-row>
        <table:table-row table:style-name="ro2" table:number-rows-repeated="2">
          <table:table-cell table:style-name="ce221"/>
          <table:table-cell table:style-name="ce231" table:number-columns-repeated="7"/>
          <table:table-cell table:style-name="ce279"/>
          <table:table-cell table:number-columns-repeated="1015"/>
        </table:table-row>
        <table:table-row table:style-name="ro8">
          <table:table-cell table:style-name="ce221"/>
          <table:table-cell table:style-name="ce231" table:number-columns-repeated="4"/>
          <table:table-cell table:style-name="ce233"/>
          <table:table-cell table:style-name="ce231" table:number-columns-repeated="2"/>
          <table:table-cell table:style-name="ce279"/>
          <table:table-cell table:number-columns-repeated="1015"/>
        </table:table-row>
        <table:table-row table:style-name="ro2">
          <table:table-cell table:style-name="ce221"/>
          <table:table-cell table:style-name="ce231" table:number-columns-repeated="4"/>
          <table:table-cell table:style-name="ce268" table:number-columns-spanned="2" table:number-rows-spanned="1"/>
          <table:covered-table-cell table:style-name="ce273"/>
          <table:table-cell table:style-name="ce231"/>
          <table:table-cell table:style-name="ce279"/>
          <table:table-cell table:number-columns-repeated="1015"/>
        </table:table-row>
        <table:table-row table:style-name="ro2">
          <table:table-cell table:style-name="ce221"/>
          <table:table-cell table:style-name="ce238" office:value-type="string">
            <text:p>NEPLATCA DPH</text:p>
          </table:table-cell>
          <table:table-cell table:style-name="ce243"/>
          <table:table-cell table:style-name="ce231" table:number-columns-repeated="2"/>
          <table:table-cell table:style-name="ce233" table:number-columns-repeated="2"/>
          <table:table-cell table:style-name="ce231"/>
          <table:table-cell table:style-name="ce279"/>
          <table:table-cell table:number-columns-repeated="1015"/>
        </table:table-row>
        <table:table-row table:style-name="ro2">
          <table:table-cell table:style-name="ce221"/>
          <table:table-cell table:style-name="ce239" office:value-type="string">
            <text:p>DPH</text:p>
          </table:table-cell>
          <table:table-cell table:style-name="ce239" office:value-type="string">
            <text:p>–</text:p>
          </table:table-cell>
          <table:table-cell table:style-name="ce231" table:number-columns-repeated="2"/>
          <table:table-cell table:style-name="ce233" table:number-columns-repeated="2"/>
          <table:table-cell table:style-name="ce231"/>
          <table:table-cell table:style-name="ce279"/>
          <table:table-cell table:number-columns-repeated="1015"/>
        </table:table-row>
        <table:table-row table:style-name="ro2">
          <table:table-cell table:style-name="ce221"/>
          <table:table-cell table:style-name="ce231" table:number-columns-repeated="4"/>
          <table:table-cell table:style-name="ce269" table:number-columns-spanned="2" table:number-rows-spanned="1"/>
          <table:covered-table-cell table:style-name="ce250"/>
          <table:table-cell table:style-name="ce231"/>
          <table:table-cell table:style-name="ce279"/>
          <table:table-cell table:number-columns-repeated="1015"/>
        </table:table-row>
        <table:table-row table:style-name="ro2">
          <table:table-cell table:style-name="ce223" table:number-columns-spanned="3" table:number-rows-spanned="1"/>
          <table:covered-table-cell table:number-columns-repeated="2" table:style-name="ce240"/>
          <table:table-cell table:style-name="ce250"/>
          <table:table-cell table:style-name="ce231" table:number-columns-repeated="4"/>
          <table:table-cell table:style-name="ce279"/>
          <table:table-cell table:number-columns-repeated="1015"/>
        </table:table-row>
        <table:table-row table:style-name="ro9">
          <table:table-cell table:style-name="ce224"/>
          <table:table-cell table:style-name="ce241" table:number-columns-repeated="3"/>
          <table:table-cell table:style-name="ce259" office:value-type="string" table:number-columns-spanned="3" table:number-rows-spanned="1">
            <text:p>CELKOVÁ faktúrovaná suma</text:p>
          </table:table-cell>
          <table:covered-table-cell table:number-columns-repeated="2" table:style-name="ce259"/>
          <table:table-cell table:style-name="ce274" office:value-type="string" table:number-columns-spanned="2" table:number-rows-spanned="1">
            <text:p>48,11 EUR</text:p>
          </table:table-cell>
          <table:covered-table-cell table:style-name="ce283"/>
          <table:table-cell table:number-columns-repeated="1015"/>
        </table:table-row>
        <table:table-row table:style-name="ro2" table:number-rows-repeated="3">
          <table:table-cell table:style-name="ce221"/>
          <table:table-cell table:style-name="ce231" table:number-columns-repeated="7"/>
          <table:table-cell table:style-name="ce279"/>
          <table:table-cell table:number-columns-repeated="1015"/>
        </table:table-row>
        <table:table-row table:style-name="ro2">
          <table:table-cell table:style-name="ce225" office:value-type="string">
            <text:p>Faktúru vystavil: M. Meravý</text:p>
          </table:table-cell>
          <table:table-cell table:style-name="ce242" table:number-columns-repeated="3"/>
          <table:table-cell table:style-name="ce260" office:value-type="string">
            <text:p>Pečiatka a podpis:</text:p>
          </table:table-cell>
          <table:table-cell table:style-name="ce242" table:number-columns-repeated="3"/>
          <table:table-cell table:style-name="ce284"/>
          <table:table-cell table:number-columns-repeated="1015"/>
        </table:table-row>
        <table:table-row table:style-name="ro2" table:number-rows-repeated="4">
          <table:table-cell table:style-name="ce11" table:number-columns-repeated="9"/>
          <table:table-cell table:number-columns-repeated="1015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ktura 22013" table:style-name="ta5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1015" table:default-cell-style-name="Excel_20_Built-in_20_Normal"/>
        <table:table-row table:style-name="ro1">
          <table:table-cell table:style-name="ce1" office:value-type="string" table:number-columns-spanned="3" table:number-rows-spanned="1">
            <text:p>Daňový doklad - FAKTÚRA č. :</text:p>
          </table:table-cell>
          <table:covered-table-cell table:number-columns-repeated="2" table:style-name="ce12"/>
          <table:table-cell table:style-name="ce29"/>
          <table:table-cell table:style-name="ce37" office:value-type="string">
            <text:p>022013</text:p>
          </table:table-cell>
          <table:table-cell table:style-name="ce47" office:value-type="string" table:number-columns-spanned="4" table:number-rows-spanned="1">
            <text:p>Dodávateľ</text:p>
          </table:table-cell>
          <table:covered-table-cell table:number-columns-repeated="2" table:style-name="ce56"/>
          <table:covered-table-cell table:style-name="ce47"/>
          <table:table-cell table:number-columns-repeated="1015"/>
        </table:table-row>
        <table:table-row table:style-name="ro2">
          <table:table-cell table:style-name="ce2" office:value-type="string" table:number-columns-spanned="3" table:number-rows-spanned="1">
            <text:p>Dátum zdaňovacieho plnenia:</text:p>
          </table:table-cell>
          <table:covered-table-cell table:number-columns-repeated="2" table:style-name="ce13"/>
          <table:table-cell table:style-name="ce30" office:value-type="string" table:number-columns-spanned="2" table:number-rows-spanned="1">
            <text:p>23.05.2013</text:p>
          </table:table-cell>
          <table:covered-table-cell table:style-name="ce30"/>
          <table:table-cell table:style-name="ce48" office:value-type="string" table:number-columns-spanned="4" table:number-rows-spanned="4">
            <text:p>Miroslav Meravý</text:p>
            <text:p>Záskalická 711/16</text:p>
            <text:p>026 01 Dolný Kubín</text:p>
          </table:table-cell>
          <table:covered-table-cell table:number-columns-repeated="2" table:style-name="ce57"/>
          <table:covered-table-cell table:style-name="ce61"/>
          <table:table-cell table:number-columns-repeated="1015"/>
        </table:table-row>
        <table:table-row table:style-name="ro3">
          <table:table-cell table:style-name="ce2" office:value-type="string" table:number-columns-spanned="3" table:number-rows-spanned="1">
            <text:p>Dátum vystavenia / odoslania:</text:p>
          </table:table-cell>
          <table:covered-table-cell table:number-columns-repeated="2" table:style-name="ce13"/>
          <table:table-cell table:style-name="ce30" office:value-type="string" table:number-columns-spanned="2" table:number-rows-spanned="1">
            <text:p>23.05.2013</text:p>
          </table:table-cell>
          <table:covered-table-cell table:style-name="ce30"/>
          <table:covered-table-cell table:style-name="ce49"/>
          <table:covered-table-cell table:number-columns-repeated="2" table:style-name="ce58"/>
          <table:covered-table-cell table:style-name="ce62"/>
          <table:table-cell table:number-columns-repeated="1015"/>
        </table:table-row>
        <table:table-row table:style-name="ro3">
          <table:table-cell table:style-name="ce2" office:value-type="string" table:number-columns-spanned="3" table:number-rows-spanned="1">
            <text:p>Dátum splatnosti:</text:p>
          </table:table-cell>
          <table:covered-table-cell table:number-columns-repeated="2" table:style-name="ce13"/>
          <table:table-cell table:style-name="ce31" office:value-type="string" table:number-columns-spanned="2" table:number-rows-spanned="1">
            <text:p>31.05.2013</text:p>
          </table:table-cell>
          <table:covered-table-cell table:style-name="ce31"/>
          <table:covered-table-cell table:style-name="ce49"/>
          <table:covered-table-cell table:number-columns-repeated="2" table:style-name="ce58"/>
          <table:covered-table-cell table:style-name="ce62"/>
          <table:table-cell table:number-columns-repeated="1015"/>
        </table:table-row>
        <table:table-row table:style-name="ro3">
          <table:table-cell table:style-name="ce2" office:value-type="string" table:number-columns-spanned="3" table:number-rows-spanned="1">
            <text:p>Forma úhrady:</text:p>
          </table:table-cell>
          <table:covered-table-cell table:number-columns-repeated="2" table:style-name="ce13"/>
          <table:table-cell table:style-name="ce32" office:value-type="string" table:number-columns-spanned="2" table:number-rows-spanned="1">
            <text:p>hotovosť</text:p>
          </table:table-cell>
          <table:covered-table-cell table:style-name="ce32"/>
          <table:covered-table-cell table:style-name="ce49"/>
          <table:covered-table-cell table:number-columns-repeated="2" table:style-name="ce58"/>
          <table:covered-table-cell table:style-name="ce62"/>
          <table:table-cell table:number-columns-repeated="1015"/>
        </table:table-row>
        <table:table-row table:style-name="ro2">
          <table:table-cell table:style-name="ce3"/>
          <table:table-cell table:style-name="ce14" table:number-columns-repeated="3"/>
          <table:table-cell table:style-name="ce38"/>
          <table:table-cell table:style-name="ce50" office:value-type="string">
            <text:p>IČO:</text:p>
          </table:table-cell>
          <table:table-cell table:style-name="ce50" office:value-type="float" office:value="44270089">
            <text:p>44270089</text:p>
          </table:table-cell>
          <table:table-cell table:style-name="ce50" office:value-type="string">
            <text:p>DIČ:</text:p>
          </table:table-cell>
          <table:table-cell table:style-name="ce63" office:value-type="float" office:value="1080129094">
            <text:p>1080129094</text:p>
          </table:table-cell>
          <table:table-cell table:number-columns-repeated="1015"/>
        </table:table-row>
        <table:table-row table:style-name="ro3">
          <table:table-cell table:style-name="ce4" office:value-type="string" table:number-columns-spanned="3" table:number-rows-spanned="3">
            <text:p>Peňažný ústav, č. účtu dodávateľa</text:p>
          </table:table-cell>
          <table:covered-table-cell table:number-columns-repeated="2" table:style-name="ce15"/>
          <table:table-cell table:style-name="ce33" table:number-columns-spanned="2" table:number-rows-spanned="2"/>
          <table:covered-table-cell table:style-name="ce39"/>
          <table:table-cell table:style-name="ce51" office:value-type="string" table:number-columns-spanned="4" table:number-rows-spanned="1">
            <text:p>Odoberateľ</text:p>
          </table:table-cell>
          <table:covered-table-cell table:number-columns-repeated="2" table:style-name="ce15"/>
          <table:covered-table-cell table:style-name="ce51"/>
          <table:table-cell table:number-columns-repeated="1015"/>
        </table:table-row>
        <table:table-row table:style-name="ro2">
          <table:covered-table-cell table:style-name="ce4"/>
          <table:covered-table-cell table:number-columns-repeated="2" table:style-name="ce15"/>
          <table:covered-table-cell table:style-name="ce34"/>
          <table:covered-table-cell table:style-name="ce40"/>
          <table:table-cell table:style-name="ce285" office:value-type="string" table:number-columns-spanned="4" table:number-rows-spanned="5">
            <text:p>Jaroslav Dudáš</text:p>
            <text:p>M. R: Štefánika 1834/36</text:p>
            <text:p>026 01 Dolný Kubín</text:p>
            <text:p/>
          </table:table-cell>
          <table:covered-table-cell table:number-columns-repeated="3" table:style-name="ce285"/>
          <table:table-cell table:number-columns-repeated="1015"/>
        </table:table-row>
        <table:table-row table:style-name="ro3">
          <table:covered-table-cell table:style-name="ce4"/>
          <table:covered-table-cell table:number-columns-repeated="2" table:style-name="ce15"/>
          <table:table-cell table:style-name="ce35" office:value-type="string" table:number-columns-spanned="2" table:number-rows-spanned="1">
            <text:p>hotovosť</text:p>
          </table:table-cell>
          <table:covered-table-cell table:style-name="ce41"/>
          <table:covered-table-cell table:number-columns-repeated="4" table:style-name="ce285"/>
          <table:table-cell table:number-columns-repeated="1015"/>
        </table:table-row>
        <table:table-row table:style-name="ro3">
          <table:table-cell table:style-name="ce4" office:value-type="string" table:number-columns-spanned="3" table:number-rows-spanned="1">
            <text:p>IČO dodávateľa</text:p>
          </table:table-cell>
          <table:covered-table-cell table:number-columns-repeated="2" table:style-name="ce15"/>
          <table:table-cell table:style-name="ce35" office:value-type="string" table:number-columns-spanned="2" table:number-rows-spanned="1">
            <text:p>44270089</text:p>
          </table:table-cell>
          <table:covered-table-cell table:style-name="ce41"/>
          <table:covered-table-cell table:number-columns-repeated="4" table:style-name="ce285"/>
          <table:table-cell table:number-columns-repeated="1015"/>
        </table:table-row>
        <table:table-row table:style-name="ro3">
          <table:table-cell table:style-name="ce4" office:value-type="string" table:number-columns-spanned="3" table:number-rows-spanned="1">
            <text:p>DIČ dodávateľa</text:p>
          </table:table-cell>
          <table:covered-table-cell table:number-columns-repeated="2" table:style-name="ce15"/>
          <table:table-cell table:style-name="ce35" office:value-type="string" table:number-columns-spanned="2" table:number-rows-spanned="1">
            <text:p>1080129094</text:p>
          </table:table-cell>
          <table:covered-table-cell table:style-name="ce41"/>
          <table:covered-table-cell table:number-columns-repeated="4" table:style-name="ce285"/>
          <table:table-cell table:number-columns-repeated="1015"/>
        </table:table-row>
        <table:table-row table:style-name="ro3">
          <table:table-cell table:style-name="ce4" office:value-type="string" table:number-columns-spanned="3" table:number-rows-spanned="1">
            <text:p>Objednávka číslo:</text:p>
          </table:table-cell>
          <table:covered-table-cell table:number-columns-repeated="2" table:style-name="ce15"/>
          <table:table-cell table:style-name="ce15" table:number-columns-spanned="2" table:number-rows-spanned="1"/>
          <table:covered-table-cell table:style-name="ce42"/>
          <table:covered-table-cell table:number-columns-repeated="4" table:style-name="ce285"/>
          <table:table-cell table:number-columns-repeated="1015"/>
        </table:table-row>
        <table:table-row table:style-name="ro22">
          <table:table-cell table:style-name="ce5" office:value-type="string" table:number-columns-spanned="3" table:number-rows-spanned="1">
            <text:p>Dodací list číslo:</text:p>
          </table:table-cell>
          <table:covered-table-cell table:number-columns-repeated="2" table:style-name="ce16"/>
          <table:table-cell table:style-name="ce16" office:value-type="float" office:value="12013" table:number-columns-spanned="2" table:number-rows-spanned="1">
            <text:p>12013</text:p>
          </table:table-cell>
          <table:covered-table-cell table:style-name="ce43"/>
          <table:table-cell table:style-name="ce202" office:value-type="string">
            <text:p>IČO:</text:p>
          </table:table-cell>
          <table:table-cell table:style-name="ce202" office:value-type="float" office:value="35076577">
            <text:p>35076577</text:p>
          </table:table-cell>
          <table:table-cell table:style-name="ce202" office:value-type="string">
            <text:p>DIČ:</text:p>
          </table:table-cell>
          <table:table-cell table:style-name="ce202" office:value-type="float" office:value="1033523689">
            <text:p>1033523689</text:p>
          </table:table-cell>
          <table:table-cell table:number-columns-repeated="1015"/>
        </table:table-row>
        <table:table-row table:style-name="ro2">
          <table:table-cell table:style-name="ce6"/>
          <table:table-cell table:style-name="ce17" table:number-columns-repeated="7"/>
          <table:table-cell table:style-name="ce65"/>
          <table:table-cell table:number-columns-repeated="1015"/>
        </table:table-row>
        <table:table-row table:style-name="ro4">
          <table:table-cell table:style-name="ce7" office:value-type="string">
            <text:p>Por. č.:</text:p>
          </table:table-cell>
          <table:table-cell table:style-name="ce18" office:value-type="string" table:number-columns-spanned="2" table:number-rows-spanned="1">
            <text:p>Názov a druh tovaru / služby</text:p>
          </table:table-cell>
          <table:covered-table-cell table:style-name="ce18"/>
          <table:table-cell table:style-name="ce18" office:value-type="string" table:number-columns-spanned="2" table:number-rows-spanned="1">
            <text:p>Množstvo</text:p>
          </table:table-cell>
          <table:covered-table-cell table:style-name="ce44"/>
          <table:table-cell table:style-name="ce18" office:value-type="string">
            <text:p>Tech. jednotka</text:p>
          </table:table-cell>
          <table:table-cell table:style-name="ce18" office:value-type="string">
            <text:p>Cena za jednotku</text:p>
          </table:table-cell>
          <table:table-cell table:style-name="ce18" office:value-type="string">
            <text:p>Cena bez dane</text:p>
          </table:table-cell>
          <table:table-cell table:style-name="ce66" office:value-type="string">
            <text:p>DPH v %</text:p>
          </table:table-cell>
          <table:table-cell table:number-columns-repeated="1015"/>
        </table:table-row>
        <table:table-row table:style-name="ro2">
          <table:table-cell table:style-name="ce6"/>
          <table:table-cell table:number-columns-repeated="7"/>
          <table:table-cell table:style-name="ce67"/>
          <table:table-cell table:number-columns-repeated="1015"/>
        </table:table-row>
        <table:table-row table:style-name="ro5">
          <table:table-cell table:style-name="ce6"/>
          <table:table-cell table:number-columns-repeated="7"/>
          <table:table-cell table:style-name="ce68"/>
          <table:table-cell table:number-columns-repeated="1015"/>
        </table:table-row>
        <table:table-row table:style-name="ro2">
          <table:table-cell table:style-name="ce6"/>
          <table:table-cell table:style-name="ce19" table:number-columns-repeated="7"/>
          <table:table-cell table:style-name="ce68"/>
          <table:table-cell table:number-columns-repeated="1015"/>
        </table:table-row>
        <table:table-row table:style-name="ro2">
          <table:table-cell table:style-name="ce6"/>
          <table:table-cell table:style-name="ce20" office:value-type="string" table:number-columns-spanned="7" table:number-rows-spanned="2">
            <text:p>Fakturujem Vám opravu ocelových konštrukcií na vedení V400 TR Čechy stred - TR Tynec. Práce boli realizované v termine od 18. - 28.2.2013 v celkovej výške 1220 EUR</text:p>
          </table:table-cell>
          <table:covered-table-cell table:number-columns-repeated="6" table:style-name="ce21"/>
          <table:table-cell table:style-name="ce68"/>
          <table:table-cell table:number-columns-repeated="1015"/>
        </table:table-row>
        <table:table-row table:style-name="ro6">
          <table:table-cell table:style-name="ce6"/>
          <table:covered-table-cell table:number-columns-repeated="7" table:style-name="ce21"/>
          <table:table-cell table:style-name="ce68"/>
          <table:table-cell table:number-columns-repeated="1015"/>
        </table:table-row>
        <table:table-row table:style-name="ro7">
          <table:table-cell table:style-name="ce6"/>
          <table:table-cell table:style-name="ce22" table:number-columns-repeated="7"/>
          <table:table-cell table:style-name="ce68"/>
          <table:table-cell table:number-columns-repeated="1015"/>
        </table:table-row>
        <table:table-row table:style-name="ro2">
          <table:table-cell table:style-name="ce6"/>
          <table:table-cell table:style-name="ce19" table:number-columns-repeated="7"/>
          <table:table-cell table:style-name="ce68"/>
          <table:table-cell table:number-columns-repeated="1015"/>
        </table:table-row>
        <table:table-row table:style-name="ro2" table:number-rows-repeated="2">
          <table:table-cell table:style-name="ce6"/>
          <table:table-cell table:style-name="ce17" table:number-columns-repeated="7"/>
          <table:table-cell table:style-name="ce65"/>
          <table:table-cell table:number-columns-repeated="1015"/>
        </table:table-row>
        <table:table-row table:style-name="ro8">
          <table:table-cell table:style-name="ce6"/>
          <table:table-cell table:style-name="ce17" table:number-columns-repeated="4"/>
          <table:table-cell/>
          <table:table-cell table:style-name="ce17" table:number-columns-repeated="2"/>
          <table:table-cell table:style-name="ce65"/>
          <table:table-cell table:number-columns-repeated="1015"/>
        </table:table-row>
        <table:table-row table:style-name="ro2">
          <table:table-cell table:style-name="ce6"/>
          <table:table-cell table:style-name="ce17" table:number-columns-repeated="4"/>
          <table:table-cell table:style-name="ce54" table:number-columns-spanned="2" table:number-rows-spanned="1"/>
          <table:covered-table-cell table:style-name="ce59"/>
          <table:table-cell table:style-name="ce17"/>
          <table:table-cell table:style-name="ce65"/>
          <table:table-cell table:number-columns-repeated="1015"/>
        </table:table-row>
        <table:table-row table:style-name="ro2">
          <table:table-cell table:style-name="ce6"/>
          <table:table-cell table:style-name="ce23" office:value-type="string">
            <text:p>NEPLATCA DPH</text:p>
          </table:table-cell>
          <table:table-cell table:style-name="ce28"/>
          <table:table-cell table:style-name="ce17" table:number-columns-repeated="2"/>
          <table:table-cell table:number-columns-repeated="2"/>
          <table:table-cell table:style-name="ce17"/>
          <table:table-cell table:style-name="ce65"/>
          <table:table-cell table:number-columns-repeated="1015"/>
        </table:table-row>
        <table:table-row table:style-name="ro2">
          <table:table-cell table:style-name="ce6"/>
          <table:table-cell table:style-name="ce24" office:value-type="string">
            <text:p>DPH</text:p>
          </table:table-cell>
          <table:table-cell table:style-name="ce24" office:value-type="string">
            <text:p>–</text:p>
          </table:table-cell>
          <table:table-cell table:style-name="ce17" table:number-columns-repeated="2"/>
          <table:table-cell table:number-columns-repeated="2"/>
          <table:table-cell table:style-name="ce17"/>
          <table:table-cell table:style-name="ce65"/>
          <table:table-cell table:number-columns-repeated="1015"/>
        </table:table-row>
        <table:table-row table:style-name="ro2">
          <table:table-cell table:style-name="ce6"/>
          <table:table-cell table:style-name="ce17" table:number-columns-repeated="4"/>
          <table:table-cell table:style-name="ce55" table:number-columns-spanned="2" table:number-rows-spanned="1"/>
          <table:covered-table-cell table:style-name="ce36"/>
          <table:table-cell table:style-name="ce17"/>
          <table:table-cell table:style-name="ce65"/>
          <table:table-cell table:number-columns-repeated="1015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25"/>
          <table:table-cell table:style-name="ce36"/>
          <table:table-cell table:style-name="ce17" table:number-columns-repeated="4"/>
          <table:table-cell table:style-name="ce65"/>
          <table:table-cell table:number-columns-repeated="1015"/>
        </table:table-row>
        <table:table-row table:style-name="ro9">
          <table:table-cell table:style-name="ce9"/>
          <table:table-cell table:style-name="ce26" table:number-columns-repeated="3"/>
          <table:table-cell table:style-name="ce45" office:value-type="string" table:number-columns-spanned="3" table:number-rows-spanned="1">
            <text:p>CELKOVÁ faktúrovaná suma</text:p>
          </table:table-cell>
          <table:covered-table-cell table:number-columns-repeated="2" table:style-name="ce45"/>
          <table:table-cell table:style-name="ce60" office:value-type="string" table:number-columns-spanned="2" table:number-rows-spanned="1">
            <text:p>1220 EUR</text:p>
          </table:table-cell>
          <table:covered-table-cell table:style-name="ce69"/>
          <table:table-cell table:number-columns-repeated="1015"/>
        </table:table-row>
        <table:table-row table:style-name="ro2" table:number-rows-repeated="3">
          <table:table-cell table:style-name="ce6"/>
          <table:table-cell table:style-name="ce17" table:number-columns-repeated="7"/>
          <table:table-cell table:style-name="ce65"/>
          <table:table-cell table:number-columns-repeated="1015"/>
        </table:table-row>
        <table:table-row table:style-name="ro2">
          <table:table-cell table:style-name="ce10" office:value-type="string">
            <text:p>Faktúru vystavil: M. Meravý</text:p>
          </table:table-cell>
          <table:table-cell table:style-name="ce27" table:number-columns-repeated="3"/>
          <table:table-cell table:style-name="ce46" office:value-type="string">
            <text:p>Pečiatka a podpis:</text:p>
          </table:table-cell>
          <table:table-cell table:style-name="ce27" table:number-columns-repeated="3"/>
          <table:table-cell table:style-name="ce70"/>
          <table:table-cell table:number-columns-repeated="1015"/>
        </table:table-row>
        <table:table-row table:style-name="ro2" table:number-rows-repeated="4">
          <table:table-cell table:style-name="ce11" table:number-columns-repeated="9"/>
          <table:table-cell table:number-columns-repeated="1015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ijmovy FA 22013" table:style-name="ta13" table:print="false">
        <office:forms form:automatic-focus="false" form:apply-design-mode="false"/>
        <table:table-column table:style-name="co13" table:default-cell-style-name="ce707"/>
        <table:table-column table:style-name="co14" table:default-cell-style-name="ce707"/>
        <table:table-column table:style-name="co15" table:default-cell-style-name="ce707"/>
        <table:table-column table:style-name="co16" table:default-cell-style-name="ce707"/>
        <table:table-column table:style-name="co17" table:default-cell-style-name="ce707"/>
        <table:table-column table:style-name="co18" table:default-cell-style-name="ce707"/>
        <table:table-column table:style-name="co19" table:default-cell-style-name="ce707"/>
        <table:table-column table:style-name="co20" table:default-cell-style-name="ce707"/>
        <table:table-column table:style-name="co16" table:default-cell-style-name="ce707"/>
        <table:table-column table:style-name="co21" table:default-cell-style-name="ce707"/>
        <table:table-column table:style-name="co22" table:default-cell-style-name="ce707"/>
        <table:table-column table:style-name="co23" table:default-cell-style-name="ce707"/>
        <table:table-column table:style-name="co24" table:default-cell-style-name="ce707"/>
        <table:table-column table:style-name="co4" table:default-cell-style-name="ce707"/>
        <table:table-column table:style-name="co15" table:default-cell-style-name="ce707"/>
        <table:table-column table:style-name="co18" table:default-cell-style-name="ce707"/>
        <table:table-column table:style-name="co25" table:default-cell-style-name="ce707"/>
        <table:table-column table:style-name="co1" table:default-cell-style-name="ce707"/>
        <table:table-column table:style-name="co26" table:default-cell-style-name="ce707"/>
        <table:table-column table:style-name="co27" table:default-cell-style-name="ce707"/>
        <table:table-column table:style-name="co28" table:default-cell-style-name="ce707"/>
        <table:table-column table:style-name="co29" table:default-cell-style-name="ce707"/>
        <table:table-column table:style-name="co10" table:number-columns-repeated="1002" table:default-cell-style-name="Excel_20_Built-in_20_Normal"/>
        <table:table-row table:style-name="ro17">
          <table:table-cell table:style-name="ce690" table:number-columns-spanned="12" table:number-rows-spanned="1"/>
          <table:covered-table-cell table:number-columns-repeated="10" table:style-name="ce704"/>
          <table:covered-table-cell table:style-name="ce745"/>
          <table:table-cell table:style-name="ce748" table:number-columns-spanned="10" table:number-rows-spanned="1"/>
          <table:covered-table-cell table:number-columns-repeated="8" table:style-name="ce704"/>
          <table:covered-table-cell table:style-name="ce779"/>
          <table:table-cell table:number-columns-repeated="1002"/>
        </table:table-row>
        <table:table-row table:style-name="ro2">
          <table:table-cell table:style-name="ce691" office:value-type="string" table:number-columns-spanned="7" table:number-rows-spanned="1">
            <text:p>Firma</text:p>
          </table:table-cell>
          <table:covered-table-cell table:number-columns-repeated="6" table:style-name="ce708"/>
          <table:table-cell table:style-name="ce732" table:number-columns-spanned="5" table:number-rows-spanned="1"/>
          <table:covered-table-cell table:number-columns-repeated="3" table:style-name="ce733"/>
          <table:covered-table-cell table:style-name="ce732"/>
          <table:table-cell table:style-name="ce749" office:value-type="string" table:number-columns-spanned="10" table:number-rows-spanned="2">
            <text:p><text:s text:c="2"/>PRÍJMOVÝ pokladničný doklad</text:p>
          </table:table-cell>
          <table:covered-table-cell table:number-columns-repeated="8" table:style-name="ce722"/>
          <table:covered-table-cell table:style-name="ce780"/>
          <table:table-cell table:number-columns-repeated="1002"/>
        </table:table-row>
        <table:table-row table:style-name="ro18">
          <table:table-cell table:style-name="ce692" office:value-type="string" table:number-columns-spanned="7" table:number-rows-spanned="1">
            <text:p>Miroslav Meravý, Záskalická 711/16, 029 01 Dolný Kubín</text:p>
          </table:table-cell>
          <table:covered-table-cell table:number-columns-repeated="6" table:style-name="ce709"/>
          <table:table-cell table:style-name="ce732" table:number-columns-spanned="5" table:number-rows-spanned="1"/>
          <table:covered-table-cell table:number-columns-repeated="3" table:style-name="ce733"/>
          <table:covered-table-cell table:style-name="ce732"/>
          <table:covered-table-cell table:style-name="ce750"/>
          <table:covered-table-cell table:number-columns-repeated="8" table:style-name="ce752"/>
          <table:covered-table-cell table:style-name="ce781"/>
          <table:table-cell table:number-columns-repeated="1002"/>
        </table:table-row>
        <table:table-row table:style-name="ro3">
          <table:table-cell table:style-name="ce693" office:value-type="string">
            <text:p><text:s/>IČO</text:p>
          </table:table-cell>
          <table:table-cell table:style-name="ce710" table:formula="of:=[$faktura.G6]" office:value-type="float" office:value="44270089">
            <text:p>44270089</text:p>
          </table:table-cell>
          <table:table-cell table:style-name="ce710"/>
          <table:table-cell table:style-name="ce722" table:number-columns-repeated="4"/>
          <table:table-cell table:style-name="ce732" table:number-columns-spanned="5" table:number-rows-spanned="1"/>
          <table:covered-table-cell table:number-columns-repeated="3" table:style-name="ce733"/>
          <table:covered-table-cell table:style-name="ce732"/>
          <table:table-cell table:style-name="ce751"/>
          <table:table-cell table:style-name="ce753" office:value-type="string" table:number-columns-spanned="2" table:number-rows-spanned="2">
            <text:p>číslo</text:p>
          </table:table-cell>
          <table:covered-table-cell table:style-name="ce753"/>
          <table:table-cell table:style-name="ce762" table:number-columns-spanned="7" table:number-rows-spanned="1"/>
          <table:covered-table-cell table:number-columns-repeated="5" table:style-name="ce753"/>
          <table:covered-table-cell table:style-name="ce762"/>
          <table:table-cell table:number-columns-repeated="1002"/>
        </table:table-row>
        <table:table-row table:style-name="ro3">
          <table:table-cell table:style-name="ce693" office:value-type="string">
            <text:p><text:s/>DIČ</text:p>
          </table:table-cell>
          <table:table-cell table:style-name="ce710" table:formula="of:=[$faktura.I6]" office:value-type="float" office:value="1080129094">
            <text:p>1080129094</text:p>
          </table:table-cell>
          <table:table-cell table:style-name="ce710" table:number-columns-repeated="5"/>
          <table:table-cell table:style-name="ce724" table:number-columns-spanned="5" table:number-rows-spanned="1"/>
          <table:covered-table-cell table:number-columns-repeated="3" table:style-name="ce726"/>
          <table:covered-table-cell table:style-name="ce724"/>
          <table:table-cell table:style-name="ce710"/>
          <table:covered-table-cell table:number-columns-repeated="2" table:style-name="ce754"/>
          <table:table-cell table:style-name="ce763" table:number-columns-spanned="6" table:number-rows-spanned="1"/>
          <table:covered-table-cell table:number-columns-repeated="5" table:style-name="ce763"/>
          <table:table-cell table:style-name="ce782"/>
          <table:table-cell table:number-columns-repeated="1002"/>
        </table:table-row>
        <table:table-row table:style-name="ro2">
          <table:table-cell table:style-name="ce693" office:value-type="string" table:number-columns-spanned="2" table:number-rows-spanned="1">
            <text:p><text:s/>IČ DPH</text:p>
          </table:table-cell>
          <table:covered-table-cell table:style-name="ce710"/>
          <table:table-cell table:style-name="ce710"/>
          <table:table-cell table:style-name="ce723" office:value-type="string" table:number-columns-spanned="4" table:number-rows-spanned="1">
            <text:p>SK</text:p>
          </table:table-cell>
          <table:covered-table-cell table:number-columns-repeated="3" table:style-name="ce725"/>
          <table:table-cell table:style-name="ce724" table:number-columns-spanned="5" table:number-rows-spanned="1"/>
          <table:covered-table-cell table:number-columns-repeated="3" table:style-name="ce726"/>
          <table:covered-table-cell table:style-name="ce724"/>
          <table:table-cell table:style-name="ce710"/>
          <table:table-cell table:style-name="ce755" office:value-type="string" table:number-columns-spanned="3" table:number-rows-spanned="2">
            <text:p>zo dňa</text:p>
          </table:table-cell>
          <table:covered-table-cell table:number-columns-repeated="2" table:style-name="ce754"/>
          <table:table-cell table:style-name="ce710" table:number-columns-repeated="5"/>
          <table:table-cell table:style-name="ce782"/>
          <table:table-cell table:number-columns-repeated="1002"/>
        </table:table-row>
        <table:table-row table:style-name="ro2">
          <table:table-cell table:style-name="ce693" office:value-type="string" table:number-columns-spanned="3" table:number-rows-spanned="1">
            <text:p><text:s/>Zapísaný</text:p>
          </table:table-cell>
          <table:covered-table-cell table:number-columns-repeated="2" table:style-name="ce710"/>
          <table:table-cell table:style-name="ce724" table:number-columns-spanned="9" table:number-rows-spanned="1"/>
          <table:covered-table-cell table:number-columns-repeated="7" table:style-name="ce726"/>
          <table:covered-table-cell table:style-name="ce724"/>
          <table:table-cell table:style-name="ce710"/>
          <table:covered-table-cell table:number-columns-repeated="3" table:style-name="ce754"/>
          <table:table-cell table:style-name="ce769" office:value-type="date" office:date-value="2013-06-24" table:number-columns-spanned="5" table:number-rows-spanned="1">
            <text:p>Pondelok, júna 24, 2013</text:p>
          </table:table-cell>
          <table:covered-table-cell table:number-columns-repeated="4" table:style-name="ce769"/>
          <table:table-cell table:style-name="ce782"/>
          <table:table-cell table:number-columns-repeated="1002"/>
        </table:table-row>
        <table:table-row table:style-name="ro19">
          <table:table-cell table:style-name="ce694"/>
          <table:table-cell table:style-name="ce711" table:number-columns-repeated="10"/>
          <table:table-cell table:style-name="ce746"/>
          <table:table-cell table:style-name="ce711" table:number-columns-repeated="9"/>
          <table:table-cell table:style-name="ce783"/>
          <table:table-cell table:number-columns-repeated="1002"/>
        </table:table-row>
        <table:table-row table:style-name="ro20">
          <table:table-cell table:style-name="ce695" office:value-type="string" table:number-columns-spanned="4" table:number-rows-spanned="1">
            <text:p><text:s/>Prijaté (od)</text:p>
          </table:table-cell>
          <table:covered-table-cell table:number-columns-repeated="3" table:style-name="ce712"/>
          <table:table-cell table:style-name="ce727" office:value-type="string" table:number-columns-spanned="17" table:number-rows-spanned="1">
            <text:p>Spoločenstvo vlastníkov bytov, Alej Slobody</text:p>
          </table:table-cell>
          <table:covered-table-cell table:number-columns-repeated="16" table:style-name="ce727"/>
          <table:table-cell table:style-name="ce782"/>
          <table:table-cell table:number-columns-repeated="1002"/>
        </table:table-row>
        <table:table-row table:style-name="ro21">
          <table:table-cell table:style-name="ce696" office:value-type="string" table:number-columns-spanned="4" table:number-rows-spanned="1">
            <text:p><text:s/>IČO (č. OP)</text:p>
          </table:table-cell>
          <table:covered-table-cell table:number-columns-repeated="3" table:style-name="ce713"/>
          <table:table-cell table:style-name="ce728" office:value-type="float" office:value="35652608" table:number-columns-spanned="6" table:number-rows-spanned="1">
            <text:p>35652608</text:p>
          </table:table-cell>
          <table:covered-table-cell table:number-columns-repeated="5" table:style-name="ce728"/>
          <table:table-cell table:style-name="ce742" office:value-type="string">
            <text:p>DIČ</text:p>
          </table:table-cell>
          <table:table-cell table:style-name="ce728" table:number-columns-spanned="6" table:number-rows-spanned="1"/>
          <table:covered-table-cell table:number-columns-repeated="5" table:style-name="ce728"/>
          <table:table-cell table:style-name="ce742" office:value-type="string">
            <text:p>IČ DPH</text:p>
          </table:table-cell>
          <table:table-cell table:style-name="ce728" table:number-columns-spanned="3" table:number-rows-spanned="1"/>
          <table:covered-table-cell table:number-columns-repeated="2" table:style-name="ce728"/>
          <table:table-cell table:style-name="ce782"/>
          <table:table-cell table:number-columns-repeated="1002"/>
        </table:table-row>
        <table:table-row table:style-name="ro29">
          <table:table-cell table:style-name="ce697"/>
          <table:table-cell table:style-name="ce714" table:number-columns-repeated="9"/>
          <table:table-cell table:style-name="ce743"/>
          <table:table-cell table:style-name="ce714" table:number-columns-repeated="10"/>
          <table:table-cell table:style-name="ce783"/>
          <table:table-cell table:number-columns-repeated="1002"/>
        </table:table-row>
        <table:table-row table:style-name="ro30">
          <table:table-cell table:style-name="ce698" office:value-type="string" table:number-columns-spanned="9" table:number-rows-spanned="3">
            <text:p>Cena bez DPH</text:p>
          </table:table-cell>
          <table:covered-table-cell table:number-columns-repeated="7" table:style-name="ce715"/>
          <table:covered-table-cell table:style-name="ce734"/>
          <table:table-cell table:style-name="ce738"/>
          <table:table-cell table:style-name="ce710" table:number-columns-repeated="3"/>
          <table:table-cell table:style-name="ce756"/>
          <table:table-cell table:style-name="ce758" office:value-type="string" table:number-columns-spanned="8" table:number-rows-spanned="3">
            <text:p>Cena s DPH</text:p>
          </table:table-cell>
          <table:covered-table-cell table:number-columns-repeated="6" table:style-name="ce715"/>
          <table:covered-table-cell table:style-name="ce784"/>
          <table:table-cell table:number-columns-repeated="1002"/>
        </table:table-row>
        <table:table-row table:style-name="ro31">
          <table:covered-table-cell table:style-name="ce699"/>
          <table:covered-table-cell table:number-columns-repeated="7" table:style-name="ce716"/>
          <table:covered-table-cell table:style-name="ce735"/>
          <table:table-cell table:style-name="ce738"/>
          <table:table-cell table:style-name="ce710" office:value-type="string">
            <text:p>DPH</text:p>
          </table:table-cell>
          <table:table-cell table:style-name="ce747"/>
          <table:table-cell table:style-name="ce710" office:value-type="string">
            <text:p>%</text:p>
          </table:table-cell>
          <table:table-cell table:style-name="ce756"/>
          <table:covered-table-cell table:style-name="ce759"/>
          <table:covered-table-cell table:number-columns-repeated="6" table:style-name="ce716"/>
          <table:covered-table-cell table:style-name="ce785"/>
          <table:table-cell table:number-columns-repeated="1002"/>
        </table:table-row>
        <table:table-row table:style-name="ro31">
          <table:covered-table-cell table:style-name="ce700"/>
          <table:covered-table-cell table:number-columns-repeated="7" table:style-name="ce717"/>
          <table:covered-table-cell table:style-name="ce736"/>
          <table:table-cell table:style-name="ce739"/>
          <table:table-cell table:style-name="ce711" table:number-columns-repeated="3"/>
          <table:table-cell table:style-name="ce746"/>
          <table:covered-table-cell table:style-name="ce760"/>
          <table:covered-table-cell table:number-columns-repeated="6" table:style-name="ce717"/>
          <table:covered-table-cell table:style-name="ce786"/>
          <table:table-cell table:number-columns-repeated="1002"/>
        </table:table-row>
        <table:table-row table:style-name="ro21">
          <table:table-cell table:style-name="ce701" office:value-type="string" table:number-columns-spanned="9" table:number-rows-spanned="1">
            <text:p>348 EUR</text:p>
          </table:table-cell>
          <table:covered-table-cell table:number-columns-repeated="7" table:style-name="ce718"/>
          <table:covered-table-cell table:style-name="ce737"/>
          <table:table-cell table:style-name="ce740" office:value-type="string" table:number-columns-spanned="5" table:number-rows-spanned="1">
            <text:p>neplatca</text:p>
          </table:table-cell>
          <table:covered-table-cell table:number-columns-repeated="3" table:style-name="ce744"/>
          <table:covered-table-cell table:style-name="ce757"/>
          <table:table-cell table:style-name="ce761" table:number-columns-spanned="8" table:number-rows-spanned="1"/>
          <table:covered-table-cell table:number-columns-repeated="6" table:style-name="ce764"/>
          <table:covered-table-cell table:style-name="ce787"/>
          <table:table-cell table:number-columns-repeated="1002"/>
        </table:table-row>
        <table:table-row table:style-name="ro3">
          <table:table-cell table:style-name="ce702" office:value-type="string" table:number-columns-spanned="5" table:number-rows-spanned="1">
            <text:p><text:s/>Spolu slovom:</text:p>
          </table:table-cell>
          <table:covered-table-cell table:number-columns-repeated="4" table:style-name="ce719"/>
          <table:table-cell table:style-name="ce729" office:value-type="string" table:number-columns-spanned="17" table:number-rows-spanned="1">
            <text:p>tristoštyridsaťosem eúr</text:p>
          </table:table-cell>
          <table:covered-table-cell table:number-columns-repeated="15" table:style-name="ce731"/>
          <table:covered-table-cell table:style-name="ce729"/>
          <table:table-cell table:number-columns-repeated="1002"/>
        </table:table-row>
        <table:table-row table:style-name="ro2">
          <table:table-cell table:style-name="ce693"/>
          <table:table-cell table:style-name="ce710" table:number-columns-repeated="20"/>
          <table:table-cell table:style-name="ce782"/>
          <table:table-cell table:number-columns-repeated="1002"/>
        </table:table-row>
        <table:table-row table:style-name="ro2">
          <table:table-cell table:style-name="ce696" office:value-type="string">
            <text:p><text:s/>Účel</text:p>
          </table:table-cell>
          <table:table-cell table:style-name="ce720" office:value-type="string" table:number-columns-spanned="13" table:number-rows-spanned="1">
            <text:p>platba FA 032013</text:p>
          </table:table-cell>
          <table:covered-table-cell table:number-columns-repeated="12" table:style-name="ce720"/>
          <table:table-cell table:style-name="ce710"/>
          <table:table-cell table:style-name="ce765" office:value-type="string" table:number-columns-spanned="6" table:number-rows-spanned="1">
            <text:p>Účtovací predpis</text:p>
          </table:table-cell>
          <table:covered-table-cell table:number-columns-repeated="4" table:style-name="ce770"/>
          <table:covered-table-cell table:style-name="ce772"/>
          <table:table-cell table:style-name="ce782"/>
          <table:table-cell table:number-columns-repeated="1002"/>
        </table:table-row>
        <table:table-row table:style-name="ro2">
          <table:table-cell table:style-name="ce696" office:value-type="string" table:number-columns-spanned="3" table:number-rows-spanned="1">
            <text:p><text:s/>Vyhotovil</text:p>
          </table:table-cell>
          <table:covered-table-cell table:number-columns-repeated="2" table:style-name="ce713"/>
          <table:table-cell table:style-name="ce720" office:value-type="string" table:number-columns-spanned="11" table:number-rows-spanned="1">
            <text:p>Miroslav Meravý</text:p>
          </table:table-cell>
          <table:covered-table-cell table:number-columns-repeated="10" table:style-name="ce720"/>
          <table:table-cell table:style-name="ce710"/>
          <table:table-cell table:style-name="ce765" office:value-type="string" table:number-columns-spanned="3" table:number-rows-spanned="1">
            <text:p>Dal - účet</text:p>
          </table:table-cell>
          <table:covered-table-cell table:style-name="ce770"/>
          <table:covered-table-cell table:style-name="ce772"/>
          <table:table-cell table:style-name="ce774" office:value-type="string" table:number-columns-spanned="3" table:number-rows-spanned="1">
            <text:p><text:s text:c="18"/>Suma</text:p>
          </table:table-cell>
          <table:covered-table-cell table:style-name="ce719"/>
          <table:covered-table-cell table:style-name="ce777"/>
          <table:table-cell table:style-name="ce782"/>
          <table:table-cell table:number-columns-repeated="1002"/>
        </table:table-row>
        <table:table-row table:style-name="ro2">
          <table:table-cell table:style-name="ce696" office:value-type="string" table:number-columns-spanned="2" table:number-rows-spanned="1">
            <text:p><text:s/>Schválil</text:p>
          </table:table-cell>
          <table:covered-table-cell table:style-name="ce713"/>
          <table:table-cell table:style-name="ce720" table:number-columns-spanned="12" table:number-rows-spanned="1"/>
          <table:covered-table-cell table:number-columns-repeated="11" table:style-name="ce720"/>
          <table:table-cell table:style-name="ce710"/>
          <table:table-cell table:style-name="ce766" table:number-columns-spanned="3" table:number-rows-spanned="1"/>
          <table:covered-table-cell table:number-columns-repeated="2" table:style-name="ce766"/>
          <table:table-cell table:style-name="ce775" table:number-columns-spanned="2" table:number-rows-spanned="1"/>
          <table:covered-table-cell table:style-name="ce775"/>
          <table:table-cell table:style-name="ce766"/>
          <table:table-cell table:style-name="ce782"/>
          <table:table-cell table:number-columns-repeated="1002"/>
        </table:table-row>
        <table:table-row table:style-name="ro2">
          <table:table-cell table:style-name="ce696" office:value-type="string" table:number-columns-spanned="5" table:number-rows-spanned="1">
            <text:p><text:s/>Podpis príjemcu</text:p>
          </table:table-cell>
          <table:covered-table-cell table:number-columns-repeated="4" table:style-name="ce713"/>
          <table:table-cell table:style-name="ce730" table:number-columns-spanned="9" table:number-rows-spanned="1"/>
          <table:covered-table-cell table:number-columns-repeated="8" table:style-name="ce730"/>
          <table:table-cell table:style-name="ce710"/>
          <table:table-cell table:style-name="ce766" table:number-columns-spanned="3" table:number-rows-spanned="1"/>
          <table:covered-table-cell table:number-columns-repeated="2" table:style-name="ce766"/>
          <table:table-cell table:style-name="ce775" table:number-columns-spanned="2" table:number-rows-spanned="1"/>
          <table:covered-table-cell table:style-name="ce775"/>
          <table:table-cell table:style-name="ce766"/>
          <table:table-cell table:style-name="ce782"/>
          <table:table-cell table:number-columns-repeated="1002"/>
        </table:table-row>
        <table:table-row table:style-name="ro2">
          <table:table-cell table:style-name="ce696" office:value-type="string" table:number-columns-spanned="9" table:number-rows-spanned="1">
            <text:p><text:s/>Zaúčtované v denníku pod por. č.</text:p>
          </table:table-cell>
          <table:covered-table-cell table:number-columns-repeated="8" table:style-name="ce713"/>
          <table:table-cell table:style-name="ce741" table:number-columns-spanned="5" table:number-rows-spanned="1"/>
          <table:covered-table-cell table:number-columns-repeated="4" table:style-name="ce741"/>
          <table:table-cell table:style-name="ce710"/>
          <table:table-cell table:style-name="ce767" table:number-columns-spanned="3" table:number-rows-spanned="1"/>
          <table:covered-table-cell table:number-columns-repeated="2" table:style-name="ce771"/>
          <table:table-cell table:style-name="ce775" table:number-columns-spanned="2" table:number-rows-spanned="1"/>
          <table:covered-table-cell table:style-name="ce776"/>
          <table:table-cell table:style-name="ce778"/>
          <table:table-cell table:style-name="ce782"/>
          <table:table-cell table:number-columns-repeated="1002"/>
        </table:table-row>
        <table:table-row table:style-name="ro32">
          <table:table-cell table:style-name="ce693"/>
          <table:table-cell table:style-name="ce710" table:number-columns-repeated="7"/>
          <table:table-cell table:style-name="ce709" table:number-columns-repeated="6"/>
          <table:table-cell table:style-name="ce710"/>
          <table:table-cell table:style-name="ce768" office:value-type="string" table:number-columns-spanned="2" table:number-rows-spanned="1">
            <text:p><text:s/>Dátum</text:p>
          </table:table-cell>
          <table:covered-table-cell table:style-name="ce719"/>
          <table:table-cell table:style-name="ce773" table:formula="of:=[.Q7]" office:value-type="float" office:value="41449" table:number-columns-spanned="2" table:number-rows-spanned="1">
            <text:p>24.06.13</text:p>
          </table:table-cell>
          <table:covered-table-cell table:style-name="ce773"/>
          <table:table-cell table:style-name="ce719" office:value-type="string">
            <text:p><text:s text:c="3"/>Podpis</text:p>
          </table:table-cell>
          <table:table-cell table:style-name="ce777"/>
          <table:table-cell table:style-name="ce782"/>
          <table:table-cell table:number-columns-repeated="1002"/>
        </table:table-row>
        <table:table-row table:style-name="ro33">
          <table:table-cell table:style-name="ce703"/>
          <table:table-cell table:style-name="ce721" table:number-columns-repeated="20"/>
          <table:table-cell table:style-name="ce788"/>
          <table:table-cell table:number-columns-repeated="1002"/>
        </table:table-row>
        <table:table-row table:style-name="ro21">
          <table:table-cell table:style-name="ce704" table:number-columns-repeated="22"/>
          <table:table-cell table:number-columns-repeated="1002"/>
        </table:table-row>
        <table:table-row table:style-name="ro34">
          <table:table-cell table:style-name="ce705" table:number-columns-repeated="22"/>
          <table:table-cell table:number-columns-repeated="1002"/>
        </table:table-row>
        <table:table-row table:style-name="ro17">
          <table:table-cell table:style-name="ce690" table:number-columns-spanned="12" table:number-rows-spanned="1"/>
          <table:covered-table-cell table:number-columns-repeated="10" table:style-name="ce704"/>
          <table:covered-table-cell table:style-name="ce745"/>
          <table:table-cell table:style-name="ce748" table:number-columns-spanned="10" table:number-rows-spanned="1"/>
          <table:covered-table-cell table:number-columns-repeated="8" table:style-name="ce704"/>
          <table:covered-table-cell table:style-name="ce779"/>
          <table:table-cell table:number-columns-repeated="1002"/>
        </table:table-row>
        <table:table-row table:style-name="ro2">
          <table:table-cell table:style-name="ce691" office:value-type="string" table:number-columns-spanned="7" table:number-rows-spanned="1">
            <text:p>Firma</text:p>
          </table:table-cell>
          <table:covered-table-cell table:number-columns-repeated="6" table:style-name="ce708"/>
          <table:table-cell table:style-name="ce732" table:number-columns-spanned="5" table:number-rows-spanned="1"/>
          <table:covered-table-cell table:number-columns-repeated="3" table:style-name="ce733"/>
          <table:covered-table-cell table:style-name="ce732"/>
          <table:table-cell table:style-name="ce749" office:value-type="string" table:number-columns-spanned="10" table:number-rows-spanned="2">
            <text:p><text:s text:c="2"/>PRÍJMOVÝ pokladničný doklad</text:p>
          </table:table-cell>
          <table:covered-table-cell table:number-columns-repeated="8" table:style-name="ce722"/>
          <table:covered-table-cell table:style-name="ce780"/>
          <table:table-cell table:number-columns-repeated="1002"/>
        </table:table-row>
        <table:table-row table:style-name="ro18">
          <table:table-cell table:style-name="ce692" office:value-type="string" table:number-columns-spanned="7" table:number-rows-spanned="1">
            <text:p>Miroslav Meravý, Záskalická 711/16, 029 01 Dolný Kubín</text:p>
          </table:table-cell>
          <table:covered-table-cell table:number-columns-repeated="6" table:style-name="ce709"/>
          <table:table-cell table:style-name="ce732" table:number-columns-spanned="5" table:number-rows-spanned="1"/>
          <table:covered-table-cell table:number-columns-repeated="3" table:style-name="ce733"/>
          <table:covered-table-cell table:style-name="ce732"/>
          <table:covered-table-cell table:style-name="ce750"/>
          <table:covered-table-cell table:number-columns-repeated="8" table:style-name="ce752"/>
          <table:covered-table-cell table:style-name="ce781"/>
          <table:table-cell table:number-columns-repeated="1002"/>
        </table:table-row>
        <table:table-row table:style-name="ro3">
          <table:table-cell table:style-name="ce693" office:value-type="string">
            <text:p><text:s/>IČO</text:p>
          </table:table-cell>
          <table:table-cell table:style-name="ce710" table:formula="of:=[.B4]" office:value-type="float" office:value="44270089">
            <text:p>44270089</text:p>
          </table:table-cell>
          <table:table-cell table:style-name="ce710"/>
          <table:table-cell table:style-name="ce722" table:number-columns-repeated="4"/>
          <table:table-cell table:style-name="ce732" table:number-columns-spanned="5" table:number-rows-spanned="1"/>
          <table:covered-table-cell table:number-columns-repeated="3" table:style-name="ce733"/>
          <table:covered-table-cell table:style-name="ce732"/>
          <table:table-cell table:style-name="ce751"/>
          <table:table-cell table:style-name="ce753" office:value-type="string" table:number-columns-spanned="2" table:number-rows-spanned="2">
            <text:p>číslo</text:p>
          </table:table-cell>
          <table:covered-table-cell table:style-name="ce753"/>
          <table:table-cell table:style-name="ce762" table:number-columns-spanned="7" table:number-rows-spanned="1"/>
          <table:covered-table-cell table:number-columns-repeated="5" table:style-name="ce753"/>
          <table:covered-table-cell table:style-name="ce762"/>
          <table:table-cell table:number-columns-repeated="1002"/>
        </table:table-row>
        <table:table-row table:style-name="ro3">
          <table:table-cell table:style-name="ce693" office:value-type="string">
            <text:p><text:s/>DIČ</text:p>
          </table:table-cell>
          <table:table-cell table:style-name="ce710" table:formula="of:=[.B5]" office:value-type="float" office:value="1080129094">
            <text:p>1080129094</text:p>
          </table:table-cell>
          <table:table-cell table:style-name="ce710" table:number-columns-repeated="5"/>
          <table:table-cell table:style-name="ce724" table:number-columns-spanned="5" table:number-rows-spanned="1"/>
          <table:covered-table-cell table:number-columns-repeated="3" table:style-name="ce726"/>
          <table:covered-table-cell table:style-name="ce724"/>
          <table:table-cell table:style-name="ce710"/>
          <table:covered-table-cell table:number-columns-repeated="2" table:style-name="ce754"/>
          <table:table-cell table:style-name="ce763" table:number-columns-spanned="6" table:number-rows-spanned="1"/>
          <table:covered-table-cell table:number-columns-repeated="5" table:style-name="ce763"/>
          <table:table-cell table:style-name="ce782"/>
          <table:table-cell table:number-columns-repeated="1002"/>
        </table:table-row>
        <table:table-row table:style-name="ro2">
          <table:table-cell table:style-name="ce693" office:value-type="string" table:number-columns-spanned="2" table:number-rows-spanned="1">
            <text:p><text:s/>IČ DPH</text:p>
          </table:table-cell>
          <table:covered-table-cell table:style-name="ce710"/>
          <table:table-cell table:style-name="ce710"/>
          <table:table-cell table:style-name="ce723" office:value-type="string" table:number-columns-spanned="4" table:number-rows-spanned="1">
            <text:p>SK</text:p>
          </table:table-cell>
          <table:covered-table-cell table:number-columns-repeated="3" table:style-name="ce725"/>
          <table:table-cell table:style-name="ce724" table:number-columns-spanned="5" table:number-rows-spanned="1"/>
          <table:covered-table-cell table:number-columns-repeated="3" table:style-name="ce726"/>
          <table:covered-table-cell table:style-name="ce724"/>
          <table:table-cell table:style-name="ce710"/>
          <table:table-cell table:style-name="ce755" office:value-type="string" table:number-columns-spanned="3" table:number-rows-spanned="2">
            <text:p>zo dňa</text:p>
          </table:table-cell>
          <table:covered-table-cell table:number-columns-repeated="2" table:style-name="ce754"/>
          <table:table-cell table:style-name="ce710" table:number-columns-repeated="5"/>
          <table:table-cell table:style-name="ce782"/>
          <table:table-cell table:number-columns-repeated="1002"/>
        </table:table-row>
        <table:table-row table:style-name="ro2">
          <table:table-cell table:style-name="ce693" office:value-type="string" table:number-columns-spanned="3" table:number-rows-spanned="1">
            <text:p><text:s/>Zapísaný</text:p>
          </table:table-cell>
          <table:covered-table-cell table:number-columns-repeated="2" table:style-name="ce710"/>
          <table:table-cell table:style-name="ce724" table:number-columns-spanned="9" table:number-rows-spanned="1"/>
          <table:covered-table-cell table:number-columns-repeated="7" table:style-name="ce726"/>
          <table:covered-table-cell table:style-name="ce724"/>
          <table:table-cell table:style-name="ce710"/>
          <table:covered-table-cell table:number-columns-repeated="3" table:style-name="ce754"/>
          <table:table-cell table:style-name="ce769" office:value-type="date" office:date-value="2013-05-24" table:number-columns-spanned="5" table:number-rows-spanned="1">
            <text:p>Piatok, mája 24, 2013</text:p>
          </table:table-cell>
          <table:covered-table-cell table:number-columns-repeated="4" table:style-name="ce769"/>
          <table:table-cell table:style-name="ce782"/>
          <table:table-cell table:number-columns-repeated="1002"/>
        </table:table-row>
        <table:table-row table:style-name="ro19">
          <table:table-cell table:style-name="ce694"/>
          <table:table-cell table:style-name="ce711" table:number-columns-repeated="10"/>
          <table:table-cell table:style-name="ce746"/>
          <table:table-cell table:style-name="ce711" table:number-columns-repeated="9"/>
          <table:table-cell table:style-name="ce783"/>
          <table:table-cell table:number-columns-repeated="1002"/>
        </table:table-row>
        <table:table-row table:style-name="ro20">
          <table:table-cell table:style-name="ce695" office:value-type="string" table:number-columns-spanned="4" table:number-rows-spanned="1">
            <text:p><text:s/>Prijaté (od)</text:p>
          </table:table-cell>
          <table:covered-table-cell table:number-columns-repeated="3" table:style-name="ce712"/>
          <table:table-cell table:style-name="ce727" table:formula="of:=[.E9]" office:value-type="string" office:string-value="Spoločenstvo vlastníkov bytov, Alej Slobody" table:number-columns-spanned="17" table:number-rows-spanned="1">
            <text:p>Spoločenstvo vlastníkov bytov, Alej Slobody</text:p>
          </table:table-cell>
          <table:covered-table-cell table:number-columns-repeated="16" table:style-name="ce727"/>
          <table:table-cell table:style-name="ce782"/>
          <table:table-cell table:number-columns-repeated="1002"/>
        </table:table-row>
        <table:table-row table:style-name="ro21">
          <table:table-cell table:style-name="ce696" office:value-type="string" table:number-columns-spanned="4" table:number-rows-spanned="1">
            <text:p><text:s/>IČO (č. OP)</text:p>
          </table:table-cell>
          <table:covered-table-cell table:number-columns-repeated="3" table:style-name="ce713"/>
          <table:table-cell table:style-name="ce728" table:formula="of:=[.E10]" office:value-type="float" office:value="35652608" table:number-columns-spanned="6" table:number-rows-spanned="1">
            <text:p>35652608</text:p>
          </table:table-cell>
          <table:covered-table-cell table:number-columns-repeated="5" table:style-name="ce728"/>
          <table:table-cell table:style-name="ce742" office:value-type="string">
            <text:p>DIČ</text:p>
          </table:table-cell>
          <table:table-cell table:style-name="ce728" table:number-columns-spanned="6" table:number-rows-spanned="1"/>
          <table:covered-table-cell table:number-columns-repeated="5" table:style-name="ce728"/>
          <table:table-cell table:style-name="ce742" office:value-type="string">
            <text:p>IČ DPH</text:p>
          </table:table-cell>
          <table:table-cell table:style-name="ce728" table:formula="of:=[$faktura.I39]" office:value-type="float" office:value="0" table:number-columns-spanned="3" table:number-rows-spanned="1">
            <text:p>0</text:p>
          </table:table-cell>
          <table:covered-table-cell table:number-columns-repeated="2" table:style-name="ce728"/>
          <table:table-cell table:style-name="ce782"/>
          <table:table-cell table:number-columns-repeated="1002"/>
        </table:table-row>
        <table:table-row table:style-name="ro29">
          <table:table-cell table:style-name="ce697"/>
          <table:table-cell table:style-name="ce714" table:number-columns-repeated="9"/>
          <table:table-cell table:style-name="ce743"/>
          <table:table-cell table:style-name="ce714" table:number-columns-repeated="10"/>
          <table:table-cell table:style-name="ce783"/>
          <table:table-cell table:number-columns-repeated="1002"/>
        </table:table-row>
        <table:table-row table:style-name="ro30">
          <table:table-cell table:style-name="ce698" office:value-type="string" table:number-columns-spanned="9" table:number-rows-spanned="3">
            <text:p>Cena bez DPH</text:p>
          </table:table-cell>
          <table:covered-table-cell table:number-columns-repeated="7" table:style-name="ce715"/>
          <table:covered-table-cell table:style-name="ce734"/>
          <table:table-cell table:style-name="ce738"/>
          <table:table-cell table:style-name="ce710" table:number-columns-repeated="3"/>
          <table:table-cell table:style-name="ce756"/>
          <table:table-cell table:style-name="ce758" office:value-type="string" table:number-columns-spanned="8" table:number-rows-spanned="3">
            <text:p>Cena s DPH</text:p>
          </table:table-cell>
          <table:covered-table-cell table:number-columns-repeated="6" table:style-name="ce715"/>
          <table:covered-table-cell table:style-name="ce784"/>
          <table:table-cell table:number-columns-repeated="1002"/>
        </table:table-row>
        <table:table-row table:style-name="ro31">
          <table:covered-table-cell table:style-name="ce699"/>
          <table:covered-table-cell table:number-columns-repeated="7" table:style-name="ce716"/>
          <table:covered-table-cell table:style-name="ce735"/>
          <table:table-cell table:style-name="ce738"/>
          <table:table-cell table:style-name="ce710" office:value-type="string">
            <text:p>DPH</text:p>
          </table:table-cell>
          <table:table-cell table:style-name="ce747"/>
          <table:table-cell table:style-name="ce710" office:value-type="string">
            <text:p>%</text:p>
          </table:table-cell>
          <table:table-cell table:style-name="ce756"/>
          <table:covered-table-cell table:style-name="ce759"/>
          <table:covered-table-cell table:number-columns-repeated="6" table:style-name="ce716"/>
          <table:covered-table-cell table:style-name="ce785"/>
          <table:table-cell table:number-columns-repeated="1002"/>
        </table:table-row>
        <table:table-row table:style-name="ro31">
          <table:covered-table-cell table:style-name="ce700"/>
          <table:covered-table-cell table:number-columns-repeated="7" table:style-name="ce717"/>
          <table:covered-table-cell table:style-name="ce736"/>
          <table:table-cell table:style-name="ce739"/>
          <table:table-cell table:style-name="ce711" table:number-columns-repeated="3"/>
          <table:table-cell table:style-name="ce746"/>
          <table:covered-table-cell table:style-name="ce760"/>
          <table:covered-table-cell table:number-columns-repeated="6" table:style-name="ce717"/>
          <table:covered-table-cell table:style-name="ce786"/>
          <table:table-cell table:number-columns-repeated="1002"/>
        </table:table-row>
        <table:table-row table:style-name="ro21">
          <table:table-cell table:style-name="ce701" table:formula="of:=[.A15]" office:value-type="string" office:string-value="348 EUR" table:number-columns-spanned="9" table:number-rows-spanned="1">
            <text:p>348 EUR</text:p>
          </table:table-cell>
          <table:covered-table-cell table:number-columns-repeated="7" table:style-name="ce718"/>
          <table:covered-table-cell table:style-name="ce737"/>
          <table:table-cell table:style-name="ce740" office:value-type="string" table:number-columns-spanned="5" table:number-rows-spanned="1">
            <text:p>neplatca</text:p>
          </table:table-cell>
          <table:covered-table-cell table:number-columns-repeated="3" table:style-name="ce744"/>
          <table:covered-table-cell table:style-name="ce757"/>
          <table:table-cell table:style-name="ce761" table:number-columns-spanned="8" table:number-rows-spanned="1"/>
          <table:covered-table-cell table:number-columns-repeated="6" table:style-name="ce764"/>
          <table:covered-table-cell table:style-name="ce787"/>
          <table:table-cell table:number-columns-repeated="1002"/>
        </table:table-row>
        <table:table-row table:style-name="ro3">
          <table:table-cell table:style-name="ce702" office:value-type="string" table:number-columns-spanned="5" table:number-rows-spanned="1">
            <text:p><text:s/>Spolu slovom:</text:p>
          </table:table-cell>
          <table:covered-table-cell table:number-columns-repeated="4" table:style-name="ce719"/>
          <table:table-cell table:style-name="ce729" table:formula="of:=[.F16]" office:value-type="string" office:string-value="tristoštyridsaťosem eúr" table:number-columns-spanned="17" table:number-rows-spanned="1">
            <text:p>tristoštyridsaťosem eúr</text:p>
          </table:table-cell>
          <table:covered-table-cell table:number-columns-repeated="15" table:style-name="ce731"/>
          <table:covered-table-cell table:style-name="ce729"/>
          <table:table-cell table:number-columns-repeated="1002"/>
        </table:table-row>
        <table:table-row table:style-name="ro2">
          <table:table-cell table:style-name="ce693"/>
          <table:table-cell table:style-name="ce710" table:number-columns-repeated="20"/>
          <table:table-cell table:style-name="ce782"/>
          <table:table-cell table:number-columns-repeated="1002"/>
        </table:table-row>
        <table:table-row table:style-name="ro2">
          <table:table-cell table:style-name="ce696" office:value-type="string">
            <text:p><text:s/>Účel</text:p>
          </table:table-cell>
          <table:table-cell table:style-name="ce720" table:formula="of:=[.B18]" office:value-type="string" office:string-value="platba FA 032013" table:number-columns-spanned="13" table:number-rows-spanned="1">
            <text:p>platba FA 032013</text:p>
          </table:table-cell>
          <table:covered-table-cell table:number-columns-repeated="12" table:style-name="ce720"/>
          <table:table-cell table:style-name="ce710"/>
          <table:table-cell table:style-name="ce765" office:value-type="string" table:number-columns-spanned="6" table:number-rows-spanned="1">
            <text:p>Účtovací predpis</text:p>
          </table:table-cell>
          <table:covered-table-cell table:number-columns-repeated="4" table:style-name="ce770"/>
          <table:covered-table-cell table:style-name="ce772"/>
          <table:table-cell table:style-name="ce782"/>
          <table:table-cell table:number-columns-repeated="1002"/>
        </table:table-row>
        <table:table-row table:style-name="ro2">
          <table:table-cell table:style-name="ce696" office:value-type="string" table:number-columns-spanned="3" table:number-rows-spanned="1">
            <text:p><text:s/>Vyhotovil</text:p>
          </table:table-cell>
          <table:covered-table-cell table:number-columns-repeated="2" table:style-name="ce713"/>
          <table:table-cell table:style-name="ce720" office:value-type="string" table:number-columns-spanned="11" table:number-rows-spanned="1">
            <text:p>Miroslav Meravý</text:p>
          </table:table-cell>
          <table:covered-table-cell table:number-columns-repeated="10" table:style-name="ce720"/>
          <table:table-cell table:style-name="ce710"/>
          <table:table-cell table:style-name="ce765" office:value-type="string" table:number-columns-spanned="3" table:number-rows-spanned="1">
            <text:p>Dal - účet</text:p>
          </table:table-cell>
          <table:covered-table-cell table:style-name="ce770"/>
          <table:covered-table-cell table:style-name="ce772"/>
          <table:table-cell table:style-name="ce774" office:value-type="string" table:number-columns-spanned="3" table:number-rows-spanned="1">
            <text:p><text:s text:c="18"/>Suma</text:p>
          </table:table-cell>
          <table:covered-table-cell table:style-name="ce719"/>
          <table:covered-table-cell table:style-name="ce777"/>
          <table:table-cell table:style-name="ce782"/>
          <table:table-cell table:number-columns-repeated="1002"/>
        </table:table-row>
        <table:table-row table:style-name="ro2">
          <table:table-cell table:style-name="ce696" office:value-type="string" table:number-columns-spanned="2" table:number-rows-spanned="1">
            <text:p><text:s/>Schválil</text:p>
          </table:table-cell>
          <table:covered-table-cell table:style-name="ce713"/>
          <table:table-cell table:style-name="ce720" table:number-columns-spanned="12" table:number-rows-spanned="1"/>
          <table:covered-table-cell table:number-columns-repeated="11" table:style-name="ce720"/>
          <table:table-cell table:style-name="ce710"/>
          <table:table-cell table:style-name="ce766" table:number-columns-spanned="3" table:number-rows-spanned="1"/>
          <table:covered-table-cell table:number-columns-repeated="2" table:style-name="ce766"/>
          <table:table-cell table:style-name="ce775" table:number-columns-spanned="2" table:number-rows-spanned="1"/>
          <table:covered-table-cell table:style-name="ce775"/>
          <table:table-cell table:style-name="ce766"/>
          <table:table-cell table:style-name="ce782"/>
          <table:table-cell table:number-columns-repeated="1002"/>
        </table:table-row>
        <table:table-row table:style-name="ro2">
          <table:table-cell table:style-name="ce696" office:value-type="string" table:number-columns-spanned="5" table:number-rows-spanned="1">
            <text:p><text:s/>Podpis príjemcu</text:p>
          </table:table-cell>
          <table:covered-table-cell table:number-columns-repeated="4" table:style-name="ce713"/>
          <table:table-cell table:style-name="ce730" table:number-columns-spanned="9" table:number-rows-spanned="1"/>
          <table:covered-table-cell table:number-columns-repeated="8" table:style-name="ce730"/>
          <table:table-cell table:style-name="ce710"/>
          <table:table-cell table:style-name="ce766" table:number-columns-spanned="3" table:number-rows-spanned="1"/>
          <table:covered-table-cell table:number-columns-repeated="2" table:style-name="ce766"/>
          <table:table-cell table:style-name="ce775" table:number-columns-spanned="2" table:number-rows-spanned="1"/>
          <table:covered-table-cell table:style-name="ce775"/>
          <table:table-cell table:style-name="ce766"/>
          <table:table-cell table:style-name="ce782"/>
          <table:table-cell table:number-columns-repeated="1002"/>
        </table:table-row>
        <table:table-row table:style-name="ro2">
          <table:table-cell table:style-name="ce696" office:value-type="string" table:number-columns-spanned="9" table:number-rows-spanned="1">
            <text:p><text:s/>Zaúčtované v denníku pod por. č.</text:p>
          </table:table-cell>
          <table:covered-table-cell table:number-columns-repeated="8" table:style-name="ce713"/>
          <table:table-cell table:style-name="ce741" table:number-columns-spanned="5" table:number-rows-spanned="1"/>
          <table:covered-table-cell table:number-columns-repeated="4" table:style-name="ce741"/>
          <table:table-cell table:style-name="ce710"/>
          <table:table-cell table:style-name="ce767" table:number-columns-spanned="3" table:number-rows-spanned="1"/>
          <table:covered-table-cell table:number-columns-repeated="2" table:style-name="ce771"/>
          <table:table-cell table:style-name="ce775" table:number-columns-spanned="2" table:number-rows-spanned="1"/>
          <table:covered-table-cell table:style-name="ce776"/>
          <table:table-cell table:style-name="ce778"/>
          <table:table-cell table:style-name="ce782"/>
          <table:table-cell table:number-columns-repeated="1002"/>
        </table:table-row>
        <table:table-row table:style-name="ro32">
          <table:table-cell table:style-name="ce693"/>
          <table:table-cell table:style-name="ce710" table:number-columns-repeated="7"/>
          <table:table-cell table:style-name="ce709" table:number-columns-repeated="6"/>
          <table:table-cell table:style-name="ce710"/>
          <table:table-cell table:style-name="ce768" office:value-type="string" table:number-columns-spanned="2" table:number-rows-spanned="1">
            <text:p><text:s/>Dátum</text:p>
          </table:table-cell>
          <table:covered-table-cell table:style-name="ce719"/>
          <table:table-cell table:style-name="ce773" table:formula="of:=[.Q33]" office:value-type="float" office:value="41418" table:number-columns-spanned="2" table:number-rows-spanned="1">
            <text:p>24.05.13</text:p>
          </table:table-cell>
          <table:covered-table-cell table:style-name="ce773"/>
          <table:table-cell table:style-name="ce719" office:value-type="string">
            <text:p><text:s text:c="3"/>Podpis</text:p>
          </table:table-cell>
          <table:table-cell table:style-name="ce777"/>
          <table:table-cell table:style-name="ce782"/>
          <table:table-cell table:number-columns-repeated="1002"/>
        </table:table-row>
        <table:table-row table:style-name="ro33">
          <table:table-cell table:style-name="ce703"/>
          <table:table-cell table:style-name="ce721" table:number-columns-repeated="20"/>
          <table:table-cell table:style-name="ce788"/>
          <table:table-cell table:number-columns-repeated="1002"/>
        </table:table-row>
        <table:table-row table:style-name="ro2" table:number-rows-repeated="13">
          <table:table-cell table:style-name="ce706" table:number-columns-repeated="22"/>
          <table:table-cell table:number-columns-repeated="1002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 12013 Halasa" table:style-name="ta7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34" table:default-cell-style-name="Excel_20_Built-in_20_Normal"/>
        <table:table-column table:style-name="co10" table:number-columns-repeated="1015" table:default-cell-style-name="Excel_20_Built-in_20_Normal"/>
        <table:table-row table:style-name="ro23">
          <table:table-cell table:style-name="ce385" office:value-type="string" table:number-columns-spanned="3" table:number-rows-spanned="1">
            <text:p>Daňový doklad - FAKTÚRA č. :</text:p>
          </table:table-cell>
          <table:covered-table-cell table:number-columns-repeated="2" table:style-name="ce395"/>
          <table:table-cell table:style-name="ce413"/>
          <table:table-cell table:style-name="ce420" office:value-type="string">
            <text:p>012013</text:p>
          </table:table-cell>
          <table:table-cell table:style-name="ce430" office:value-type="string" table:number-columns-spanned="4" table:number-rows-spanned="1">
            <text:p>Dodávateľ</text:p>
          </table:table-cell>
          <table:covered-table-cell table:number-columns-repeated="2" table:style-name="ce439"/>
          <table:covered-table-cell table:style-name="ce430"/>
          <table:table-cell table:number-columns-repeated="1015"/>
        </table:table-row>
        <table:table-row table:style-name="ro2">
          <table:table-cell table:style-name="ce386" office:value-type="string" table:number-columns-spanned="3" table:number-rows-spanned="1">
            <text:p>Dátum zdaňovacieho plnenia:</text:p>
          </table:table-cell>
          <table:covered-table-cell table:number-columns-repeated="2" table:style-name="ce396"/>
          <table:table-cell table:style-name="ce414" office:value-type="string" table:number-columns-spanned="2" table:number-rows-spanned="1">
            <text:p>27.05.2013</text:p>
          </table:table-cell>
          <table:covered-table-cell table:style-name="ce414"/>
          <table:table-cell table:style-name="ce431" office:value-type="string" table:number-columns-spanned="4" table:number-rows-spanned="4">
            <text:p>Peter Halaša</text:p>
            <text:p>Záskalická 708/22</text:p>
            <text:p>026 01 Dolný Kubín</text:p>
          </table:table-cell>
          <table:covered-table-cell table:number-columns-repeated="2" table:style-name="ce440"/>
          <table:covered-table-cell table:style-name="ce444"/>
          <table:table-cell table:number-columns-repeated="1015"/>
        </table:table-row>
        <table:table-row table:style-name="ro3">
          <table:table-cell table:style-name="ce386" office:value-type="string" table:number-columns-spanned="3" table:number-rows-spanned="1">
            <text:p>Dátum vystavenia / odoslania:</text:p>
          </table:table-cell>
          <table:covered-table-cell table:number-columns-repeated="2" table:style-name="ce396"/>
          <table:table-cell table:style-name="ce414" office:value-type="string" table:number-columns-spanned="2" table:number-rows-spanned="1">
            <text:p>27.05.2013</text:p>
          </table:table-cell>
          <table:covered-table-cell table:style-name="ce414"/>
          <table:covered-table-cell table:style-name="ce432"/>
          <table:covered-table-cell table:number-columns-repeated="2" table:style-name="ce441"/>
          <table:covered-table-cell table:style-name="ce445"/>
          <table:table-cell table:number-columns-repeated="1015"/>
        </table:table-row>
        <table:table-row table:style-name="ro3">
          <table:table-cell table:style-name="ce386" office:value-type="string" table:number-columns-spanned="3" table:number-rows-spanned="1">
            <text:p>Dátum splatnosti:</text:p>
          </table:table-cell>
          <table:covered-table-cell table:number-columns-repeated="2" table:style-name="ce396"/>
          <table:table-cell table:style-name="ce415" office:value-type="string" table:number-columns-spanned="2" table:number-rows-spanned="1">
            <text:p>31.05.2013</text:p>
          </table:table-cell>
          <table:covered-table-cell table:style-name="ce415"/>
          <table:covered-table-cell table:style-name="ce432"/>
          <table:covered-table-cell table:number-columns-repeated="2" table:style-name="ce441"/>
          <table:covered-table-cell table:style-name="ce445"/>
          <table:table-cell table:number-columns-repeated="1015"/>
        </table:table-row>
        <table:table-row table:style-name="ro3">
          <table:table-cell table:style-name="ce386" office:value-type="string" table:number-columns-spanned="3" table:number-rows-spanned="1">
            <text:p>Forma úhrady:</text:p>
          </table:table-cell>
          <table:covered-table-cell table:number-columns-repeated="2" table:style-name="ce396"/>
          <table:table-cell table:style-name="ce416" office:value-type="string" table:number-columns-spanned="2" table:number-rows-spanned="1">
            <text:p>hotovosť</text:p>
          </table:table-cell>
          <table:covered-table-cell table:style-name="ce416"/>
          <table:covered-table-cell table:style-name="ce432"/>
          <table:covered-table-cell table:number-columns-repeated="2" table:style-name="ce441"/>
          <table:covered-table-cell table:style-name="ce445"/>
          <table:table-cell table:number-columns-repeated="1015"/>
        </table:table-row>
        <table:table-row table:style-name="ro2">
          <table:table-cell table:style-name="ce387"/>
          <table:table-cell table:style-name="ce397" table:number-columns-repeated="3"/>
          <table:table-cell table:style-name="ce421"/>
          <table:table-cell table:style-name="ce433" office:value-type="string">
            <text:p>IČO:</text:p>
          </table:table-cell>
          <table:table-cell table:style-name="ce433" office:value-type="float" office:value="46085483">
            <text:p>46085483</text:p>
          </table:table-cell>
          <table:table-cell table:style-name="ce433" office:value-type="string">
            <text:p>DIČ:</text:p>
          </table:table-cell>
          <table:table-cell table:style-name="ce446" office:value-type="float" office:value="1079291763">
            <text:p>1079291763</text:p>
          </table:table-cell>
          <table:table-cell table:number-columns-repeated="1015"/>
        </table:table-row>
        <table:table-row table:style-name="ro3">
          <table:table-cell table:style-name="ce388" office:value-type="string" table:number-columns-spanned="3" table:number-rows-spanned="3">
            <text:p>Peňažný ústav, č. účtu dodávateľa</text:p>
          </table:table-cell>
          <table:covered-table-cell table:number-columns-repeated="2" table:style-name="ce398"/>
          <table:table-cell table:style-name="ce417" table:number-columns-spanned="2" table:number-rows-spanned="2"/>
          <table:covered-table-cell table:style-name="ce422"/>
          <table:table-cell table:style-name="ce434" office:value-type="string" table:number-columns-spanned="4" table:number-rows-spanned="1">
            <text:p>Odoberateľ</text:p>
          </table:table-cell>
          <table:covered-table-cell table:number-columns-repeated="2" table:style-name="ce398"/>
          <table:covered-table-cell table:style-name="ce434"/>
          <table:table-cell table:number-columns-repeated="1015"/>
        </table:table-row>
        <table:table-row table:style-name="ro2">
          <table:covered-table-cell table:style-name="ce388"/>
          <table:covered-table-cell table:number-columns-repeated="2" table:style-name="ce398"/>
          <table:covered-table-cell table:style-name="ce418"/>
          <table:covered-table-cell table:style-name="ce423"/>
          <table:table-cell table:style-name="ce435" office:value-type="string" table:number-columns-spanned="4" table:number-rows-spanned="5">
            <text:p>Jaroslav Dudáš</text:p>
            <text:p>M. R: Štefánika 1834/36</text:p>
            <text:p>026 01 Dolný Kubín</text:p>
            <text:p/>
          </table:table-cell>
          <table:covered-table-cell table:number-columns-repeated="3" table:style-name="ce435"/>
          <table:table-cell table:number-columns-repeated="1015"/>
        </table:table-row>
        <table:table-row table:style-name="ro3">
          <table:covered-table-cell table:style-name="ce388"/>
          <table:covered-table-cell table:number-columns-repeated="2" table:style-name="ce398"/>
          <table:table-cell table:style-name="ce417" office:value-type="string" table:number-columns-spanned="2" table:number-rows-spanned="1">
            <text:p>hotovosť</text:p>
          </table:table-cell>
          <table:covered-table-cell table:style-name="ce424"/>
          <table:covered-table-cell table:number-columns-repeated="4" table:style-name="ce435"/>
          <table:table-cell table:number-columns-repeated="1015"/>
        </table:table-row>
        <table:table-row table:style-name="ro3">
          <table:table-cell table:style-name="ce388" office:value-type="string" table:number-columns-spanned="3" table:number-rows-spanned="1">
            <text:p>IČO dodávateľa</text:p>
          </table:table-cell>
          <table:covered-table-cell table:number-columns-repeated="2" table:style-name="ce398"/>
          <table:table-cell table:style-name="ce417" office:value-type="string" table:number-columns-spanned="2" table:number-rows-spanned="1">
            <text:p>46085483</text:p>
          </table:table-cell>
          <table:covered-table-cell table:style-name="ce424"/>
          <table:covered-table-cell table:number-columns-repeated="4" table:style-name="ce435"/>
          <table:table-cell table:number-columns-repeated="1015"/>
        </table:table-row>
        <table:table-row table:style-name="ro3">
          <table:table-cell table:style-name="ce388" office:value-type="string" table:number-columns-spanned="3" table:number-rows-spanned="1">
            <text:p>DIČ dodávateľa</text:p>
          </table:table-cell>
          <table:covered-table-cell table:number-columns-repeated="2" table:style-name="ce398"/>
          <table:table-cell table:style-name="ce417" office:value-type="string" table:number-columns-spanned="2" table:number-rows-spanned="1">
            <text:p>1079291763</text:p>
          </table:table-cell>
          <table:covered-table-cell table:style-name="ce424"/>
          <table:covered-table-cell table:number-columns-repeated="4" table:style-name="ce435"/>
          <table:table-cell table:number-columns-repeated="1015"/>
        </table:table-row>
        <table:table-row table:style-name="ro3">
          <table:table-cell table:style-name="ce388" office:value-type="string" table:number-columns-spanned="3" table:number-rows-spanned="1">
            <text:p>Objednávka číslo:</text:p>
          </table:table-cell>
          <table:covered-table-cell table:number-columns-repeated="2" table:style-name="ce398"/>
          <table:table-cell table:style-name="ce398" table:number-columns-spanned="2" table:number-rows-spanned="1"/>
          <table:covered-table-cell table:style-name="ce425"/>
          <table:covered-table-cell table:number-columns-repeated="4" table:style-name="ce435"/>
          <table:table-cell table:number-columns-repeated="1015"/>
        </table:table-row>
        <table:table-row table:style-name="ro22">
          <table:table-cell table:style-name="ce389" office:value-type="string" table:number-columns-spanned="3" table:number-rows-spanned="1">
            <text:p>Dodací list číslo:</text:p>
          </table:table-cell>
          <table:covered-table-cell table:number-columns-repeated="2" table:style-name="ce399"/>
          <table:table-cell table:style-name="ce399" table:number-columns-spanned="2" table:number-rows-spanned="1"/>
          <table:covered-table-cell table:style-name="ce426"/>
          <table:table-cell table:style-name="ce436" office:value-type="string">
            <text:p>IČO:</text:p>
          </table:table-cell>
          <table:table-cell table:style-name="ce436" office:value-type="float" office:value="35076577">
            <text:p>35076577</text:p>
          </table:table-cell>
          <table:table-cell table:style-name="ce436" office:value-type="string">
            <text:p>DIČ:</text:p>
          </table:table-cell>
          <table:table-cell table:style-name="ce436" office:value-type="float" office:value="1033523689">
            <text:p>1033523689</text:p>
          </table:table-cell>
          <table:table-cell table:number-columns-repeated="1015"/>
        </table:table-row>
        <table:table-row table:style-name="ro2">
          <table:table-cell table:style-name="ce390"/>
          <table:table-cell table:style-name="ce400" table:number-columns-repeated="7"/>
          <table:table-cell table:style-name="ce447"/>
          <table:table-cell table:number-columns-repeated="1015"/>
        </table:table-row>
        <table:table-row table:style-name="ro4">
          <table:table-cell table:style-name="ce391" office:value-type="string">
            <text:p>Por. č.:</text:p>
          </table:table-cell>
          <table:table-cell table:style-name="ce401" office:value-type="string" table:number-columns-spanned="2" table:number-rows-spanned="1">
            <text:p>Názov a druh tovaru / služby</text:p>
          </table:table-cell>
          <table:covered-table-cell table:style-name="ce401"/>
          <table:table-cell table:style-name="ce401" office:value-type="string" table:number-columns-spanned="2" table:number-rows-spanned="1">
            <text:p>Množstvo</text:p>
          </table:table-cell>
          <table:covered-table-cell table:style-name="ce427"/>
          <table:table-cell table:style-name="ce401" office:value-type="string">
            <text:p>Tech. jednotka</text:p>
          </table:table-cell>
          <table:table-cell table:style-name="ce401" office:value-type="string">
            <text:p>Cena za jednotku</text:p>
          </table:table-cell>
          <table:table-cell table:style-name="ce401" office:value-type="string">
            <text:p>Cena bez dane</text:p>
          </table:table-cell>
          <table:table-cell table:style-name="ce448" office:value-type="string">
            <text:p>DPH v %</text:p>
          </table:table-cell>
          <table:table-cell table:number-columns-repeated="1015"/>
        </table:table-row>
        <table:table-row table:style-name="ro2">
          <table:table-cell table:style-name="ce390"/>
          <table:table-cell table:style-name="ce402" table:number-columns-repeated="7"/>
          <table:table-cell table:style-name="ce449"/>
          <table:table-cell table:number-columns-repeated="1015"/>
        </table:table-row>
        <table:table-row table:style-name="ro5">
          <table:table-cell table:style-name="ce390"/>
          <table:table-cell table:style-name="ce402" table:number-columns-repeated="7"/>
          <table:table-cell table:style-name="ce450"/>
          <table:table-cell table:number-columns-repeated="1015"/>
        </table:table-row>
        <table:table-row table:style-name="ro2">
          <table:table-cell table:style-name="ce390"/>
          <table:table-cell table:style-name="ce403" table:number-columns-repeated="7"/>
          <table:table-cell table:style-name="ce450"/>
          <table:table-cell table:number-columns-repeated="1015"/>
        </table:table-row>
        <table:table-row table:style-name="ro2">
          <table:table-cell table:style-name="ce390"/>
          <table:table-cell table:style-name="ce404" office:value-type="string" table:number-columns-spanned="7" table:number-rows-spanned="2">
            <text:p>Fakturujem Vám opravu ocelových konštrukcií na vedení V400 TR Čechy stred - TR Tynec. Práce boli realizované v termine od 18. - 28.2.2013 v celkovej výške 1220 EUR</text:p>
          </table:table-cell>
          <table:covered-table-cell table:number-columns-repeated="6" table:style-name="ce405"/>
          <table:table-cell table:style-name="ce450"/>
          <table:table-cell table:number-columns-repeated="1015"/>
        </table:table-row>
        <table:table-row table:style-name="ro6">
          <table:table-cell table:style-name="ce390"/>
          <table:covered-table-cell table:number-columns-repeated="7" table:style-name="ce405"/>
          <table:table-cell table:style-name="ce450"/>
          <table:table-cell table:number-columns-repeated="1015"/>
        </table:table-row>
        <table:table-row table:style-name="ro7">
          <table:table-cell table:style-name="ce390"/>
          <table:table-cell table:style-name="ce406" table:number-columns-repeated="7"/>
          <table:table-cell table:style-name="ce450"/>
          <table:table-cell table:number-columns-repeated="1015"/>
        </table:table-row>
        <table:table-row table:style-name="ro2">
          <table:table-cell table:style-name="ce390"/>
          <table:table-cell table:style-name="ce403" table:number-columns-repeated="7"/>
          <table:table-cell table:style-name="ce450"/>
          <table:table-cell table:number-columns-repeated="1015"/>
        </table:table-row>
        <table:table-row table:style-name="ro24">
          <table:table-cell table:style-name="ce390"/>
          <table:table-cell table:style-name="ce400" table:number-columns-repeated="7"/>
          <table:table-cell table:style-name="ce447"/>
          <table:table-cell table:number-columns-repeated="1015"/>
        </table:table-row>
        <table:table-row table:style-name="ro25">
          <table:table-cell table:style-name="ce390"/>
          <table:table-cell table:style-name="ce400" table:number-columns-repeated="7"/>
          <table:table-cell table:style-name="ce447"/>
          <table:table-cell table:number-columns-repeated="1015"/>
        </table:table-row>
        <table:table-row table:style-name="ro8">
          <table:table-cell table:style-name="ce390"/>
          <table:table-cell table:style-name="ce400" table:number-columns-repeated="4"/>
          <table:table-cell table:style-name="ce402"/>
          <table:table-cell table:style-name="ce400" table:number-columns-repeated="2"/>
          <table:table-cell table:style-name="ce447"/>
          <table:table-cell table:number-columns-repeated="1015"/>
        </table:table-row>
        <table:table-row table:style-name="ro2">
          <table:table-cell table:style-name="ce390"/>
          <table:table-cell table:style-name="ce400" table:number-columns-repeated="4"/>
          <table:table-cell table:style-name="ce437" table:number-columns-spanned="2" table:number-rows-spanned="1"/>
          <table:covered-table-cell table:style-name="ce442"/>
          <table:table-cell table:style-name="ce400"/>
          <table:table-cell table:style-name="ce447"/>
          <table:table-cell table:number-columns-repeated="1015"/>
        </table:table-row>
        <table:table-row table:style-name="ro2">
          <table:table-cell table:style-name="ce390"/>
          <table:table-cell table:style-name="ce407" office:value-type="string">
            <text:p>NEPLATCA DPH</text:p>
          </table:table-cell>
          <table:table-cell table:style-name="ce412"/>
          <table:table-cell table:style-name="ce400" table:number-columns-repeated="2"/>
          <table:table-cell table:style-name="ce402" table:number-columns-repeated="2"/>
          <table:table-cell table:style-name="ce400"/>
          <table:table-cell table:style-name="ce447"/>
          <table:table-cell table:number-columns-repeated="1015"/>
        </table:table-row>
        <table:table-row table:style-name="ro2">
          <table:table-cell table:style-name="ce390"/>
          <table:table-cell table:style-name="ce408" office:value-type="string">
            <text:p>DPH</text:p>
          </table:table-cell>
          <table:table-cell table:style-name="ce408" office:value-type="string">
            <text:p>–</text:p>
          </table:table-cell>
          <table:table-cell table:style-name="ce400" table:number-columns-repeated="2"/>
          <table:table-cell table:style-name="ce402" table:number-columns-repeated="2"/>
          <table:table-cell table:style-name="ce400"/>
          <table:table-cell table:style-name="ce447"/>
          <table:table-cell table:number-columns-repeated="1015"/>
        </table:table-row>
        <table:table-row table:style-name="ro2">
          <table:table-cell table:style-name="ce390"/>
          <table:table-cell table:style-name="ce400" table:number-columns-repeated="4"/>
          <table:table-cell table:style-name="ce438" table:number-columns-spanned="2" table:number-rows-spanned="1"/>
          <table:covered-table-cell table:style-name="ce419"/>
          <table:table-cell table:style-name="ce400"/>
          <table:table-cell table:style-name="ce447"/>
          <table:table-cell table:number-columns-repeated="1015"/>
        </table:table-row>
        <table:table-row table:style-name="ro2">
          <table:table-cell table:style-name="ce392" table:number-columns-spanned="3" table:number-rows-spanned="1"/>
          <table:covered-table-cell table:number-columns-repeated="2" table:style-name="ce409"/>
          <table:table-cell table:style-name="ce419"/>
          <table:table-cell table:style-name="ce400" table:number-columns-repeated="4"/>
          <table:table-cell table:style-name="ce447"/>
          <table:table-cell table:number-columns-repeated="1015"/>
        </table:table-row>
        <table:table-row table:style-name="ro9">
          <table:table-cell table:style-name="ce393"/>
          <table:table-cell table:style-name="ce410" table:number-columns-repeated="3"/>
          <table:table-cell table:style-name="ce428" office:value-type="string" table:number-columns-spanned="3" table:number-rows-spanned="1">
            <text:p>CELKOVÁ faktúrovaná suma</text:p>
          </table:table-cell>
          <table:covered-table-cell table:number-columns-repeated="2" table:style-name="ce428"/>
          <table:table-cell table:style-name="ce443" office:value-type="string" table:number-columns-spanned="2" table:number-rows-spanned="1">
            <text:p>1220 EUR</text:p>
          </table:table-cell>
          <table:covered-table-cell table:style-name="ce451"/>
          <table:table-cell table:number-columns-repeated="1015"/>
        </table:table-row>
        <table:table-row table:style-name="ro2" table:number-rows-repeated="3">
          <table:table-cell table:style-name="ce390"/>
          <table:table-cell table:style-name="ce400" table:number-columns-repeated="7"/>
          <table:table-cell table:style-name="ce447"/>
          <table:table-cell table:number-columns-repeated="1015"/>
        </table:table-row>
        <table:table-row table:style-name="ro2">
          <table:table-cell table:style-name="ce394" office:value-type="string">
            <text:p>Faktúru vystavil: Peter Halaša</text:p>
          </table:table-cell>
          <table:table-cell table:style-name="ce411" table:number-columns-repeated="3"/>
          <table:table-cell table:style-name="ce429" office:value-type="string">
            <text:p>Pečiatka a podpis:</text:p>
          </table:table-cell>
          <table:table-cell table:style-name="ce411" table:number-columns-repeated="3"/>
          <table:table-cell table:style-name="ce452"/>
          <table:table-cell table:number-columns-repeated="1015"/>
        </table:table-row>
        <table:table-row table:style-name="ro2" table:number-rows-repeated="4">
          <table:table-cell table:style-name="ce11" table:number-columns-repeated="9"/>
          <table:table-cell table:number-columns-repeated="1015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ktura32013" table:style-name="ta8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1015" table:default-cell-style-name="Excel_20_Built-in_20_Normal"/>
        <table:table-row table:style-name="ro1">
          <table:table-cell table:style-name="ce453" office:value-type="string" table:number-columns-spanned="3" table:number-rows-spanned="1">
            <text:p>Daňový doklad - FAKTÚRA č. :</text:p>
          </table:table-cell>
          <table:covered-table-cell table:number-columns-repeated="2" table:style-name="ce463"/>
          <table:table-cell table:style-name="ce481"/>
          <table:table-cell table:style-name="ce488" office:value-type="string">
            <text:p>032013</text:p>
          </table:table-cell>
          <table:table-cell table:style-name="ce498" office:value-type="string" table:number-columns-spanned="4" table:number-rows-spanned="1">
            <text:p>Dodávateľ</text:p>
          </table:table-cell>
          <table:covered-table-cell table:number-columns-repeated="2" table:style-name="ce507"/>
          <table:covered-table-cell table:style-name="ce498"/>
          <table:table-cell table:number-columns-repeated="1015"/>
        </table:table-row>
        <table:table-row table:style-name="ro2">
          <table:table-cell table:style-name="ce454" office:value-type="string" table:number-columns-spanned="3" table:number-rows-spanned="1">
            <text:p>Dátum zdaňovacieho plnenia:</text:p>
          </table:table-cell>
          <table:covered-table-cell table:number-columns-repeated="2" table:style-name="ce464"/>
          <table:table-cell table:style-name="ce482" office:value-type="string" table:number-columns-spanned="2" table:number-rows-spanned="1">
            <text:p>21.06.2013</text:p>
          </table:table-cell>
          <table:covered-table-cell table:style-name="ce482"/>
          <table:table-cell table:style-name="ce499" office:value-type="string" table:number-columns-spanned="4" table:number-rows-spanned="4">
            <text:p>Miroslav Meravý</text:p>
            <text:p>Záskalická 711/16</text:p>
            <text:p>026 01 Dolný Kubín</text:p>
          </table:table-cell>
          <table:covered-table-cell table:number-columns-repeated="2" table:style-name="ce508"/>
          <table:covered-table-cell table:style-name="ce512"/>
          <table:table-cell table:number-columns-repeated="1015"/>
        </table:table-row>
        <table:table-row table:style-name="ro3">
          <table:table-cell table:style-name="ce454" office:value-type="string" table:number-columns-spanned="3" table:number-rows-spanned="1">
            <text:p>Dátum vystavenia / odoslania:</text:p>
          </table:table-cell>
          <table:covered-table-cell table:number-columns-repeated="2" table:style-name="ce464"/>
          <table:table-cell table:style-name="ce482" office:value-type="string" table:number-columns-spanned="2" table:number-rows-spanned="1">
            <text:p>21.06.2013</text:p>
          </table:table-cell>
          <table:covered-table-cell table:style-name="ce482"/>
          <table:covered-table-cell table:style-name="ce500"/>
          <table:covered-table-cell table:number-columns-repeated="2" table:style-name="ce509"/>
          <table:covered-table-cell table:style-name="ce513"/>
          <table:table-cell table:number-columns-repeated="1015"/>
        </table:table-row>
        <table:table-row table:style-name="ro3">
          <table:table-cell table:style-name="ce454" office:value-type="string" table:number-columns-spanned="3" table:number-rows-spanned="1">
            <text:p>Dátum splatnosti:</text:p>
          </table:table-cell>
          <table:covered-table-cell table:number-columns-repeated="2" table:style-name="ce464"/>
          <table:table-cell table:style-name="ce483" office:value-type="string" table:number-columns-spanned="2" table:number-rows-spanned="1">
            <text:p>30.06.2013</text:p>
          </table:table-cell>
          <table:covered-table-cell table:style-name="ce483"/>
          <table:covered-table-cell table:style-name="ce500"/>
          <table:covered-table-cell table:number-columns-repeated="2" table:style-name="ce509"/>
          <table:covered-table-cell table:style-name="ce513"/>
          <table:table-cell table:number-columns-repeated="1015"/>
        </table:table-row>
        <table:table-row table:style-name="ro3">
          <table:table-cell table:style-name="ce454" office:value-type="string" table:number-columns-spanned="3" table:number-rows-spanned="1">
            <text:p>Forma úhrady:</text:p>
          </table:table-cell>
          <table:covered-table-cell table:number-columns-repeated="2" table:style-name="ce464"/>
          <table:table-cell table:style-name="ce484" office:value-type="string" table:number-columns-spanned="2" table:number-rows-spanned="1">
            <text:p>hotovosť</text:p>
          </table:table-cell>
          <table:covered-table-cell table:style-name="ce484"/>
          <table:covered-table-cell table:style-name="ce500"/>
          <table:covered-table-cell table:number-columns-repeated="2" table:style-name="ce509"/>
          <table:covered-table-cell table:style-name="ce513"/>
          <table:table-cell table:number-columns-repeated="1015"/>
        </table:table-row>
        <table:table-row table:style-name="ro2">
          <table:table-cell table:style-name="ce455"/>
          <table:table-cell table:style-name="ce465" table:number-columns-repeated="3"/>
          <table:table-cell table:style-name="ce489"/>
          <table:table-cell table:style-name="ce501" office:value-type="string">
            <text:p>IČO:</text:p>
          </table:table-cell>
          <table:table-cell table:style-name="ce501" office:value-type="float" office:value="44270089">
            <text:p>44270089</text:p>
          </table:table-cell>
          <table:table-cell table:style-name="ce501" office:value-type="string">
            <text:p>DIČ:</text:p>
          </table:table-cell>
          <table:table-cell table:style-name="ce514" office:value-type="float" office:value="1080129094">
            <text:p>1080129094</text:p>
          </table:table-cell>
          <table:table-cell table:number-columns-repeated="1015"/>
        </table:table-row>
        <table:table-row table:style-name="ro3">
          <table:table-cell table:style-name="ce456" office:value-type="string" table:number-columns-spanned="3" table:number-rows-spanned="3">
            <text:p>Peňažný ústav, č. účtu dodávateľa</text:p>
          </table:table-cell>
          <table:covered-table-cell table:number-columns-repeated="2" table:style-name="ce466"/>
          <table:table-cell table:style-name="ce485" table:number-columns-spanned="2" table:number-rows-spanned="2"/>
          <table:covered-table-cell table:style-name="ce490"/>
          <table:table-cell table:style-name="ce502" office:value-type="string" table:number-columns-spanned="4" table:number-rows-spanned="1">
            <text:p>Odoberateľ</text:p>
          </table:table-cell>
          <table:covered-table-cell table:number-columns-repeated="2" table:style-name="ce466"/>
          <table:covered-table-cell table:style-name="ce502"/>
          <table:table-cell table:number-columns-repeated="1015"/>
        </table:table-row>
        <table:table-row table:style-name="ro2">
          <table:covered-table-cell table:style-name="ce456"/>
          <table:covered-table-cell table:number-columns-repeated="2" table:style-name="ce466"/>
          <table:covered-table-cell table:style-name="ce486"/>
          <table:covered-table-cell table:style-name="ce491"/>
          <table:table-cell table:style-name="ce503" office:value-type="string" table:number-columns-spanned="4" table:number-rows-spanned="5">
            <text:p>Spoločenstvo vlastníkov bytov</text:p>
            <text:p>Aleja Slobody 1884/34</text:p>
            <text:p>026 01 Dolný Kubín</text:p>
          </table:table-cell>
          <table:covered-table-cell table:number-columns-repeated="3" table:style-name="ce503"/>
          <table:table-cell table:number-columns-repeated="1015"/>
        </table:table-row>
        <table:table-row table:style-name="ro3">
          <table:covered-table-cell table:style-name="ce456"/>
          <table:covered-table-cell table:number-columns-repeated="2" table:style-name="ce466"/>
          <table:table-cell table:style-name="ce485" office:value-type="string" table:number-columns-spanned="2" table:number-rows-spanned="1">
            <text:p>hotovosť</text:p>
          </table:table-cell>
          <table:covered-table-cell table:style-name="ce492"/>
          <table:covered-table-cell table:number-columns-repeated="4" table:style-name="ce503"/>
          <table:table-cell table:number-columns-repeated="1015"/>
        </table:table-row>
        <table:table-row table:style-name="ro3">
          <table:table-cell table:style-name="ce456" office:value-type="string" table:number-columns-spanned="3" table:number-rows-spanned="1">
            <text:p>IČO dodávateľa</text:p>
          </table:table-cell>
          <table:covered-table-cell table:number-columns-repeated="2" table:style-name="ce466"/>
          <table:table-cell table:style-name="ce485" office:value-type="string" table:number-columns-spanned="2" table:number-rows-spanned="1">
            <text:p>44270089</text:p>
          </table:table-cell>
          <table:covered-table-cell table:style-name="ce492"/>
          <table:covered-table-cell table:number-columns-repeated="4" table:style-name="ce503"/>
          <table:table-cell table:number-columns-repeated="1015"/>
        </table:table-row>
        <table:table-row table:style-name="ro3">
          <table:table-cell table:style-name="ce456" office:value-type="string" table:number-columns-spanned="3" table:number-rows-spanned="1">
            <text:p>DIČ dodávateľa</text:p>
          </table:table-cell>
          <table:covered-table-cell table:number-columns-repeated="2" table:style-name="ce466"/>
          <table:table-cell table:style-name="ce485" office:value-type="string" table:number-columns-spanned="2" table:number-rows-spanned="1">
            <text:p>1080129094</text:p>
          </table:table-cell>
          <table:covered-table-cell table:style-name="ce492"/>
          <table:covered-table-cell table:number-columns-repeated="4" table:style-name="ce503"/>
          <table:table-cell table:number-columns-repeated="1015"/>
        </table:table-row>
        <table:table-row table:style-name="ro3">
          <table:table-cell table:style-name="ce456" office:value-type="string" table:number-columns-spanned="3" table:number-rows-spanned="1">
            <text:p>Objednávka číslo:</text:p>
          </table:table-cell>
          <table:covered-table-cell table:number-columns-repeated="2" table:style-name="ce466"/>
          <table:table-cell table:style-name="ce466" table:number-columns-spanned="2" table:number-rows-spanned="1"/>
          <table:covered-table-cell table:style-name="ce493"/>
          <table:covered-table-cell table:number-columns-repeated="4" table:style-name="ce503"/>
          <table:table-cell table:number-columns-repeated="1015"/>
        </table:table-row>
        <table:table-row table:style-name="ro22">
          <table:table-cell table:style-name="ce457" office:value-type="string" table:number-columns-spanned="3" table:number-rows-spanned="1">
            <text:p>Dodací list číslo:</text:p>
          </table:table-cell>
          <table:covered-table-cell table:number-columns-repeated="2" table:style-name="ce467"/>
          <table:table-cell table:style-name="ce467" table:number-columns-spanned="2" table:number-rows-spanned="1"/>
          <table:covered-table-cell table:style-name="ce494"/>
          <table:table-cell table:style-name="ce504" office:value-type="string">
            <text:p>IČO:</text:p>
          </table:table-cell>
          <table:table-cell table:style-name="ce504" office:value-type="float" office:value="35652608">
            <text:p>35652608</text:p>
          </table:table-cell>
          <table:table-cell table:style-name="ce504" office:value-type="string">
            <text:p>DIČ:</text:p>
          </table:table-cell>
          <table:table-cell table:style-name="ce504"/>
          <table:table-cell table:number-columns-repeated="1015"/>
        </table:table-row>
        <table:table-row table:style-name="ro2">
          <table:table-cell table:style-name="ce458"/>
          <table:table-cell table:style-name="ce468" table:number-columns-repeated="7"/>
          <table:table-cell table:style-name="ce515"/>
          <table:table-cell table:number-columns-repeated="1015"/>
        </table:table-row>
        <table:table-row table:style-name="ro4">
          <table:table-cell table:style-name="ce459" office:value-type="string">
            <text:p>Por. č.:</text:p>
          </table:table-cell>
          <table:table-cell table:style-name="ce469" office:value-type="string" table:number-columns-spanned="2" table:number-rows-spanned="1">
            <text:p>Názov a druh tovaru / služby</text:p>
          </table:table-cell>
          <table:covered-table-cell table:style-name="ce469"/>
          <table:table-cell table:style-name="ce469" office:value-type="string" table:number-columns-spanned="2" table:number-rows-spanned="1">
            <text:p>Množstvo</text:p>
          </table:table-cell>
          <table:covered-table-cell table:style-name="ce495"/>
          <table:table-cell table:style-name="ce469" office:value-type="string">
            <text:p>Tech. jednotka</text:p>
          </table:table-cell>
          <table:table-cell table:style-name="ce469" office:value-type="string">
            <text:p>Cena za jednotku</text:p>
          </table:table-cell>
          <table:table-cell table:style-name="ce469" office:value-type="string">
            <text:p>Cena bez dane</text:p>
          </table:table-cell>
          <table:table-cell table:style-name="ce516" office:value-type="string">
            <text:p>DPH v %</text:p>
          </table:table-cell>
          <table:table-cell table:number-columns-repeated="1015"/>
        </table:table-row>
        <table:table-row table:style-name="ro2">
          <table:table-cell table:style-name="ce458"/>
          <table:table-cell table:style-name="ce470" table:number-columns-repeated="7"/>
          <table:table-cell table:style-name="ce517"/>
          <table:table-cell table:number-columns-repeated="1015"/>
        </table:table-row>
        <table:table-row table:style-name="ro5">
          <table:table-cell table:style-name="ce458"/>
          <table:table-cell table:style-name="ce470" table:number-columns-repeated="7"/>
          <table:table-cell table:style-name="ce518"/>
          <table:table-cell table:number-columns-repeated="1015"/>
        </table:table-row>
        <table:table-row table:style-name="ro2">
          <table:table-cell table:style-name="ce458"/>
          <table:table-cell table:style-name="ce471" table:number-columns-repeated="7"/>
          <table:table-cell table:style-name="ce518"/>
          <table:table-cell table:number-columns-repeated="1015"/>
        </table:table-row>
        <table:table-row table:style-name="ro2">
          <table:table-cell table:style-name="ce458"/>
          <table:table-cell table:style-name="ce472" office:value-type="string" table:number-columns-spanned="7" table:number-rows-spanned="2">
            <text:p>Fakturujem Vám opravu okapového systému v celkovej sume 348 EUR</text:p>
          </table:table-cell>
          <table:covered-table-cell table:number-columns-repeated="6" table:style-name="ce473"/>
          <table:table-cell table:style-name="ce518"/>
          <table:table-cell table:number-columns-repeated="1015"/>
        </table:table-row>
        <table:table-row table:style-name="ro6">
          <table:table-cell table:style-name="ce458"/>
          <table:covered-table-cell table:number-columns-repeated="7" table:style-name="ce473"/>
          <table:table-cell table:style-name="ce518"/>
          <table:table-cell table:number-columns-repeated="1015"/>
        </table:table-row>
        <table:table-row table:style-name="ro7">
          <table:table-cell table:style-name="ce458"/>
          <table:table-cell table:style-name="ce474" table:number-columns-repeated="7"/>
          <table:table-cell table:style-name="ce518"/>
          <table:table-cell table:number-columns-repeated="1015"/>
        </table:table-row>
        <table:table-row table:style-name="ro2">
          <table:table-cell table:style-name="ce458"/>
          <table:table-cell table:style-name="ce471" table:number-columns-repeated="7"/>
          <table:table-cell table:style-name="ce518"/>
          <table:table-cell table:number-columns-repeated="1015"/>
        </table:table-row>
        <table:table-row table:style-name="ro2" table:number-rows-repeated="2">
          <table:table-cell table:style-name="ce458"/>
          <table:table-cell table:style-name="ce468" table:number-columns-repeated="7"/>
          <table:table-cell table:style-name="ce515"/>
          <table:table-cell table:number-columns-repeated="1015"/>
        </table:table-row>
        <table:table-row table:style-name="ro8">
          <table:table-cell table:style-name="ce458"/>
          <table:table-cell table:style-name="ce468" table:number-columns-repeated="4"/>
          <table:table-cell table:style-name="ce470"/>
          <table:table-cell table:style-name="ce468" table:number-columns-repeated="2"/>
          <table:table-cell table:style-name="ce515"/>
          <table:table-cell table:number-columns-repeated="1015"/>
        </table:table-row>
        <table:table-row table:style-name="ro2">
          <table:table-cell table:style-name="ce458"/>
          <table:table-cell table:style-name="ce468" table:number-columns-repeated="4"/>
          <table:table-cell table:style-name="ce505" table:number-columns-spanned="2" table:number-rows-spanned="1"/>
          <table:covered-table-cell table:style-name="ce510"/>
          <table:table-cell table:style-name="ce468"/>
          <table:table-cell table:style-name="ce515"/>
          <table:table-cell table:number-columns-repeated="1015"/>
        </table:table-row>
        <table:table-row table:style-name="ro2">
          <table:table-cell table:style-name="ce458"/>
          <table:table-cell table:style-name="ce475" office:value-type="string">
            <text:p>NEPLATCA DPH</text:p>
          </table:table-cell>
          <table:table-cell table:style-name="ce480"/>
          <table:table-cell table:style-name="ce468" table:number-columns-repeated="2"/>
          <table:table-cell table:style-name="ce470" table:number-columns-repeated="2"/>
          <table:table-cell table:style-name="ce468"/>
          <table:table-cell table:style-name="ce515"/>
          <table:table-cell table:number-columns-repeated="1015"/>
        </table:table-row>
        <table:table-row table:style-name="ro2">
          <table:table-cell table:style-name="ce458"/>
          <table:table-cell table:style-name="ce476" office:value-type="string">
            <text:p>DPH</text:p>
          </table:table-cell>
          <table:table-cell table:style-name="ce476" office:value-type="string">
            <text:p>–</text:p>
          </table:table-cell>
          <table:table-cell table:style-name="ce468" table:number-columns-repeated="2"/>
          <table:table-cell table:style-name="ce470" table:number-columns-repeated="2"/>
          <table:table-cell table:style-name="ce468"/>
          <table:table-cell table:style-name="ce515"/>
          <table:table-cell table:number-columns-repeated="1015"/>
        </table:table-row>
        <table:table-row table:style-name="ro2">
          <table:table-cell table:style-name="ce458"/>
          <table:table-cell table:style-name="ce468" table:number-columns-repeated="4"/>
          <table:table-cell table:style-name="ce506" table:number-columns-spanned="2" table:number-rows-spanned="1"/>
          <table:covered-table-cell table:style-name="ce487"/>
          <table:table-cell table:style-name="ce468"/>
          <table:table-cell table:style-name="ce515"/>
          <table:table-cell table:number-columns-repeated="1015"/>
        </table:table-row>
        <table:table-row table:style-name="ro2">
          <table:table-cell table:style-name="ce460" table:number-columns-spanned="3" table:number-rows-spanned="1"/>
          <table:covered-table-cell table:number-columns-repeated="2" table:style-name="ce477"/>
          <table:table-cell table:style-name="ce487"/>
          <table:table-cell table:style-name="ce468" table:number-columns-repeated="4"/>
          <table:table-cell table:style-name="ce515"/>
          <table:table-cell table:number-columns-repeated="1015"/>
        </table:table-row>
        <table:table-row table:style-name="ro9">
          <table:table-cell table:style-name="ce461"/>
          <table:table-cell table:style-name="ce478" table:number-columns-repeated="3"/>
          <table:table-cell table:style-name="ce496" office:value-type="string" table:number-columns-spanned="3" table:number-rows-spanned="1">
            <text:p>CELKOVÁ faktúrovaná suma</text:p>
          </table:table-cell>
          <table:covered-table-cell table:number-columns-repeated="2" table:style-name="ce496"/>
          <table:table-cell table:style-name="ce511" office:value-type="string" table:number-columns-spanned="2" table:number-rows-spanned="1">
            <text:p>348 EUR</text:p>
          </table:table-cell>
          <table:covered-table-cell table:style-name="ce519"/>
          <table:table-cell table:number-columns-repeated="1015"/>
        </table:table-row>
        <table:table-row table:style-name="ro2" table:number-rows-repeated="3">
          <table:table-cell table:style-name="ce458"/>
          <table:table-cell table:style-name="ce468" table:number-columns-repeated="7"/>
          <table:table-cell table:style-name="ce515"/>
          <table:table-cell table:number-columns-repeated="1015"/>
        </table:table-row>
        <table:table-row table:style-name="ro2">
          <table:table-cell table:style-name="ce462" office:value-type="string">
            <text:p>Faktúru vystavil: M. Meravý</text:p>
          </table:table-cell>
          <table:table-cell table:style-name="ce479" table:number-columns-repeated="3"/>
          <table:table-cell table:style-name="ce497" office:value-type="string">
            <text:p>Pečiatka a podpis:</text:p>
          </table:table-cell>
          <table:table-cell table:style-name="ce479" table:number-columns-repeated="3"/>
          <table:table-cell table:style-name="ce520"/>
          <table:table-cell table:number-columns-repeated="1015"/>
        </table:table-row>
        <table:table-row table:style-name="ro2" table:number-rows-repeated="4">
          <table:table-cell table:style-name="ce11" table:number-columns-repeated="9"/>
          <table:table-cell table:number-columns-repeated="1015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ktura 42013" table:style-name="ta9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1015" table:default-cell-style-name="Excel_20_Built-in_20_Normal"/>
        <table:table-row table:style-name="ro1">
          <table:table-cell table:style-name="ce453" office:value-type="string" table:number-columns-spanned="3" table:number-rows-spanned="1">
            <text:p>Daňový doklad - FAKTÚRA č. :</text:p>
          </table:table-cell>
          <table:covered-table-cell table:number-columns-repeated="2" table:style-name="ce463"/>
          <table:table-cell table:style-name="ce481"/>
          <table:table-cell table:style-name="ce488" office:value-type="string">
            <text:p>042013</text:p>
          </table:table-cell>
          <table:table-cell table:style-name="ce498" office:value-type="string" table:number-columns-spanned="4" table:number-rows-spanned="1">
            <text:p>Dodávateľ</text:p>
          </table:table-cell>
          <table:covered-table-cell table:number-columns-repeated="2" table:style-name="ce507"/>
          <table:covered-table-cell table:style-name="ce498"/>
          <table:table-cell table:number-columns-repeated="1015"/>
        </table:table-row>
        <table:table-row table:style-name="ro2">
          <table:table-cell table:style-name="ce454" office:value-type="string" table:number-columns-spanned="3" table:number-rows-spanned="1">
            <text:p>Dátum zdaňovacieho plnenia:</text:p>
          </table:table-cell>
          <table:covered-table-cell table:number-columns-repeated="2" table:style-name="ce464"/>
          <table:table-cell table:style-name="ce482" office:value-type="string" table:number-columns-spanned="2" table:number-rows-spanned="1">
            <text:p>26.09.2013</text:p>
          </table:table-cell>
          <table:covered-table-cell table:style-name="ce482"/>
          <table:table-cell table:style-name="ce499" office:value-type="string" table:number-columns-spanned="4" table:number-rows-spanned="4">
            <text:p>Miroslav Meravý</text:p>
            <text:p>Záskalická 711/16</text:p>
            <text:p>026 01 Dolný Kubín</text:p>
          </table:table-cell>
          <table:covered-table-cell table:number-columns-repeated="2" table:style-name="ce508"/>
          <table:covered-table-cell table:style-name="ce512"/>
          <table:table-cell table:number-columns-repeated="1015"/>
        </table:table-row>
        <table:table-row table:style-name="ro3">
          <table:table-cell table:style-name="ce454" office:value-type="string" table:number-columns-spanned="3" table:number-rows-spanned="1">
            <text:p>Dátum vystavenia / odoslania:</text:p>
          </table:table-cell>
          <table:covered-table-cell table:number-columns-repeated="2" table:style-name="ce464"/>
          <table:table-cell table:style-name="ce482" office:value-type="string" table:number-columns-spanned="2" table:number-rows-spanned="1">
            <text:p>30.09.2013</text:p>
          </table:table-cell>
          <table:covered-table-cell table:style-name="ce482"/>
          <table:covered-table-cell table:style-name="ce500"/>
          <table:covered-table-cell table:number-columns-repeated="2" table:style-name="ce509"/>
          <table:covered-table-cell table:style-name="ce513"/>
          <table:table-cell table:number-columns-repeated="1015"/>
        </table:table-row>
        <table:table-row table:style-name="ro3">
          <table:table-cell table:style-name="ce454" office:value-type="string" table:number-columns-spanned="3" table:number-rows-spanned="1">
            <text:p>Dátum splatnosti:</text:p>
          </table:table-cell>
          <table:covered-table-cell table:number-columns-repeated="2" table:style-name="ce464"/>
          <table:table-cell table:style-name="ce483" office:value-type="string" table:number-columns-spanned="2" table:number-rows-spanned="1">
            <text:p>15.10.2013</text:p>
          </table:table-cell>
          <table:covered-table-cell table:style-name="ce483"/>
          <table:covered-table-cell table:style-name="ce500"/>
          <table:covered-table-cell table:number-columns-repeated="2" table:style-name="ce509"/>
          <table:covered-table-cell table:style-name="ce513"/>
          <table:table-cell table:number-columns-repeated="1015"/>
        </table:table-row>
        <table:table-row table:style-name="ro3">
          <table:table-cell table:style-name="ce454" office:value-type="string" table:number-columns-spanned="3" table:number-rows-spanned="1">
            <text:p>Forma úhrady:</text:p>
          </table:table-cell>
          <table:covered-table-cell table:number-columns-repeated="2" table:style-name="ce464"/>
          <table:table-cell table:style-name="ce484" office:value-type="string" table:number-columns-spanned="2" table:number-rows-spanned="1">
            <text:p>prevodom na účet</text:p>
          </table:table-cell>
          <table:covered-table-cell table:style-name="ce484"/>
          <table:covered-table-cell table:style-name="ce500"/>
          <table:covered-table-cell table:number-columns-repeated="2" table:style-name="ce509"/>
          <table:covered-table-cell table:style-name="ce513"/>
          <table:table-cell table:number-columns-repeated="1015"/>
        </table:table-row>
        <table:table-row table:style-name="ro2">
          <table:table-cell table:style-name="ce455"/>
          <table:table-cell table:style-name="ce465" table:number-columns-repeated="3"/>
          <table:table-cell table:style-name="ce489"/>
          <table:table-cell table:style-name="ce501" office:value-type="string">
            <text:p>IČO:</text:p>
          </table:table-cell>
          <table:table-cell table:style-name="ce501" office:value-type="float" office:value="44270089">
            <text:p>44270089</text:p>
          </table:table-cell>
          <table:table-cell table:style-name="ce501" office:value-type="string">
            <text:p>DIČ:</text:p>
          </table:table-cell>
          <table:table-cell table:style-name="ce514" office:value-type="float" office:value="1080129094">
            <text:p>1080129094</text:p>
          </table:table-cell>
          <table:table-cell table:number-columns-repeated="1015"/>
        </table:table-row>
        <table:table-row table:style-name="ro3">
          <table:table-cell table:style-name="ce456" office:value-type="string" table:number-columns-spanned="3" table:number-rows-spanned="3">
            <text:p>Peňažný ústav, č. účtu dodávateľa</text:p>
          </table:table-cell>
          <table:covered-table-cell table:number-columns-repeated="2" table:style-name="ce466"/>
          <table:table-cell table:style-name="ce485" office:value-type="string" table:number-columns-spanned="2" table:number-rows-spanned="2">
            <text:p>VUB Dolný Kubín</text:p>
          </table:table-cell>
          <table:covered-table-cell table:style-name="ce490"/>
          <table:table-cell table:style-name="ce502" office:value-type="string" table:number-columns-spanned="4" table:number-rows-spanned="1">
            <text:p>Odoberateľ</text:p>
          </table:table-cell>
          <table:covered-table-cell table:number-columns-repeated="2" table:style-name="ce466"/>
          <table:covered-table-cell table:style-name="ce502"/>
          <table:table-cell table:number-columns-repeated="1015"/>
        </table:table-row>
        <table:table-row table:style-name="ro2">
          <table:covered-table-cell table:style-name="ce456"/>
          <table:covered-table-cell table:number-columns-repeated="2" table:style-name="ce466"/>
          <table:covered-table-cell table:style-name="ce486"/>
          <table:covered-table-cell table:style-name="ce491"/>
          <table:table-cell table:style-name="ce503" office:value-type="string" table:number-columns-spanned="4" table:number-rows-spanned="5">
            <text:p>Mesto Dolný Kubín</text:p>
            <text:p>Hviezdoslavov námestie 1651/2</text:p>
            <text:p>026 01 Dolný Kubín</text:p>
          </table:table-cell>
          <table:covered-table-cell table:number-columns-repeated="3" table:style-name="ce503"/>
          <table:table-cell table:number-columns-repeated="1015"/>
        </table:table-row>
        <table:table-row table:style-name="ro3">
          <table:covered-table-cell table:style-name="ce456"/>
          <table:covered-table-cell table:number-columns-repeated="2" table:style-name="ce466"/>
          <table:table-cell table:style-name="ce485" office:value-type="string" table:number-columns-spanned="2" table:number-rows-spanned="1">
            <text:p>2476246953/0200</text:p>
          </table:table-cell>
          <table:covered-table-cell table:style-name="ce492"/>
          <table:covered-table-cell table:number-columns-repeated="4" table:style-name="ce503"/>
          <table:table-cell table:number-columns-repeated="1015"/>
        </table:table-row>
        <table:table-row table:style-name="ro3">
          <table:table-cell table:style-name="ce456" office:value-type="string" table:number-columns-spanned="3" table:number-rows-spanned="1">
            <text:p>IČO dodávateľa</text:p>
          </table:table-cell>
          <table:covered-table-cell table:number-columns-repeated="2" table:style-name="ce466"/>
          <table:table-cell table:style-name="ce485" office:value-type="string" table:number-columns-spanned="2" table:number-rows-spanned="1">
            <text:p>44270089</text:p>
          </table:table-cell>
          <table:covered-table-cell table:style-name="ce492"/>
          <table:covered-table-cell table:number-columns-repeated="4" table:style-name="ce503"/>
          <table:table-cell table:number-columns-repeated="1015"/>
        </table:table-row>
        <table:table-row table:style-name="ro3">
          <table:table-cell table:style-name="ce456" office:value-type="string" table:number-columns-spanned="3" table:number-rows-spanned="1">
            <text:p>DIČ dodávateľa</text:p>
          </table:table-cell>
          <table:covered-table-cell table:number-columns-repeated="2" table:style-name="ce466"/>
          <table:table-cell table:style-name="ce485" office:value-type="string" table:number-columns-spanned="2" table:number-rows-spanned="1">
            <text:p>1080129094</text:p>
          </table:table-cell>
          <table:covered-table-cell table:style-name="ce492"/>
          <table:covered-table-cell table:number-columns-repeated="4" table:style-name="ce503"/>
          <table:table-cell table:number-columns-repeated="1015"/>
        </table:table-row>
        <table:table-row table:style-name="ro3">
          <table:table-cell table:style-name="ce456" office:value-type="string" table:number-columns-spanned="3" table:number-rows-spanned="1">
            <text:p>Objednávka číslo:</text:p>
          </table:table-cell>
          <table:covered-table-cell table:number-columns-repeated="2" table:style-name="ce466"/>
          <table:table-cell table:style-name="ce466" table:number-columns-spanned="2" table:number-rows-spanned="1"/>
          <table:covered-table-cell table:style-name="ce493"/>
          <table:covered-table-cell table:number-columns-repeated="4" table:style-name="ce503"/>
          <table:table-cell table:number-columns-repeated="1015"/>
        </table:table-row>
        <table:table-row table:style-name="ro22">
          <table:table-cell table:style-name="ce457" office:value-type="string" table:number-columns-spanned="3" table:number-rows-spanned="1">
            <text:p>Dodací list číslo:</text:p>
          </table:table-cell>
          <table:covered-table-cell table:number-columns-repeated="2" table:style-name="ce467"/>
          <table:table-cell table:style-name="ce467" table:number-columns-spanned="2" table:number-rows-spanned="1"/>
          <table:covered-table-cell table:style-name="ce494"/>
          <table:table-cell table:style-name="ce504" office:value-type="string">
            <text:p>IČO:</text:p>
          </table:table-cell>
          <table:table-cell table:style-name="ce504" office:value-type="float" office:value="314463">
            <text:p>314463</text:p>
          </table:table-cell>
          <table:table-cell table:style-name="ce504" office:value-type="string">
            <text:p>DIČ:</text:p>
          </table:table-cell>
          <table:table-cell table:style-name="ce504" office:value-type="float" office:value="2021339254">
            <text:p>2021339254</text:p>
          </table:table-cell>
          <table:table-cell table:number-columns-repeated="1015"/>
        </table:table-row>
        <table:table-row table:style-name="ro2">
          <table:table-cell table:style-name="ce458"/>
          <table:table-cell table:style-name="ce468" table:number-columns-repeated="7"/>
          <table:table-cell table:style-name="ce515"/>
          <table:table-cell table:number-columns-repeated="1015"/>
        </table:table-row>
        <table:table-row table:style-name="ro4">
          <table:table-cell table:style-name="ce459" office:value-type="string">
            <text:p>Por. č.:</text:p>
          </table:table-cell>
          <table:table-cell table:style-name="ce469" office:value-type="string" table:number-columns-spanned="2" table:number-rows-spanned="1">
            <text:p>Názov a druh tovaru / služby</text:p>
          </table:table-cell>
          <table:covered-table-cell table:style-name="ce469"/>
          <table:table-cell table:style-name="ce469" office:value-type="string" table:number-columns-spanned="2" table:number-rows-spanned="1">
            <text:p>Množstvo</text:p>
          </table:table-cell>
          <table:covered-table-cell table:style-name="ce495"/>
          <table:table-cell table:style-name="ce469" office:value-type="string">
            <text:p>Tech. jednotka</text:p>
          </table:table-cell>
          <table:table-cell table:style-name="ce469" office:value-type="string">
            <text:p>Cena za jednotku</text:p>
          </table:table-cell>
          <table:table-cell table:style-name="ce469" office:value-type="string">
            <text:p>Cena bez dane</text:p>
          </table:table-cell>
          <table:table-cell table:style-name="ce516" office:value-type="string">
            <text:p>DPH v %</text:p>
          </table:table-cell>
          <table:table-cell table:number-columns-repeated="1015"/>
        </table:table-row>
        <table:table-row table:style-name="ro2">
          <table:table-cell table:style-name="ce458"/>
          <table:table-cell table:style-name="ce470" table:number-columns-repeated="7"/>
          <table:table-cell table:style-name="ce517"/>
          <table:table-cell table:number-columns-repeated="1015"/>
        </table:table-row>
        <table:table-row table:style-name="ro5">
          <table:table-cell table:style-name="ce458"/>
          <table:table-cell table:style-name="ce470" table:number-columns-repeated="7"/>
          <table:table-cell table:style-name="ce518"/>
          <table:table-cell table:number-columns-repeated="1015"/>
        </table:table-row>
        <table:table-row table:style-name="ro2">
          <table:table-cell table:style-name="ce458"/>
          <table:table-cell table:style-name="ce471" table:number-columns-repeated="7"/>
          <table:table-cell table:style-name="ce518"/>
          <table:table-cell table:number-columns-repeated="1015"/>
        </table:table-row>
        <table:table-row table:style-name="ro2">
          <table:table-cell table:style-name="ce458"/>
          <table:table-cell table:style-name="ce472" office:value-type="string" table:number-columns-spanned="7" table:number-rows-spanned="2">
            <text:p>Fakturujem Vám opravu náteru v komunitnom centre Nádej na ul. Tatliaková 1786 v Dolnom Kubíne v celkovej sume 292 EUR</text:p>
          </table:table-cell>
          <table:covered-table-cell table:number-columns-repeated="6" table:style-name="ce473"/>
          <table:table-cell table:style-name="ce518"/>
          <table:table-cell table:number-columns-repeated="1015"/>
        </table:table-row>
        <table:table-row table:style-name="ro6">
          <table:table-cell table:style-name="ce458"/>
          <table:covered-table-cell table:number-columns-repeated="7" table:style-name="ce473"/>
          <table:table-cell table:style-name="ce518"/>
          <table:table-cell table:number-columns-repeated="1015"/>
        </table:table-row>
        <table:table-row table:style-name="ro26">
          <table:table-cell table:style-name="ce458"/>
          <table:table-cell table:style-name="ce521" office:value-type="string">
            <text:p>Práce:</text:p>
          </table:table-cell>
          <table:table-cell table:style-name="ce521" table:number-columns-repeated="6"/>
          <table:table-cell table:style-name="ce518"/>
          <table:table-cell table:number-columns-repeated="1015"/>
        </table:table-row>
        <table:table-row table:style-name="ro2">
          <table:table-cell table:style-name="ce458"/>
          <table:table-cell table:style-name="ce522" office:value-type="string">
            <text:p>Oprava zatečenej omietky</text:p>
          </table:table-cell>
          <table:table-cell table:style-name="ce522" table:number-columns-repeated="2"/>
          <table:table-cell table:style-name="ce522" office:value-type="string">
            <text:p>2 hod</text:p>
          </table:table-cell>
          <table:table-cell table:style-name="ce522" office:value-type="string">
            <text:p>5 EUR /hod</text:p>
          </table:table-cell>
          <table:table-cell table:style-name="ce522"/>
          <table:table-cell table:style-name="ce522" office:value-type="string">
            <text:p>10 EUR</text:p>
          </table:table-cell>
          <table:table-cell table:style-name="ce518"/>
          <table:table-cell table:number-columns-repeated="1015"/>
        </table:table-row>
        <table:table-row table:style-name="ro2">
          <table:table-cell table:style-name="ce458"/>
          <table:table-cell table:style-name="ce523" office:value-type="string">
            <text:p>Izolovanie zatečenej steny</text:p>
          </table:table-cell>
          <table:table-cell table:style-name="ce523" table:number-columns-repeated="2"/>
          <table:table-cell table:style-name="ce523" office:value-type="string">
            <text:p>4 hod</text:p>
          </table:table-cell>
          <table:table-cell table:style-name="ce522" office:value-type="string">
            <text:p>5 EUR /hod</text:p>
          </table:table-cell>
          <table:table-cell table:style-name="ce523"/>
          <table:table-cell table:style-name="ce523" office:value-type="string">
            <text:p>20 EUR</text:p>
          </table:table-cell>
          <table:table-cell table:style-name="ce515"/>
          <table:table-cell table:number-columns-repeated="1015"/>
        </table:table-row>
        <table:table-row table:style-name="ro2">
          <table:table-cell table:style-name="ce458"/>
          <table:table-cell table:style-name="ce523" office:value-type="string">
            <text:p>Náter</text:p>
          </table:table-cell>
          <table:table-cell table:style-name="ce523" table:number-columns-repeated="2"/>
          <table:table-cell table:style-name="ce523" office:value-type="string">
            <text:p>140 m2</text:p>
          </table:table-cell>
          <table:table-cell table:style-name="ce523" office:value-type="string">
            <text:p>1 EUR/hod</text:p>
          </table:table-cell>
          <table:table-cell table:style-name="ce523"/>
          <table:table-cell table:style-name="ce523" office:value-type="string">
            <text:p>140 EUR</text:p>
          </table:table-cell>
          <table:table-cell table:style-name="ce515"/>
          <table:table-cell table:number-columns-repeated="1015"/>
        </table:table-row>
        <table:table-row table:style-name="ro2">
          <table:table-cell table:style-name="ce458"/>
          <table:table-cell table:style-name="ce523" office:value-type="string">
            <text:p>Výmena lišty</text:p>
          </table:table-cell>
          <table:table-cell table:style-name="ce523" table:number-columns-repeated="5"/>
          <table:table-cell table:style-name="ce523" office:value-type="string">
            <text:p>10 EUR</text:p>
          </table:table-cell>
          <table:table-cell table:style-name="ce515"/>
          <table:table-cell table:number-columns-repeated="1015"/>
        </table:table-row>
        <table:table-row table:style-name="ro2">
          <table:table-cell table:style-name="ce458"/>
          <table:table-cell table:style-name="ce523" office:value-type="string">
            <text:p>Spolu práca</text:p>
          </table:table-cell>
          <table:table-cell table:style-name="ce523" table:number-columns-repeated="5"/>
          <table:table-cell table:style-name="ce523" office:value-type="string">
            <text:p>180 EUR</text:p>
          </table:table-cell>
          <table:table-cell table:style-name="ce515"/>
          <table:table-cell table:number-columns-repeated="1015"/>
        </table:table-row>
        <table:table-row table:style-name="ro2">
          <table:table-cell table:style-name="ce458"/>
          <table:table-cell table:style-name="ce524" office:value-type="string">
            <text:p>Materiál:</text:p>
          </table:table-cell>
          <table:table-cell table:style-name="ce523" table:number-columns-repeated="6"/>
          <table:table-cell table:style-name="ce515"/>
          <table:table-cell table:number-columns-repeated="1015"/>
        </table:table-row>
        <table:table-row table:style-name="ro2">
          <table:table-cell table:style-name="ce458"/>
          <table:table-cell table:style-name="ce523" office:value-type="string">
            <text:p>Hobby kit</text:p>
          </table:table-cell>
          <table:table-cell table:style-name="ce523" table:number-columns-repeated="5"/>
          <table:table-cell table:style-name="ce523" office:value-type="string">
            <text:p>10 EUR</text:p>
          </table:table-cell>
          <table:table-cell table:style-name="ce515"/>
          <table:table-cell table:number-columns-repeated="1015"/>
        </table:table-row>
        <table:table-row table:style-name="ro2">
          <table:table-cell table:style-name="ce458"/>
          <table:table-cell table:style-name="ce523" office:value-type="string">
            <text:p>penetrácia a savo</text:p>
          </table:table-cell>
          <table:table-cell table:style-name="ce523" table:number-columns-repeated="5"/>
          <table:table-cell table:style-name="ce523" office:value-type="string">
            <text:p>15 EUR</text:p>
          </table:table-cell>
          <table:table-cell table:style-name="ce515"/>
          <table:table-cell table:number-columns-repeated="1015"/>
        </table:table-row>
        <table:table-row table:style-name="ro2">
          <table:table-cell table:style-name="ce458"/>
          <table:table-cell table:style-name="ce523" office:value-type="string">
            <text:p>farba Jupol</text:p>
          </table:table-cell>
          <table:table-cell table:style-name="ce523" table:number-columns-repeated="2"/>
          <table:table-cell table:style-name="ce523" office:value-type="string">
            <text:p>2 ks</text:p>
          </table:table-cell>
          <table:table-cell table:style-name="ce523" table:number-columns-repeated="2"/>
          <table:table-cell table:style-name="ce523" office:value-type="string">
            <text:p>50 EUR</text:p>
          </table:table-cell>
          <table:table-cell table:style-name="ce515"/>
          <table:table-cell table:number-columns-repeated="1015"/>
        </table:table-row>
        <table:table-row table:style-name="ro2">
          <table:table-cell table:style-name="ce458"/>
          <table:table-cell table:style-name="ce523" office:value-type="string">
            <text:p>základná farba</text:p>
          </table:table-cell>
          <table:table-cell table:style-name="ce523" table:number-columns-repeated="2"/>
          <table:table-cell table:style-name="ce523" office:value-type="string">
            <text:p>2 ks</text:p>
          </table:table-cell>
          <table:table-cell table:style-name="ce523" table:number-columns-repeated="2"/>
          <table:table-cell table:style-name="ce523" office:value-type="string">
            <text:p>12 EUR</text:p>
          </table:table-cell>
          <table:table-cell table:style-name="ce515"/>
          <table:table-cell table:number-columns-repeated="1015"/>
        </table:table-row>
        <table:table-row table:style-name="ro2">
          <table:table-cell table:style-name="ce458"/>
          <table:table-cell table:style-name="ce523" office:value-type="string">
            <text:p>riedidlo </text:p>
          </table:table-cell>
          <table:table-cell table:style-name="ce523" table:number-columns-repeated="2"/>
          <table:table-cell table:style-name="ce523" office:value-type="string">
            <text:p>1 ks</text:p>
          </table:table-cell>
          <table:table-cell table:style-name="ce523" table:number-columns-repeated="2"/>
          <table:table-cell table:style-name="ce523" office:value-type="string">
            <text:p>5 EUR</text:p>
          </table:table-cell>
          <table:table-cell table:style-name="ce515"/>
          <table:table-cell table:number-columns-repeated="1015"/>
        </table:table-row>
        <table:table-row table:style-name="ro2">
          <table:table-cell table:style-name="ce458"/>
          <table:table-cell table:style-name="ce523" office:value-type="string">
            <text:p>tónovacia pasta</text:p>
          </table:table-cell>
          <table:table-cell table:style-name="ce523" table:number-columns-repeated="2"/>
          <table:table-cell table:style-name="ce523" office:value-type="string">
            <text:p>1 ks</text:p>
          </table:table-cell>
          <table:table-cell table:style-name="ce523" table:number-columns-repeated="2"/>
          <table:table-cell table:style-name="ce523" office:value-type="string">
            <text:p>10 EUR</text:p>
          </table:table-cell>
          <table:table-cell table:style-name="ce515"/>
          <table:table-cell table:number-columns-repeated="1015"/>
        </table:table-row>
        <table:table-row table:style-name="ro2">
          <table:table-cell table:style-name="ce458"/>
          <table:table-cell table:style-name="ce523" office:value-type="string">
            <text:p>pasta akryl</text:p>
          </table:table-cell>
          <table:table-cell table:style-name="ce523" table:number-columns-repeated="5"/>
          <table:table-cell table:style-name="ce523" office:value-type="string">
            <text:p>10 EUR</text:p>
          </table:table-cell>
          <table:table-cell table:style-name="ce515"/>
          <table:table-cell table:number-columns-repeated="1015"/>
        </table:table-row>
        <table:table-row table:style-name="ro2">
          <table:table-cell table:style-name="ce458"/>
          <table:table-cell table:style-name="ce523" office:value-type="string">
            <text:p>Spolu materiál</text:p>
          </table:table-cell>
          <table:table-cell table:style-name="ce523" table:number-columns-repeated="5"/>
          <table:table-cell table:style-name="ce523" office:value-type="string">
            <text:p>112 EUR</text:p>
          </table:table-cell>
          <table:table-cell table:style-name="ce515"/>
          <table:table-cell table:number-columns-repeated="1015"/>
        </table:table-row>
        <table:table-row table:style-name="ro8">
          <table:table-cell table:style-name="ce458"/>
          <table:table-cell table:style-name="ce525" office:value-type="string">
            <text:p>Celkom</text:p>
          </table:table-cell>
          <table:table-cell table:style-name="ce525" table:number-columns-repeated="3"/>
          <table:table-cell table:style-name="ce526"/>
          <table:table-cell table:style-name="ce525"/>
          <table:table-cell table:style-name="ce525" office:value-type="string">
            <text:p>292 EUR</text:p>
          </table:table-cell>
          <table:table-cell table:style-name="ce515"/>
          <table:table-cell table:number-columns-repeated="1015"/>
        </table:table-row>
        <table:table-row table:style-name="ro2">
          <table:table-cell table:style-name="ce458"/>
          <table:table-cell table:style-name="ce468" table:number-columns-repeated="4"/>
          <table:table-cell table:style-name="ce505" table:number-columns-spanned="2" table:number-rows-spanned="1"/>
          <table:covered-table-cell table:style-name="ce510"/>
          <table:table-cell table:style-name="ce468"/>
          <table:table-cell table:style-name="ce515"/>
          <table:table-cell table:number-columns-repeated="1015"/>
        </table:table-row>
        <table:table-row table:style-name="ro2">
          <table:table-cell table:style-name="ce458"/>
          <table:table-cell table:style-name="ce475" office:value-type="string">
            <text:p>NEPLATCA DPH</text:p>
          </table:table-cell>
          <table:table-cell table:style-name="ce480"/>
          <table:table-cell table:style-name="ce468" table:number-columns-repeated="2"/>
          <table:table-cell table:style-name="ce470" table:number-columns-repeated="2"/>
          <table:table-cell table:style-name="ce468"/>
          <table:table-cell table:style-name="ce515"/>
          <table:table-cell table:number-columns-repeated="1015"/>
        </table:table-row>
        <table:table-row table:style-name="ro2">
          <table:table-cell table:style-name="ce458"/>
          <table:table-cell table:style-name="ce476" office:value-type="string">
            <text:p>DPH</text:p>
          </table:table-cell>
          <table:table-cell table:style-name="ce476" office:value-type="string">
            <text:p>–</text:p>
          </table:table-cell>
          <table:table-cell table:style-name="ce468" table:number-columns-repeated="2"/>
          <table:table-cell table:style-name="ce470" table:number-columns-repeated="2"/>
          <table:table-cell table:style-name="ce468"/>
          <table:table-cell table:style-name="ce515"/>
          <table:table-cell table:number-columns-repeated="1015"/>
        </table:table-row>
        <table:table-row table:style-name="ro2">
          <table:table-cell table:style-name="ce458"/>
          <table:table-cell table:style-name="ce468" table:number-columns-repeated="4"/>
          <table:table-cell table:style-name="ce506" table:number-columns-spanned="2" table:number-rows-spanned="1"/>
          <table:covered-table-cell table:style-name="ce487"/>
          <table:table-cell table:style-name="ce468"/>
          <table:table-cell table:style-name="ce515"/>
          <table:table-cell table:number-columns-repeated="1015"/>
        </table:table-row>
        <table:table-row table:style-name="ro2">
          <table:table-cell table:style-name="ce460" table:number-columns-spanned="3" table:number-rows-spanned="1"/>
          <table:covered-table-cell table:number-columns-repeated="2" table:style-name="ce477"/>
          <table:table-cell table:style-name="ce487"/>
          <table:table-cell table:style-name="ce468" table:number-columns-repeated="4"/>
          <table:table-cell table:style-name="ce515"/>
          <table:table-cell table:number-columns-repeated="1015"/>
        </table:table-row>
        <table:table-row table:style-name="ro9">
          <table:table-cell table:style-name="ce461"/>
          <table:table-cell table:style-name="ce478" table:number-columns-repeated="3"/>
          <table:table-cell table:style-name="ce496" office:value-type="string" table:number-columns-spanned="3" table:number-rows-spanned="1">
            <text:p>CELKOVÁ faktúrovaná suma</text:p>
          </table:table-cell>
          <table:covered-table-cell table:number-columns-repeated="2" table:style-name="ce496"/>
          <table:table-cell table:style-name="ce511" office:value-type="string" table:number-columns-spanned="2" table:number-rows-spanned="1">
            <text:p>292 EUR</text:p>
          </table:table-cell>
          <table:covered-table-cell table:style-name="ce519"/>
          <table:table-cell table:number-columns-repeated="1015"/>
        </table:table-row>
        <table:table-row table:style-name="ro2" table:number-rows-repeated="2">
          <table:table-cell table:style-name="ce458"/>
          <table:table-cell table:style-name="ce468" table:number-columns-repeated="7"/>
          <table:table-cell table:style-name="ce515"/>
          <table:table-cell table:number-columns-repeated="1015"/>
        </table:table-row>
        <table:table-row table:style-name="ro2">
          <table:table-cell table:style-name="ce458" office:value-type="string">
            <text:p>Faktúra slúži zároveň aj ako dodací list</text:p>
          </table:table-cell>
          <table:table-cell table:style-name="ce468" table:number-columns-repeated="7"/>
          <table:table-cell table:style-name="ce515"/>
          <table:table-cell table:number-columns-repeated="1015"/>
        </table:table-row>
        <table:table-row table:style-name="ro2">
          <table:table-cell table:style-name="ce462" office:value-type="string">
            <text:p>Faktúru vystavil: M. Meravý</text:p>
          </table:table-cell>
          <table:table-cell table:style-name="ce479" table:number-columns-repeated="3"/>
          <table:table-cell table:style-name="ce497" office:value-type="string">
            <text:p>Pečiatka a podpis:</text:p>
          </table:table-cell>
          <table:table-cell table:style-name="ce479" table:number-columns-repeated="3"/>
          <table:table-cell table:style-name="ce520"/>
          <table:table-cell table:number-columns-repeated="1015"/>
        </table:table-row>
        <table:table-row table:style-name="ro2" table:number-rows-repeated="4">
          <table:table-cell table:style-name="ce11" table:number-columns-repeated="9"/>
          <table:table-cell table:number-columns-repeated="1015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ktura 52013" table:style-name="ta10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5" table:default-cell-style-name="Excel_20_Built-in_20_Normal"/>
        <table:table-column table:style-name="co9" table:default-cell-style-name="Excel_20_Built-in_20_Normal"/>
        <table:table-column table:style-name="co10" table:number-columns-repeated="1015" table:default-cell-style-name="Excel_20_Built-in_20_Normal"/>
        <table:table-row table:style-name="ro1">
          <table:table-cell table:style-name="ce453" office:value-type="string" table:number-columns-spanned="3" table:number-rows-spanned="1">
            <text:p>Daňový doklad - FAKTÚRA č. :</text:p>
          </table:table-cell>
          <table:covered-table-cell table:number-columns-repeated="2" table:style-name="ce463"/>
          <table:table-cell table:style-name="ce481"/>
          <table:table-cell table:style-name="ce488" office:value-type="string">
            <text:p>052013</text:p>
          </table:table-cell>
          <table:table-cell table:style-name="ce498" office:value-type="string" table:number-columns-spanned="4" table:number-rows-spanned="1">
            <text:p>Dodávateľ</text:p>
          </table:table-cell>
          <table:covered-table-cell table:number-columns-repeated="2" table:style-name="ce507"/>
          <table:covered-table-cell table:style-name="ce498"/>
          <table:table-cell table:number-columns-repeated="1015"/>
        </table:table-row>
        <table:table-row table:style-name="ro2">
          <table:table-cell table:style-name="ce454" office:value-type="string" table:number-columns-spanned="3" table:number-rows-spanned="1">
            <text:p>Dátum zdaňovacieho plnenia:</text:p>
          </table:table-cell>
          <table:covered-table-cell table:number-columns-repeated="2" table:style-name="ce464"/>
          <table:table-cell table:style-name="ce482" office:value-type="string" table:number-columns-spanned="2" table:number-rows-spanned="1">
            <text:p>27.09.2013</text:p>
          </table:table-cell>
          <table:covered-table-cell table:style-name="ce482"/>
          <table:table-cell table:style-name="ce499" office:value-type="string" table:number-columns-spanned="4" table:number-rows-spanned="4">
            <text:p>Miroslav Meravý</text:p>
            <text:p>Záskalická 711/16</text:p>
            <text:p>026 01 Dolný Kubín</text:p>
          </table:table-cell>
          <table:covered-table-cell table:number-columns-repeated="2" table:style-name="ce508"/>
          <table:covered-table-cell table:style-name="ce512"/>
          <table:table-cell table:number-columns-repeated="1015"/>
        </table:table-row>
        <table:table-row table:style-name="ro3">
          <table:table-cell table:style-name="ce454" office:value-type="string" table:number-columns-spanned="3" table:number-rows-spanned="1">
            <text:p>Dátum vystavenia / odoslania:</text:p>
          </table:table-cell>
          <table:covered-table-cell table:number-columns-repeated="2" table:style-name="ce464"/>
          <table:table-cell table:style-name="ce482" office:value-type="string" table:number-columns-spanned="2" table:number-rows-spanned="1">
            <text:p>30.09.2013</text:p>
          </table:table-cell>
          <table:covered-table-cell table:style-name="ce482"/>
          <table:covered-table-cell table:style-name="ce500"/>
          <table:covered-table-cell table:number-columns-repeated="2" table:style-name="ce509"/>
          <table:covered-table-cell table:style-name="ce513"/>
          <table:table-cell table:number-columns-repeated="1015"/>
        </table:table-row>
        <table:table-row table:style-name="ro3">
          <table:table-cell table:style-name="ce454" office:value-type="string" table:number-columns-spanned="3" table:number-rows-spanned="1">
            <text:p>Dátum splatnosti:</text:p>
          </table:table-cell>
          <table:covered-table-cell table:number-columns-repeated="2" table:style-name="ce464"/>
          <table:table-cell table:style-name="ce483" office:value-type="string" table:number-columns-spanned="2" table:number-rows-spanned="1">
            <text:p>15.10.2013</text:p>
          </table:table-cell>
          <table:covered-table-cell table:style-name="ce483"/>
          <table:covered-table-cell table:style-name="ce500"/>
          <table:covered-table-cell table:number-columns-repeated="2" table:style-name="ce509"/>
          <table:covered-table-cell table:style-name="ce513"/>
          <table:table-cell table:number-columns-repeated="1015"/>
        </table:table-row>
        <table:table-row table:style-name="ro3">
          <table:table-cell table:style-name="ce454" office:value-type="string" table:number-columns-spanned="3" table:number-rows-spanned="1">
            <text:p>Forma úhrady:</text:p>
          </table:table-cell>
          <table:covered-table-cell table:number-columns-repeated="2" table:style-name="ce464"/>
          <table:table-cell table:style-name="ce484" office:value-type="string" table:number-columns-spanned="2" table:number-rows-spanned="1">
            <text:p>PP</text:p>
          </table:table-cell>
          <table:covered-table-cell table:style-name="ce484"/>
          <table:covered-table-cell table:style-name="ce500"/>
          <table:covered-table-cell table:number-columns-repeated="2" table:style-name="ce509"/>
          <table:covered-table-cell table:style-name="ce513"/>
          <table:table-cell table:number-columns-repeated="1015"/>
        </table:table-row>
        <table:table-row table:style-name="ro2">
          <table:table-cell table:style-name="ce455"/>
          <table:table-cell table:style-name="ce465" table:number-columns-repeated="3"/>
          <table:table-cell table:style-name="ce489"/>
          <table:table-cell table:style-name="ce501" office:value-type="string">
            <text:p>IČO:</text:p>
          </table:table-cell>
          <table:table-cell table:style-name="ce501" office:value-type="float" office:value="44270089">
            <text:p>44270089</text:p>
          </table:table-cell>
          <table:table-cell table:style-name="ce501" office:value-type="string">
            <text:p>DIČ:</text:p>
          </table:table-cell>
          <table:table-cell table:style-name="ce514" office:value-type="float" office:value="1080129094">
            <text:p>1080129094</text:p>
          </table:table-cell>
          <table:table-cell table:number-columns-repeated="1015"/>
        </table:table-row>
        <table:table-row table:style-name="ro3">
          <table:table-cell table:style-name="ce456" office:value-type="string" table:number-columns-spanned="3" table:number-rows-spanned="3">
            <text:p>Peňažný ústav, č. účtu dodávateľa</text:p>
          </table:table-cell>
          <table:covered-table-cell table:number-columns-repeated="2" table:style-name="ce466"/>
          <table:table-cell table:style-name="ce485" office:value-type="string" table:number-columns-spanned="2" table:number-rows-spanned="2">
            <text:p>VUB Dolný Kubín</text:p>
          </table:table-cell>
          <table:covered-table-cell table:style-name="ce490"/>
          <table:table-cell table:style-name="ce502" office:value-type="string" table:number-columns-spanned="4" table:number-rows-spanned="1">
            <text:p>Odoberateľ</text:p>
          </table:table-cell>
          <table:covered-table-cell table:number-columns-repeated="2" table:style-name="ce466"/>
          <table:covered-table-cell table:style-name="ce502"/>
          <table:table-cell table:number-columns-repeated="1015"/>
        </table:table-row>
        <table:table-row table:style-name="ro2">
          <table:covered-table-cell table:style-name="ce456"/>
          <table:covered-table-cell table:number-columns-repeated="2" table:style-name="ce466"/>
          <table:covered-table-cell table:style-name="ce486"/>
          <table:covered-table-cell table:style-name="ce491"/>
          <table:table-cell table:style-name="ce534" office:value-type="string" table:number-columns-spanned="4" table:number-rows-spanned="5">
            <text:p>Mesto Dolný Kubín</text:p>
            <text:p>Hviezdoslavov námestie 1651/2</text:p>
            <text:p>026 01 Dolný Kubín</text:p>
          </table:table-cell>
          <table:covered-table-cell table:number-columns-repeated="2" table:style-name="ce503"/>
          <table:covered-table-cell table:style-name="ce534"/>
          <table:table-cell table:number-columns-repeated="1015"/>
        </table:table-row>
        <table:table-row table:style-name="ro3">
          <table:covered-table-cell table:style-name="ce456"/>
          <table:covered-table-cell table:number-columns-repeated="2" table:style-name="ce466"/>
          <table:table-cell table:style-name="ce485" office:value-type="string" table:number-columns-spanned="2" table:number-rows-spanned="1">
            <text:p>2476246953/0200</text:p>
          </table:table-cell>
          <table:covered-table-cell table:style-name="ce492"/>
          <table:covered-table-cell table:number-columns-repeated="3" table:style-name="ce503"/>
          <table:covered-table-cell table:style-name="ce534"/>
          <table:table-cell table:number-columns-repeated="1015"/>
        </table:table-row>
        <table:table-row table:style-name="ro3">
          <table:table-cell table:style-name="ce456" office:value-type="string" table:number-columns-spanned="3" table:number-rows-spanned="1">
            <text:p>IČO dodávateľa</text:p>
          </table:table-cell>
          <table:covered-table-cell table:number-columns-repeated="2" table:style-name="ce466"/>
          <table:table-cell table:style-name="ce485" office:value-type="string" table:number-columns-spanned="2" table:number-rows-spanned="1">
            <text:p>44270089</text:p>
          </table:table-cell>
          <table:covered-table-cell table:style-name="ce492"/>
          <table:covered-table-cell table:number-columns-repeated="3" table:style-name="ce503"/>
          <table:covered-table-cell table:style-name="ce534"/>
          <table:table-cell table:number-columns-repeated="1015"/>
        </table:table-row>
        <table:table-row table:style-name="ro3">
          <table:table-cell table:style-name="ce456" office:value-type="string" table:number-columns-spanned="3" table:number-rows-spanned="1">
            <text:p>DIČ dodávateľa</text:p>
          </table:table-cell>
          <table:covered-table-cell table:number-columns-repeated="2" table:style-name="ce466"/>
          <table:table-cell table:style-name="ce485" office:value-type="string" table:number-columns-spanned="2" table:number-rows-spanned="1">
            <text:p>1080129094</text:p>
          </table:table-cell>
          <table:covered-table-cell table:style-name="ce492"/>
          <table:covered-table-cell table:number-columns-repeated="3" table:style-name="ce503"/>
          <table:covered-table-cell table:style-name="ce534"/>
          <table:table-cell table:number-columns-repeated="1015"/>
        </table:table-row>
        <table:table-row table:style-name="ro2">
          <table:table-cell table:style-name="ce456" office:value-type="string" table:number-columns-spanned="3" table:number-rows-spanned="1">
            <text:p>Objednávka číslo:</text:p>
          </table:table-cell>
          <table:covered-table-cell table:number-columns-repeated="2" table:style-name="ce466"/>
          <table:table-cell table:style-name="ce466" table:number-columns-spanned="2" table:number-rows-spanned="1"/>
          <table:covered-table-cell table:style-name="ce493"/>
          <table:covered-table-cell table:number-columns-repeated="3" table:style-name="ce503"/>
          <table:covered-table-cell table:style-name="ce534"/>
          <table:table-cell table:number-columns-repeated="1015"/>
        </table:table-row>
        <table:table-row table:style-name="ro2">
          <table:table-cell table:style-name="ce457" office:value-type="string" table:number-columns-spanned="3" table:number-rows-spanned="1">
            <text:p>Dodací list číslo:</text:p>
          </table:table-cell>
          <table:covered-table-cell table:number-columns-repeated="2" table:style-name="ce467"/>
          <table:table-cell table:style-name="ce467" table:number-columns-spanned="2" table:number-rows-spanned="1"/>
          <table:covered-table-cell table:style-name="ce494"/>
          <table:table-cell table:style-name="ce504" office:value-type="string">
            <text:p>IČO:</text:p>
          </table:table-cell>
          <table:table-cell table:style-name="ce504" office:value-type="float" office:value="314463">
            <text:p>314463</text:p>
          </table:table-cell>
          <table:table-cell table:style-name="ce504" office:value-type="string">
            <text:p>DIČ:</text:p>
          </table:table-cell>
          <table:table-cell table:style-name="ce541" office:value-type="float" office:value="2021339254">
            <text:p>2021339254</text:p>
          </table:table-cell>
          <table:table-cell table:number-columns-repeated="1015"/>
        </table:table-row>
        <table:table-row table:style-name="ro2">
          <table:table-cell table:style-name="ce458"/>
          <table:table-cell table:style-name="ce468" table:number-columns-repeated="7"/>
          <table:table-cell table:style-name="ce515"/>
          <table:table-cell table:number-columns-repeated="1015"/>
        </table:table-row>
        <table:table-row table:style-name="ro4">
          <table:table-cell table:style-name="ce459" office:value-type="string">
            <text:p>Por. č.:</text:p>
          </table:table-cell>
          <table:table-cell table:style-name="ce469" office:value-type="string" table:number-columns-spanned="2" table:number-rows-spanned="1">
            <text:p>Názov a druh tovaru / služby</text:p>
          </table:table-cell>
          <table:covered-table-cell table:style-name="ce469"/>
          <table:table-cell table:style-name="ce469" office:value-type="string" table:number-columns-spanned="2" table:number-rows-spanned="1">
            <text:p>Množstvo</text:p>
          </table:table-cell>
          <table:covered-table-cell table:style-name="ce495"/>
          <table:table-cell table:style-name="ce469" office:value-type="string">
            <text:p>Tech. jednotka</text:p>
          </table:table-cell>
          <table:table-cell table:style-name="ce469" office:value-type="string">
            <text:p>Cena za jednotku</text:p>
          </table:table-cell>
          <table:table-cell table:style-name="ce469" office:value-type="string">
            <text:p>Cena bez dane</text:p>
          </table:table-cell>
          <table:table-cell table:style-name="ce516" office:value-type="string">
            <text:p>DPH v %</text:p>
          </table:table-cell>
          <table:table-cell table:number-columns-repeated="1015"/>
        </table:table-row>
        <table:table-row table:style-name="ro2">
          <table:table-cell table:style-name="ce458"/>
          <table:table-cell table:style-name="ce468" table:number-columns-repeated="7"/>
          <table:table-cell table:style-name="ce517"/>
          <table:table-cell table:number-columns-repeated="1015"/>
        </table:table-row>
        <table:table-row table:style-name="ro5">
          <table:table-cell table:style-name="ce458"/>
          <table:table-cell table:style-name="ce468" table:number-columns-repeated="7"/>
          <table:table-cell table:style-name="ce518"/>
          <table:table-cell table:number-columns-repeated="1015"/>
        </table:table-row>
        <table:table-row table:style-name="ro2">
          <table:table-cell table:style-name="ce458"/>
          <table:table-cell table:style-name="ce471" table:number-columns-repeated="7"/>
          <table:table-cell table:style-name="ce518"/>
          <table:table-cell table:number-columns-repeated="1015"/>
        </table:table-row>
        <table:table-row table:style-name="ro2">
          <table:table-cell table:style-name="ce458"/>
          <table:table-cell table:style-name="ce472" office:value-type="string" table:number-columns-spanned="7" table:number-rows-spanned="2">
            <text:p>Fakturujem Vám opravu okapového systému na budove NDCR KOTVA 1, ul. M. R. Štefánika 1850 v Dolnom Kubíne v celkovej sume 142,40 EUR</text:p>
          </table:table-cell>
          <table:covered-table-cell table:number-columns-repeated="6" table:style-name="ce473"/>
          <table:table-cell table:style-name="ce518"/>
          <table:table-cell table:number-columns-repeated="1015"/>
        </table:table-row>
        <table:table-row table:style-name="ro6">
          <table:table-cell table:style-name="ce458"/>
          <table:covered-table-cell table:number-columns-repeated="7" table:style-name="ce473"/>
          <table:table-cell table:style-name="ce518"/>
          <table:table-cell table:number-columns-repeated="1015"/>
        </table:table-row>
        <table:table-row table:style-name="ro27">
          <table:table-cell table:style-name="ce527"/>
          <table:table-cell table:style-name="ce528"/>
          <table:table-cell table:style-name="ce508"/>
          <table:table-cell table:style-name="ce533" office:value-type="string">
            <text:p>množ.</text:p>
          </table:table-cell>
          <table:table-cell table:style-name="ce508"/>
          <table:table-cell table:style-name="ce508" office:value-type="string">
            <text:p>EUR/jedn.</text:p>
          </table:table-cell>
          <table:table-cell table:style-name="ce508"/>
          <table:table-cell table:style-name="ce537" office:value-type="string">
            <text:p>Spolu v EUR</text:p>
          </table:table-cell>
          <table:table-cell table:style-name="ce542"/>
          <table:table-cell table:style-name="ce545" table:number-columns-repeated="1015"/>
        </table:table-row>
        <table:table-row table:style-name="ro28">
          <table:table-cell table:style-name="ce458"/>
          <table:table-cell table:style-name="ce529" office:value-type="string">
            <text:p>montáž a demontaž lisované kolená priem. 120</text:p>
          </table:table-cell>
          <table:table-cell table:style-name="ce174"/>
          <table:table-cell table:style-name="ce174" office:value-type="float" office:value="4">
            <text:p>4</text:p>
          </table:table-cell>
          <table:table-cell table:style-name="ce174" office:value-type="string">
            <text:p>ks</text:p>
          </table:table-cell>
          <table:table-cell table:style-name="ce535" office:value-type="float" office:value="20">
            <text:p>20,00</text:p>
          </table:table-cell>
          <table:table-cell table:style-name="ce174"/>
          <table:table-cell table:style-name="ce538" table:formula="of:=[.D22]*[.F22]" office:value-type="float" office:value="80">
            <text:p>80,00</text:p>
          </table:table-cell>
          <table:table-cell table:style-name="ce543"/>
          <table:table-cell table:number-columns-repeated="1015"/>
        </table:table-row>
        <table:table-row table:style-name="ro2">
          <table:table-cell table:style-name="ce458"/>
          <table:table-cell table:style-name="ce530" office:value-type="string">
            <text:p>lisované kolená</text:p>
          </table:table-cell>
          <table:table-cell table:style-name="ce176"/>
          <table:table-cell table:style-name="ce176" office:value-type="float" office:value="8">
            <text:p>8</text:p>
          </table:table-cell>
          <table:table-cell table:style-name="ce176" office:value-type="string">
            <text:p>ks</text:p>
          </table:table-cell>
          <table:table-cell table:style-name="ce536" office:value-type="float" office:value="7.8">
            <text:p>7,80</text:p>
          </table:table-cell>
          <table:table-cell table:style-name="ce176"/>
          <table:table-cell table:style-name="ce539" table:formula="of:=[.D23]*[.F23]" office:value-type="float" office:value="62.4">
            <text:p>62,40</text:p>
          </table:table-cell>
          <table:table-cell table:style-name="ce543"/>
          <table:table-cell table:number-columns-repeated="1015"/>
        </table:table-row>
        <table:table-row table:style-name="ro2">
          <table:table-cell table:style-name="ce458"/>
          <table:table-cell table:style-name="ce172"/>
          <table:table-cell table:style-name="ce176" table:number-columns-repeated="5"/>
          <table:table-cell table:style-name="ce192"/>
          <table:table-cell table:style-name="ce543"/>
          <table:table-cell table:number-columns-repeated="1015"/>
        </table:table-row>
        <table:table-row table:style-name="ro2">
          <table:table-cell table:style-name="ce458"/>
          <table:table-cell table:style-name="ce531" office:value-type="string">
            <text:p>SPOLU</text:p>
          </table:table-cell>
          <table:table-cell table:style-name="ce532" table:number-columns-repeated="5"/>
          <table:table-cell table:style-name="ce540" table:formula="of:=SUM([.H22:.H24])" office:value-type="float" office:value="142.4">
            <text:p>142,40</text:p>
          </table:table-cell>
          <table:table-cell table:style-name="ce544"/>
          <table:table-cell table:style-name="ce546"/>
          <table:table-cell table:number-columns-repeated="1014"/>
        </table:table-row>
        <table:table-row table:style-name="ro2">
          <table:table-cell table:style-name="ce458"/>
          <table:table-cell table:style-name="ce468" table:number-columns-repeated="4"/>
          <table:table-cell table:style-name="ce505" table:number-columns-spanned="2" table:number-rows-spanned="1"/>
          <table:covered-table-cell table:style-name="ce510"/>
          <table:table-cell table:style-name="ce468"/>
          <table:table-cell table:style-name="ce515"/>
          <table:table-cell table:number-columns-repeated="1015"/>
        </table:table-row>
        <table:table-row table:style-name="ro2">
          <table:table-cell table:style-name="ce458"/>
          <table:table-cell table:style-name="ce475" office:value-type="string">
            <text:p>NEPLATCA DPH</text:p>
          </table:table-cell>
          <table:table-cell table:style-name="ce480"/>
          <table:table-cell table:style-name="ce468" table:number-columns-repeated="5"/>
          <table:table-cell table:style-name="ce515"/>
          <table:table-cell table:number-columns-repeated="1015"/>
        </table:table-row>
        <table:table-row table:style-name="ro2">
          <table:table-cell table:style-name="ce458"/>
          <table:table-cell table:style-name="ce476" office:value-type="string">
            <text:p>DPH</text:p>
          </table:table-cell>
          <table:table-cell table:style-name="ce476" office:value-type="string">
            <text:p>–</text:p>
          </table:table-cell>
          <table:table-cell table:style-name="ce468" table:number-columns-repeated="5"/>
          <table:table-cell table:style-name="ce515"/>
          <table:table-cell table:number-columns-repeated="1015"/>
        </table:table-row>
        <table:table-row table:style-name="ro2">
          <table:table-cell table:style-name="ce458"/>
          <table:table-cell table:style-name="ce468" table:number-columns-repeated="4"/>
          <table:table-cell table:style-name="ce506" table:number-columns-spanned="2" table:number-rows-spanned="1"/>
          <table:covered-table-cell table:style-name="ce487"/>
          <table:table-cell table:style-name="ce468"/>
          <table:table-cell table:style-name="ce515"/>
          <table:table-cell table:number-columns-repeated="1015"/>
        </table:table-row>
        <table:table-row table:style-name="ro2">
          <table:table-cell table:style-name="ce460" table:number-columns-spanned="3" table:number-rows-spanned="1"/>
          <table:covered-table-cell table:number-columns-repeated="2" table:style-name="ce477"/>
          <table:table-cell table:style-name="ce487"/>
          <table:table-cell table:style-name="ce468" table:number-columns-repeated="4"/>
          <table:table-cell table:style-name="ce515"/>
          <table:table-cell table:number-columns-repeated="1015"/>
        </table:table-row>
        <table:table-row table:style-name="ro9">
          <table:table-cell table:style-name="ce461"/>
          <table:table-cell table:style-name="ce478" table:number-columns-repeated="3"/>
          <table:table-cell table:style-name="ce496" office:value-type="string" table:number-columns-spanned="3" table:number-rows-spanned="1">
            <text:p>CELKOVÁ faktúrovaná suma</text:p>
          </table:table-cell>
          <table:covered-table-cell table:number-columns-repeated="2" table:style-name="ce496"/>
          <table:table-cell table:style-name="ce511" office:value-type="string" table:number-columns-spanned="2" table:number-rows-spanned="1">
            <text:p>142,40 EUR</text:p>
          </table:table-cell>
          <table:covered-table-cell table:style-name="ce519"/>
          <table:table-cell table:number-columns-repeated="1015"/>
        </table:table-row>
        <table:table-row table:style-name="ro2" table:number-rows-repeated="2">
          <table:table-cell table:style-name="ce458"/>
          <table:table-cell table:style-name="ce468" table:number-columns-repeated="7"/>
          <table:table-cell table:style-name="ce515"/>
          <table:table-cell table:number-columns-repeated="1015"/>
        </table:table-row>
        <table:table-row table:style-name="ro2">
          <table:table-cell table:style-name="ce458" office:value-type="string">
            <text:p>Faktúra slúži zároveň aj ako dodací list</text:p>
          </table:table-cell>
          <table:table-cell table:style-name="ce468" table:number-columns-repeated="7"/>
          <table:table-cell table:style-name="ce515"/>
          <table:table-cell table:number-columns-repeated="1015"/>
        </table:table-row>
        <table:table-row table:style-name="ro2">
          <table:table-cell table:style-name="ce462" office:value-type="string">
            <text:p>Faktúru vystavil: M. Meravý</text:p>
          </table:table-cell>
          <table:table-cell table:style-name="ce479" table:number-columns-repeated="3"/>
          <table:table-cell table:style-name="ce497" office:value-type="string">
            <text:p>Pečiatka a podpis:</text:p>
          </table:table-cell>
          <table:table-cell table:style-name="ce479" table:number-columns-repeated="3"/>
          <table:table-cell table:style-name="ce520"/>
          <table:table-cell table:number-columns-repeated="1015"/>
        </table:table-row>
        <table:table-row table:style-name="ro2" table:number-rows-repeated="4">
          <table:table-cell table:style-name="ce11" table:number-columns-repeated="9"/>
          <table:table-cell table:number-columns-repeated="1015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 CE" svg:font-family="'Arial C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k" fo:country="S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number-style style:name="N8000" number:language="sk" number:country="SK">
      <number:number number:min-integer-digits="1"/>
    </number:number-style>
    <number:currency-style style:name="N108">
      <number:number number:decimal-places="2" number:min-integer-digits="1" number:grouping="true"/>
      <number:text> </number:text>
      <number:currency-symbol number:language="ar" number:country="SA">€</number:currency-symbol>
    </number:currency-style>
    <number:date-style style:name="N109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10P0" style:volatile="true">
      <number:day number:style="long"/>
      <number:text>.</number:text>
      <number:month number:style="long"/>
      <number:text>.</number:text>
      <number:year/>
    </number:date-style>
    <number:text-style style:name="N110">
      <number:text-content/>
      <style:map style:condition="value()&gt;=0" style:apply-style-name="N110P0"/>
    </number:text-style>
    <number:number-style style:name="N111">
      <number:number number:decimal-places="2" number:min-integer-digits="1" number:grouping="true"/>
      <number:text>     </number:text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12P0"/>
    </number:currency-style>
    <number:number-style style:name="N8107P0" style:volatile="true" number:language="sk" number:country="SK">
      <number:number number:decimal-places="0" number:min-integer-digits="1" number:grouping="true"/>
      <number:text> Sk</number:text>
    </number:number-style>
    <number:number-style style:name="N8107" number:language="sk" number:country="SK">
      <number:text>-</number:text>
      <number:number number:decimal-places="0" number:min-integer-digits="1" number:grouping="true"/>
      <number:text> Sk</number:text>
      <style:map style:condition="value()&gt;=0" style:apply-style-name="N8107P0"/>
    </number:number-style>
    <number:number-style style:name="N8108P0" style:volatile="true" number:language="sk" number:country="SK">
      <number:number number:decimal-places="0" number:min-integer-digits="1" number:grouping="true"/>
      <number:text> Sk</number:text>
    </number:number-style>
    <number:number-style style:name="N8108" number:language="sk" number:country="SK">
      <style:text-properties fo:color="#ff0000"/>
      <number:text>-</number:text>
      <number:number number:decimal-places="0" number:min-integer-digits="1" number:grouping="true"/>
      <number:text> Sk</number:text>
      <style:map style:condition="value()&gt;=0" style:apply-style-name="N8108P0"/>
    </number:number-style>
    <number:number-style style:name="N8110P0" style:volatile="true" number:language="sk" number:country="SK">
      <number:number number:decimal-places="2" number:min-integer-digits="1" number:grouping="true"/>
      <number:text> Sk</number:text>
    </number:number-style>
    <number:number-style style:name="N8110" number:language="sk" number:country="SK">
      <number:text>-</number:text>
      <number:number number:decimal-places="2" number:min-integer-digits="1" number:grouping="true"/>
      <number:text> Sk</number:text>
      <style:map style:condition="value()&gt;=0" style:apply-style-name="N8110P0"/>
    </number:number-style>
    <number:number-style style:name="N8111P0" style:volatile="true" number:language="sk" number:country="SK">
      <number:number number:decimal-places="2" number:min-integer-digits="1" number:grouping="true"/>
      <number:text> Sk</number:text>
    </number:number-style>
    <number:number-style style:name="N8111" number:language="sk" number:country="SK">
      <style:text-properties fo:color="#ff0000"/>
      <number:text>-</number:text>
      <number:number number:decimal-places="2" number:min-integer-digits="1" number:grouping="true"/>
      <number:text> Sk</number:text>
      <style:map style:condition="value()&gt;=0" style:apply-style-name="N8111P0"/>
    </number:number-style>
    <number:date-style style:name="N8112" number:language="sk" number:country="SK">
      <number:day/>
      <number:text>.</number:text>
      <number:month/>
      <number:text>.</number:text>
      <number:year number:style="long"/>
    </number:date-style>
    <number:date-style style:name="N8113" number:language="sk" number:country="SK">
      <number:day/>
      <number:text>.</number:text>
      <number:month number:textual="true"/>
      <number:text>.</number:text>
      <number:year/>
    </number:date-style>
    <number:date-style style:name="N8114" number:language="sk" number:country="SK">
      <number:day/>
      <number:text>.</number:text>
      <number:month number:textual="true"/>
    </number:date-style>
    <number:date-style style:name="N8115" number:language="sk" number:country="SK">
      <number:month number:textual="true"/>
      <number:text>.</number:text>
      <number:year/>
    </number:date-style>
    <number:time-style style:name="N8116" number:language="sk" number:country="SK">
      <number:hours/>
      <number:text>:</number:text>
      <number:minutes number:style="long"/>
      <number:text> </number:text>
      <number:am-pm/>
    </number:time-style>
    <number:time-style style:name="N8117" number:language="sk" number:country="SK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8" number:language="sk" number:country="SK">
      <number:hours/>
      <number:text>:</number:text>
      <number:minutes number:style="long"/>
    </number:time-style>
    <number:time-style style:name="N8119" number:language="sk" number:country="SK">
      <number:hours/>
      <number:text>:</number:text>
      <number:minutes number:style="long"/>
      <number:text>:</number:text>
      <number:seconds number:style="long"/>
    </number:time-style>
    <number:date-style style:name="N8120" number:language="sk" number:country="SK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2P0" style:volatile="true" number:language="sk" number:country="SK">
      <number:number number:decimal-places="0" number:min-integer-digits="1" number:grouping="true"/>
      <number:text>     </number:text>
    </number:number-style>
    <number:number-style style:name="N8122" number:language="sk" number:country="SK">
      <number:text>-</number:text>
      <number:number number:decimal-places="0" number:min-integer-digits="1" number:grouping="true"/>
      <number:text>     </number:text>
      <style:map style:condition="value()&gt;=0" style:apply-style-name="N8122P0"/>
    </number:number-style>
    <number:number-style style:name="N8123P0" style:volatile="true" number:language="sk" number:country="SK">
      <number:number number:decimal-places="0" number:min-integer-digits="1" number:grouping="true"/>
      <number:text>     </number:text>
    </number:number-style>
    <number:number-style style:name="N8123" number:language="sk" number:country="SK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23P0"/>
    </number:number-style>
    <number:number-style style:name="N8125P0" style:volatile="true" number:language="sk" number:country="SK">
      <number:number number:decimal-places="2" number:min-integer-digits="1" number:grouping="true"/>
      <number:text>     </number:text>
    </number:number-style>
    <number:number-style style:name="N8125" number:language="sk" number:country="SK">
      <number:text>-</number:text>
      <number:number number:decimal-places="2" number:min-integer-digits="1" number:grouping="true"/>
      <number:text>     </number:text>
      <style:map style:condition="value()&gt;=0" style:apply-style-name="N8125P0"/>
    </number:number-style>
    <number:number-style style:name="N8126P0" style:volatile="true" number:language="sk" number:country="SK">
      <number:number number:decimal-places="2" number:min-integer-digits="1" number:grouping="true"/>
      <number:text>     </number:text>
    </number:number-style>
    <number:number-style style:name="N8126" number:language="sk" number:country="SK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26P0"/>
    </number:number-style>
    <number:number-style style:name="N8130P0" style:volatile="true" number:language="sk" number:country="SK">
      <number:text> </number:text>
      <number:number number:decimal-places="0" number:min-integer-digits="1" number:grouping="true"/>
      <number:text>      </number:text>
    </number:number-style>
    <number:number-style style:name="N8130P1" style:volatile="true" number:language="sk" number:country="SK">
      <number:text>-</number:text>
      <number:number number:decimal-places="0" number:min-integer-digits="1" number:grouping="true"/>
      <number:text>      </number:text>
    </number:number-style>
    <number:number-style style:name="N8130P2" style:volatile="true" number:language="sk" number:country="SK">
      <number:text> -      </number:text>
    </number:number-style>
    <number:text-style style:name="N8130" number:language="sk" number:country="SK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sk" number:country="SK">
      <number:text> </number:text>
      <number:number number:decimal-places="0" number:min-integer-digits="1" number:grouping="true"/>
      <number:text> Sk </number:text>
    </number:number-style>
    <number:number-style style:name="N8134P1" style:volatile="true" number:language="sk" number:country="SK">
      <number:text>-</number:text>
      <number:number number:decimal-places="0" number:min-integer-digits="1" number:grouping="true"/>
      <number:text> Sk </number:text>
    </number:number-style>
    <number:number-style style:name="N8134P2" style:volatile="true" number:language="sk" number:country="SK">
      <number:text> - Sk </number:text>
    </number:number-style>
    <number:text-style style:name="N8134" number:language="sk" number:country="SK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sk" number:country="SK">
      <number:text> </number:text>
      <number:number number:decimal-places="2" number:min-integer-digits="1" number:grouping="true"/>
      <number:text>      </number:text>
    </number:number-style>
    <number:number-style style:name="N8138P1" style:volatile="true" number:language="sk" number:country="SK">
      <number:text>-</number:text>
      <number:number number:decimal-places="2" number:min-integer-digits="1" number:grouping="true"/>
      <number:text>      </number:text>
    </number:number-style>
    <number:number-style style:name="N8138P2" style:volatile="true" number:language="sk" number:country="SK">
      <number:text> -</number:text>
      <number:number number:decimal-places="0" number:min-integer-digits="0"/>
      <number:text>      </number:text>
    </number:number-style>
    <number:text-style style:name="N8138" number:language="sk" number:country="SK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number-style style:name="N8142P0" style:volatile="true" number:language="sk" number:country="SK">
      <number:text> </number:text>
      <number:number number:decimal-places="2" number:min-integer-digits="1" number:grouping="true"/>
      <number:text> Sk </number:text>
    </number:number-style>
    <number:number-style style:name="N8142P1" style:volatile="true" number:language="sk" number:country="SK">
      <number:text>-</number:text>
      <number:number number:decimal-places="2" number:min-integer-digits="1" number:grouping="true"/>
      <number:text> Sk </number:text>
    </number:number-style>
    <number:number-style style:name="N8142P2" style:volatile="true" number:language="sk" number:country="SK">
      <number:text> -</number:text>
      <number:number number:decimal-places="0" number:min-integer-digits="0"/>
      <number:text> Sk </number:text>
    </number:number-style>
    <number:text-style style:name="N8142" number:language="sk" number:country="SK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time-style style:name="N8143" number:language="sk" number:country="SK">
      <number:minutes number:style="long"/>
      <number:text>:</number:text>
      <number:seconds number:style="long"/>
    </number:time-style>
    <number:time-style style:name="N8144" number:language="sk" number:country="SK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5" number:language="sk" number:country="SK">
      <number:minutes number:style="long"/>
      <number:text>:</number:text>
      <number:seconds number:style="long" number:decimal-places="1"/>
    </number:time-style>
    <number:number-style style:name="N8146" number:language="sk" number:country="SK">
      <number:scientific-number number:decimal-places="1" number:min-integer-digits="3" number:min-exponent-digits="1"/>
    </number:number-style>
    <number:currency-style style:name="N8148P0" style:volatile="true" number:language="sk" number:country="SK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8148" number:language="sk" number:country="SK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814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083cm" fo:margin-bottom="1.905cm" fo:margin-left="0.432cm" fo:margin-right="0.356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cm" fo:margin-bottom="1.9cm" fo:margin-left="0.6cm" fo:margin-right="0.4cm" style:print-page-order="ttb" style:first-page-number="continue" style:scale-to="85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1.9cm" fo:margin-bottom="1.9cm" fo:margin-left="0.7cm" fo:margin-right="0.4cm" style:print-page-order="ttb" style:first-page-number="continue" style:scale-to="95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1.001cm" fo:page-height="29.7cm" style:num-format="1" style:print-orientation="portrait" fo:margin-top="1.9cm" fo:margin-bottom="1.9cm" fo:margin-left="1.118cm" fo:margin-right="1.799cm" style:print-page-order="ttb" style:first-page-number="continue" style:scale-to="9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7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8">
      <style:page-layout-properties fo:page-width="21.001cm" fo:page-height="29.7cm" style:num-format="1" style:print-orientation="portrait" fo:margin-top="1.9cm" fo:margin-bottom="1.9cm" fo:margin-left="0.9cm" fo:margin-right="1.799cm" style:print-page-order="ttb" style:first-page-number="continue" style:scale-to="9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9">
      <style:page-layout-properties fo:page-width="21.001cm" fo:page-height="29.7cm" style:num-format="1" style:print-orientation="portrait" fo:margin-top="1.9cm" fo:margin-bottom="1.9cm" fo:margin-left="1.397cm" fo:margin-right="1.295cm" style:print-page-order="ttb" style:first-page-number="continue" style:scale-to="9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10">
      <style:page-layout-properties fo:page-width="21.001cm" fo:page-height="29.7cm" style:num-format="1" style:print-orientation="portrait" fo:margin-top="1.9cm" fo:margin-bottom="1.9cm" fo:margin-left="0.737cm" fo:margin-right="1.799cm" style:print-page-order="ttb" style:first-page-number="continue" style:scale-to="9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11">
      <style:page-layout-properties fo:page-width="21.001cm" fo:page-height="29.7cm" style:num-format="1" style:print-orientation="portrait" fo:margin-top="1.9cm" fo:margin-bottom="1.9cm" fo:margin-left="0.499cm" fo:margin-right="0.7cm" style:print-page-order="ttb" style:first-page-number="continue" style:scale-to="95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8.03.2018</text:date>, <text:time>19:40:39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  <style:master-page style:name="PageStyle_5f_faktura" style:display-name="PageStyle_faktur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ijmovy_20_pokladnicny" style:display-name="PageStyle_prijmovy pokladnic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ydavkovy_20_pokladnicny" style:display-name="PageStyle_vydavkovy pokladnicny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aktura_20_012013" style:display-name="PageStyle_faktura 0120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faktura_20_22013" style:display-name="PageStyle_faktura 220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prijmovy_20_FA_20_22013" style:display-name="PageStyle_prijmovy FA 2201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FA_20_12013_20_Halasa" style:display-name="PageStyle_FA 12013 Halasa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ktura32013" style:display-name="PageStyle_faktura3201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faktura_20_42013" style:display-name="PageStyle_faktura 42013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faktura_20_52013" style:display-name="PageStyle_faktura 52013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8-03-08T19:39:46.31</meta:print-date>
    <dc:date>2018-03-08T19:40:39.03</dc:date>
    <meta:generator>OpenOffice/4.1.3$Win32 OpenOffice.org_project/413m1$Build-9783</meta:generator>
    <meta:editing-duration>PT9M5S</meta:editing-duration>
    <meta:editing-cycles>1</meta:editing-cycles>
    <meta:document-statistic meta:table-count="10" meta:cell-count="619" meta:object-count="0"/>
  </office:meta>
</office:document-meta>
</file>